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563C1" style:text-underline-style="solid" style:text-underline-type="single"/>
    </style:style>
    <style:style style:name="ce3" style:family="table-cell" style:parent-style-name="Default" style:data-style-name="N2"/>
    <style:style style:name="co1" style:family="table-column">
      <style:table-column-properties fo:break-before="auto" style:column-width="1.74625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6.13833333333333cm"/>
    </style:style>
    <style:style style:name="co4" style:family="table-column">
      <style:table-column-properties fo:break-before="auto" style:column-width="1.21708333333333cm"/>
    </style:style>
    <style:style style:name="co5" style:family="table-column">
      <style:table-column-properties fo:break-before="auto" style:column-width="2.09020833333333cm" style:use-optimal-column-width="true"/>
    </style:style>
    <style:style style:name="co6" style:family="table-column">
      <style:table-column-properties fo:break-before="auto" style:column-width="1.190625cm" style:use-optimal-column-width="true"/>
    </style:style>
    <style:style style:name="co7" style:family="table-column">
      <style:table-column-properties fo:break-before="auto" style:column-width="2.2225cm" style:use-optimal-column-width="true"/>
    </style:style>
    <style:style style:name="co8" style:family="table-column">
      <style:table-column-properties fo:break-before="auto" style:column-width="1.190625cm"/>
    </style:style>
    <style:style style:name="co9" style:family="table-column">
      <style:table-column-properties fo:break-before="auto" style:column-width="2.19604166666667cm" style:use-optimal-column-width="true"/>
    </style:style>
    <style:style style:name="co10" style:family="table-column">
      <style:table-column-properties fo:break-before="auto" style:column-width="0.661458333333333cm"/>
    </style:style>
    <style:style style:name="co11" style:family="table-column">
      <style:table-column-properties fo:break-before="auto" style:column-width="0.714375cm"/>
    </style:style>
    <style:style style:name="co12" style:family="table-column">
      <style:table-column-properties fo:break-before="auto" style:column-width="1.32291666666667cm"/>
    </style:style>
    <style:style style:name="co13" style:family="table-column">
      <style:table-column-properties fo:break-before="auto" style:column-width="1.45520833333333cm"/>
    </style:style>
    <style:style style:name="co14" style:family="table-column">
      <style:table-column-properties fo:break-before="auto" style:column-width="1.69333333333333cm" style:use-optimal-column-width="true"/>
    </style:style>
    <style:style style:name="co15" style:family="table-column">
      <style:table-column-properties fo:break-before="auto" style:column-width="0.502708333333333cm"/>
    </style:style>
    <style:style style:name="co16" style:family="table-column">
      <style:table-column-properties fo:break-before="auto" style:column-width="1.69333333333333cm"/>
    </style:style>
    <style:style style:name="co17" style:family="table-column">
      <style:table-column-properties fo:break-before="auto" style:column-width="5.318125cm"/>
    </style:style>
    <style:style style:name="co18" style:family="table-column">
      <style:table-column-properties fo:break-before="auto" style:column-width="11.90625cm" style:use-optimal-column-width="true"/>
    </style:style>
    <style:style style:name="co19" style:family="table-column">
      <style:table-column-properties fo:break-before="auto" style:column-width="4.94770833333333cm"/>
    </style:style>
    <style:style style:name="co20" style:family="table-column">
      <style:table-column-properties fo:break-before="auto" style:column-width="5.58270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ll_Par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3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70" table:default-cell-style-name="ce1"/>
        <table:table-row table:style-name="ro1">
          <table:table-cell office:value-type="string" table:style-name="ce1">
            <text:p>CAD/USD</text:p>
          </table:table-cell>
          <table:table-cell office:value-type="float" office:value="1.38" table:style-name="ce1">
            <text:p>1.38</text:p>
          </table:table-cell>
          <table:table-cell office:value-type="string" table:style-name="ce1">
            <text:p>CAD/USD from MasterCard through AliExpresss and Digilent USD charges 201706</text:p>
          </table:table-cell>
          <table:table-cell table:number-columns-repeated="5" table:style-name="ce1"/>
          <table:table-cell table:style-name="ce3"/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1.282051282051282E-2" table:formula="of:=1/78" table:style-name="ce1">
            <text:p>0.012820513</text:p>
          </table:table-cell>
          <table:table-cell office:value-type="string" table:style-name="ce1">
            <text:p>CAD/NRS 20170924</text:p>
          </table:table-cell>
          <table:table-cell table:number-columns-repeated="5" table:style-name="ce1"/>
          <table:table-cell table:style-name="ce3"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it</text:p>
          </table:table-cell>
          <table:table-cell office:value-type="string" table:style-name="ce1">
            <text:p>Store</text:p>
          </table:table-cell>
          <table:table-cell office:value-type="string" table:style-name="ce1">
            <text:p>Desctription<text:s/></text:p>
          </table:table-cell>
          <table:table-cell office:value-type="string" table:style-name="ce1">
            <text:p>Unit</text:p>
          </table:table-cell>
          <table:table-cell office:value-type="string" table:style-name="ce1">
            <text:p>Unit Cost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Total Cost</text:p>
          </table:table-cell>
          <table:table-cell office:value-type="string" table:style-name="ce1">
            <text:p>Currency</text:p>
          </table:table-cell>
          <table:table-cell office:value-type="string" table:style-name="ce3">
            <text:p>Total CAD</text:p>
          </table:table-cell>
          <table:table-cell office:value-type="string" table:style-name="ce1">
            <text:p>Ordered</text:p>
          </table:table-cell>
          <table:table-cell office:value-type="string" table:style-name="ce1">
            <text:p>Received</text:p>
          </table:table-cell>
          <table:table-cell office:value-type="string" table:style-name="ce1">
            <text:p>Mass (g)</text:p>
          </table:table-cell>
          <table:table-cell office:value-type="string" table:style-name="ce1">
            <text:p>Website</text:p>
          </table:table-cell>
          <table:table-cell office:value-type="string" table:style-name="ce1">
            <text:p>Activity 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Push Button</text:p>
          </table:table-cell>
          <table:table-cell office:value-type="float" office:value="100" table:style-name="ce1">
            <text:p>100</text:p>
          </table:table-cell>
          <table:table-cell office:value-type="float" office:value="1.6" table:style-name="ce1">
            <text:p>1.6</text:p>
          </table:table-cell>
          <table:table-cell office:value-type="float" office:value="1" table:style-name="ce1">
            <text:p>1</text:p>
          </table:table-cell>
          <table:table-cell office:value-type="float" office:value="1.6" table:formula="of:=[.F5]*[.E5]" table:style-name="ce1">
            <text:p>1.6</text:p>
          </table:table-cell>
          <table:table-cell office:value-type="string" table:style-name="ce1">
            <text:p>USD</text:p>
          </table:table-cell>
          <table:table-cell office:value-type="float" office:value="2.2079999999999997" table:formula="of:=IF([.H5]=&quot;USD&quot;; [.G5]*[.$B$1];IF([.H5]=&quot;NRS&quot;; [.G5]*[.$B$2];[.G5]))" table:style-name="ce3">
            <text:p>2.2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https://www.aliexpress.com/item/Free-Shipping-100PCS-2-pins-6-6-5-mm-Switch-Tactile-Push-Button-Switches-6x6x5mm/1393753898.html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Temp Sensor TMP36</text:p>
          </table:table-cell>
          <table:table-cell office:value-type="float" office:value="10" table:style-name="ce1">
            <text:p>10</text:p>
          </table:table-cell>
          <table:table-cell office:value-type="float" office:value="7.5" table:style-name="ce1">
            <text:p>7.5</text:p>
          </table:table-cell>
          <table:table-cell office:value-type="float" office:value="1" table:style-name="ce1">
            <text:p>1</text:p>
          </table:table-cell>
          <table:table-cell office:value-type="float" office:value="7.5" table:formula="of:=[.F6]*[.E6]" table:style-name="ce1">
            <text:p>7.5</text:p>
          </table:table-cell>
          <table:table-cell office:value-type="string" table:style-name="ce1">
            <text:p>USD</text:p>
          </table:table-cell>
          <table:table-cell office:value-type="float" office:value="10.35" table:formula="of:=IF([.H6]=&quot;USD&quot;; [.G6]*[.$B$1];IF([.H6]=&quot;NRS&quot;; [.G6]*[.$B$2];[.G6]))" table:style-name="ce3">
            <text:p>10.35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ttps://www.aliexpress.com/item/FREE-SHIPPING-10PCS-TMP36-TMP36GT9-TMP36GT9Z-ADI-TO92-100-new-and-original/32419940830.html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LCD Display 16x2</text:p>
          </table:table-cell>
          <table:table-cell office:value-type="float" office:value="1" table:style-name="ce1">
            <text:p>1</text:p>
          </table:table-cell>
          <table:table-cell office:value-type="float" office:value="1.84" table:style-name="ce1">
            <text:p>1.84</text:p>
          </table:table-cell>
          <table:table-cell office:value-type="float" office:value="10" table:style-name="ce1">
            <text:p>10</text:p>
          </table:table-cell>
          <table:table-cell office:value-type="float" office:value="18.400000000000002" table:formula="of:=[.F7]*[.E7]" table:style-name="ce1">
            <text:p>18.4</text:p>
          </table:table-cell>
          <table:table-cell office:value-type="string" table:style-name="ce1">
            <text:p>USD</text:p>
          </table:table-cell>
          <table:table-cell office:value-type="float" office:value="25.391999999999999" table:formula="of:=IF([.H7]=&quot;USD&quot;; [.G7]*[.$B$1];IF([.H7]=&quot;NRS&quot;; [.G7]*[.$B$2];[.G7]))" table:style-name="ce3">
            <text:p>25.39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316" table:style-name="ce1">
            <text:p>316</text:p>
          </table:table-cell>
          <table:table-cell office:value-type="string" table:style-name="ce1">
            <text:p>https://www.aliexpress.com/item/For-Raspberry-PI-Display-LCD-16x2-HD44780-LCD-16X2-Display-Module-LCD-1602-For-Arduino-Character/32578260849.html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Potentiometer 10k</text:p>
          </table:table-cell>
          <table:table-cell office:value-type="float" office:value="10" table:style-name="ce1">
            <text:p>10</text:p>
          </table:table-cell>
          <table:table-cell office:value-type="float" office:value="2.75" table:style-name="ce1">
            <text:p>2.75</text:p>
          </table:table-cell>
          <table:table-cell office:value-type="float" office:value="1" table:style-name="ce1">
            <text:p>1</text:p>
          </table:table-cell>
          <table:table-cell office:value-type="float" office:value="2.75" table:formula="of:=[.F8]*[.E8]" table:style-name="ce1">
            <text:p>2.75</text:p>
          </table:table-cell>
          <table:table-cell office:value-type="string" table:style-name="ce1">
            <text:p>USD</text:p>
          </table:table-cell>
          <table:table-cell office:value-type="float" office:value="3.7949999999999999" table:formula="of:=IF([.H8]=&quot;USD&quot;; [.G8]*[.$B$1];IF([.H8]=&quot;NRS&quot;; [.G8]*[.$B$2];[.G8]))" table:style-name="ce3">
            <text:p>3.8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https://www.aliexpress.com/item/10PC-Lot-B10K-Single-Linear-Pot-Potentiometer-10K-15mm-Shaft-with-Nuts-Shims-YXSMDZ142/32238712661.html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LED RGB Common Cathode</text:p>
          </table:table-cell>
          <table:table-cell office:value-type="float" office:value="100" table:style-name="ce1">
            <text:p>100</text:p>
          </table:table-cell>
          <table:table-cell office:value-type="float" office:value="2.99" table:style-name="ce1">
            <text:p>2.99</text:p>
          </table:table-cell>
          <table:table-cell office:value-type="float" office:value="1" table:style-name="ce1">
            <text:p>1</text:p>
          </table:table-cell>
          <table:table-cell office:value-type="float" office:value="2.99" table:formula="of:=[.F9]*[.E9]" table:style-name="ce1">
            <text:p>2.99</text:p>
          </table:table-cell>
          <table:table-cell office:value-type="string" table:style-name="ce1">
            <text:p>USD</text:p>
          </table:table-cell>
          <table:table-cell office:value-type="float" office:value="4.1261999999999999" table:formula="of:=IF([.H9]=&quot;USD&quot;; [.G9]*[.$B$1];IF([.H9]=&quot;NRS&quot;; [.G9]*[.$B$2];[.G9]))" table:style-name="ce3">
            <text:p>4.1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https://www.aliexpress.com/item/Free-shipping-100pcs-lot-5mm-RGB-LED-Common-Cathode-4-Pins-Tri-Color-Emitting-Diodes-f5/1895359267.html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LED Assorted 3mm 5mm</text:p>
          </table:table-cell>
          <table:table-cell office:value-type="float" office:value="200" table:style-name="ce1">
            <text:p>200</text:p>
          </table:table-cell>
          <table:table-cell office:value-type="float" office:value="3.03" table:style-name="ce1">
            <text:p>3.03</text:p>
          </table:table-cell>
          <table:table-cell office:value-type="float" office:value="1" table:style-name="ce1">
            <text:p>1</text:p>
          </table:table-cell>
          <table:table-cell office:value-type="float" office:value="3.03" table:formula="of:=[.F10]*[.E10]" table:style-name="ce1">
            <text:p>3.03</text:p>
          </table:table-cell>
          <table:table-cell office:value-type="string" table:style-name="ce1">
            <text:p>USD</text:p>
          </table:table-cell>
          <table:table-cell office:value-type="float" office:value="4.1813999999999991" table:formula="of:=IF([.H10]=&quot;USD&quot;; [.G10]*[.$B$1];IF([.H10]=&quot;NRS&quot;; [.G10]*[.$B$2];[.G10]))" table:style-name="ce3">
            <text:p>4.18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https://www.aliexpress.com/item/J34-Free-Shipping-1-set-200Pcs-3mm-5mm-LED-Light-White-Yellow-Red-Blue-Green-Assortment/32655072420.html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Piezo Buzzer 5V 12mm</text:p>
          </table:table-cell>
          <table:table-cell office:value-type="float" office:value="10" table:style-name="ce1">
            <text:p>10</text:p>
          </table:table-cell>
          <table:table-cell office:value-type="float" office:value="1.37" table:style-name="ce1">
            <text:p>1.37</text:p>
          </table:table-cell>
          <table:table-cell office:value-type="float" office:value="2" table:style-name="ce1">
            <text:p>2</text:p>
          </table:table-cell>
          <table:table-cell office:value-type="float" office:value="2.74" table:formula="of:=[.F11]*[.E11]" table:style-name="ce1">
            <text:p>2.74</text:p>
          </table:table-cell>
          <table:table-cell office:value-type="string" table:style-name="ce1">
            <text:p>USD</text:p>
          </table:table-cell>
          <table:table-cell office:value-type="float" office:value="3.7812000000000001" table:formula="of:=IF([.H11]=&quot;USD&quot;; [.G11]*[.$B$1];IF([.H11]=&quot;NRS&quot;; [.G11]*[.$B$2];[.G11]))" table:style-name="ce3">
            <text:p>3.78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https://www.aliexpress.com/item/10pcs-5v-Active-Buzzer-Magnetic-Long-Continous-Beep-Tone-Alarm-Ringer-12mm-MINI-Active-Piezo-Buzzers/32620122626.html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H Bridge Motor Driver L293D</text:p>
          </table:table-cell>
          <table:table-cell office:value-type="float" office:value="10" table:style-name="ce1">
            <text:p>10</text:p>
          </table:table-cell>
          <table:table-cell office:value-type="float" office:value="2.2799999999999998" table:style-name="ce1">
            <text:p>2.28</text:p>
          </table:table-cell>
          <table:table-cell office:value-type="float" office:value="2" table:style-name="ce1">
            <text:p>2</text:p>
          </table:table-cell>
          <table:table-cell office:value-type="float" office:value="4.5599999999999996" table:formula="of:=[.F12]*[.E12]" table:style-name="ce1">
            <text:p>4.56</text:p>
          </table:table-cell>
          <table:table-cell office:value-type="string" table:style-name="ce1">
            <text:p>USD</text:p>
          </table:table-cell>
          <table:table-cell office:value-type="float" office:value="6.2927999999999988" table:formula="of:=IF([.H12]=&quot;USD&quot;; [.G12]*[.$B$1];IF([.H12]=&quot;NRS&quot;; [.G12]*[.$B$2];[.G12]))" table:style-name="ce3">
            <text:p>6.29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https://www.aliexpress.com/item/10PCS-L293D-L293-293-DIP-16-Stepper-Driver-Chip-IC-100-New-Free-Shipping/32647681148.html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Optocoupler 4N35</text:p>
          </table:table-cell>
          <table:table-cell office:value-type="float" office:value="10" table:style-name="ce1">
            <text:p>10</text:p>
          </table:table-cell>
          <table:table-cell office:value-type="float" office:value="0.9" table:style-name="ce1">
            <text:p>0.9</text:p>
          </table:table-cell>
          <table:table-cell office:value-type="float" office:value="2" table:style-name="ce1">
            <text:p>2</text:p>
          </table:table-cell>
          <table:table-cell office:value-type="float" office:value="1.8" table:formula="of:=[.F13]*[.E13]" table:style-name="ce1">
            <text:p>1.8</text:p>
          </table:table-cell>
          <table:table-cell office:value-type="string" table:style-name="ce1">
            <text:p>USD</text:p>
          </table:table-cell>
          <table:table-cell office:value-type="float" office:value="2.484" table:formula="of:=IF([.H13]=&quot;USD&quot;; [.G13]*[.$B$1];IF([.H13]=&quot;NRS&quot;; [.G13]*[.$B$2];[.G13]))" table:style-name="ce3">
            <text:p>2.48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https://www.aliexpress.com/item/Free-shipping-10pcs-EL4N35-DIP-4N35/32443608810.html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MOSFET N Channel IRF520</text:p>
          </table:table-cell>
          <table:table-cell office:value-type="float" office:value="10" table:style-name="ce1">
            <text:p>10</text:p>
          </table:table-cell>
          <table:table-cell office:value-type="float" office:value="1.88" table:style-name="ce1">
            <text:p>1.88</text:p>
          </table:table-cell>
          <table:table-cell office:value-type="float" office:value="2" table:style-name="ce1">
            <text:p>2</text:p>
          </table:table-cell>
          <table:table-cell office:value-type="float" office:value="3.76" table:formula="of:=[.F14]*[.E14]" table:style-name="ce1">
            <text:p>3.76</text:p>
          </table:table-cell>
          <table:table-cell office:value-type="string" table:style-name="ce1">
            <text:p>USD</text:p>
          </table:table-cell>
          <table:table-cell office:value-type="float" office:value="5.1887999999999996" table:formula="of:=IF([.H14]=&quot;USD&quot;; [.G14]*[.$B$1];IF([.H14]=&quot;NRS&quot;; [.G14]*[.$B$2];[.G14]))" table:style-name="ce3">
            <text:p>5.19</text:p>
          </table:table-cell>
          <table:table-cell office:value-type="string" table:style-name="ce1">
            <text:p>y</text:p>
          </table:table-cell>
          <table:table-cell table:number-columns-repeated="2" table:style-name="ce1"/>
          <table:table-cell office:value-type="string" table:style-name="ce2">
            <text:p><text:a xlink:href="https://www.aliexpress.com/item/50PCS-Free-Shipping-Chip-AM26LS31C-AM26LS31CDR-Driver-IC-Chip-SOP-16/32752447032.html">https://www.aliexpress.com/item/50PCS-Free-Shipping-Chip-AM26LS31C-AM26LS31CDR-Driver-IC-Chip-SOP-16/32752447032.html</text:a>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MOSFET N Channel IRF520 Breakout</text:p>
          </table:table-cell>
          <table:table-cell office:value-type="float" office:value="1" table:style-name="ce1">
            <text:p>1</text:p>
          </table:table-cell>
          <table:table-cell office:value-type="float" office:value="0.53" table:style-name="ce1">
            <text:p>0.53</text:p>
          </table:table-cell>
          <table:table-cell office:value-type="float" office:value="5" table:style-name="ce1">
            <text:p>5</text:p>
          </table:table-cell>
          <table:table-cell office:value-type="float" office:value="2.6500000000000004" table:formula="of:=[.F15]*[.E15]" table:style-name="ce1">
            <text:p>2.65</text:p>
          </table:table-cell>
          <table:table-cell office:value-type="string" table:style-name="ce1">
            <text:p>USD</text:p>
          </table:table-cell>
          <table:table-cell office:value-type="float" office:value="3.657" table:formula="of:=IF([.H15]=&quot;USD&quot;; [.G15]*[.$B$1];IF([.H15]=&quot;NRS&quot;; [.G15]*[.$B$2];[.G15]))" table:style-name="ce3">
            <text:p>3.66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https://www.aliexpress.com/item/0-24V-Top-Mosfet-Button-IRF520-MOS-Driver-Module-For-Arduino-MCU-ARM-Raspberry-pi/32722409551.html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Capacitor 100uF Electrolytic</text:p>
          </table:table-cell>
          <table:table-cell office:value-type="float" office:value="100" table:style-name="ce1">
            <text:p>100</text:p>
          </table:table-cell>
          <table:table-cell office:value-type="float" office:value="2.8" table:style-name="ce1">
            <text:p>2.8</text:p>
          </table:table-cell>
          <table:table-cell office:value-type="float" office:value="1" table:style-name="ce1">
            <text:p>1</text:p>
          </table:table-cell>
          <table:table-cell office:value-type="float" office:value="2.8" table:formula="of:=[.F16]*[.E16]" table:style-name="ce1">
            <text:p>2.8</text:p>
          </table:table-cell>
          <table:table-cell office:value-type="string" table:style-name="ce1">
            <text:p>USD</text:p>
          </table:table-cell>
          <table:table-cell office:value-type="float" office:value="3.8639999999999994" table:formula="of:=IF([.H16]=&quot;USD&quot;; [.G16]*[.$B$1];IF([.H16]=&quot;NRS&quot;; [.G16]*[.$B$2];[.G16]))" table:style-name="ce3">
            <text:p>3.86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https://www.aliexpress.com/item/Free-Shipping-100PCS-25v-100uF-Aluminum-Electrolytic-Capacitor-100uf-25v-6x12mm/696401700.html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AliExpress</text:p>
          </table:table-cell>
          <table:table-cell office:value-type="string" table:style-name="ce1">
            <text:p>Capacitor 0.1uF Ceramic</text:p>
          </table:table-cell>
          <table:table-cell office:value-type="float" office:value="100" table:style-name="ce1">
            <text:p>100</text:p>
          </table:table-cell>
          <table:table-cell office:value-type="float" office:value="0.99" table:style-name="ce1">
            <text:p>0.99</text:p>
          </table:table-cell>
          <table:table-cell office:value-type="float" office:value="2" table:style-name="ce1">
            <text:p>2</text:p>
          </table:table-cell>
          <table:table-cell office:value-type="float" office:value="1.98" table:formula="of:=[.F17]*[.E17]" table:style-name="ce1">
            <text:p>1.98</text:p>
          </table:table-cell>
          <table:table-cell office:value-type="string" table:style-name="ce1">
            <text:p>USD</text:p>
          </table:table-cell>
          <table:table-cell office:value-type="float" office:value="2.7323999999999997" table:formula="of:=IF([.H17]=&quot;USD&quot;; [.G17]*[.$B$1];IF([.H17]=&quot;NRS&quot;; [.G17]*[.$B$2];[.G17]))" table:style-name="ce3">
            <text:p>2.7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https://www.aliexpress.com/item/100pcs-lot-Multilayer-ceramic-capacitor-0-1uF-104-50V-100nF-104M/32429917283.html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Resistors Assorted 2100pcs</text:p>
          </table:table-cell>
          <table:table-cell office:value-type="float" office:value="2100" table:style-name="ce1">
            <text:p>210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9" table:formula="of:=[.F18]*[.E18]" table:style-name="ce1">
            <text:p>9</text:p>
          </table:table-cell>
          <table:table-cell office:value-type="string" table:style-name="ce1">
            <text:p>USD</text:p>
          </table:table-cell>
          <table:table-cell office:value-type="float" office:value="12.419999999999998" table:formula="of:=IF([.H18]=&quot;USD&quot;; [.G18]*[.$B$1];IF([.H18]=&quot;NRS&quot;; [.G18]*[.$B$2];[.G18]))" table:style-name="ce3">
            <text:p>12.4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https://www.aliexpress.com/item/Total-2100pcs-1-1-4W-Metal-Film-Resistor-Assorted-Kit-21-Values-1-Ohm-1M-Ohm/1065989389.html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Tool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Multimeter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32" table:formula="of:=[.F19]*[.E19]" table:style-name="ce1">
            <text:p>32</text:p>
          </table:table-cell>
          <table:table-cell office:value-type="string" table:style-name="ce1">
            <text:p>USD</text:p>
          </table:table-cell>
          <table:table-cell office:value-type="float" office:value="44.16" table:formula="of:=IF([.H19]=&quot;USD&quot;; [.G19]*[.$B$1];IF([.H19]=&quot;NRS&quot;; [.G19]*[.$B$2];[.G19]))" table:style-name="ce3">
            <text:p>44.16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454" table:style-name="ce1">
            <text:p>454</text:p>
          </table:table-cell>
          <table:table-cell office:value-type="string" table:style-name="ce1">
            <text:p>https://www.aliexpress.com/item/Professional-And-Practical-AN8001-Digital-Multimeter-6000-Counts-Backlight-AC-DC-Ammeter-Voltmeter-Ohm-Portable-Meter/32777736030.html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AliExpress</text:p>
          </table:table-cell>
          <table:table-cell office:value-type="string" table:style-name="ce1">
            <text:p>USB Flash Drive 8GB</text:p>
          </table:table-cell>
          <table:table-cell office:value-type="float" office:value="1" table:style-name="ce1">
            <text:p>1</text:p>
          </table:table-cell>
          <table:table-cell office:value-type="float" office:value="4.08" table:style-name="ce1">
            <text:p>4.08</text:p>
          </table:table-cell>
          <table:table-cell office:value-type="float" office:value="3" table:style-name="ce1">
            <text:p>3</text:p>
          </table:table-cell>
          <table:table-cell office:value-type="float" office:value="12.24" table:formula="of:=[.F20]*[.E20]" table:style-name="ce1">
            <text:p>12.24</text:p>
          </table:table-cell>
          <table:table-cell office:value-type="string" table:style-name="ce1">
            <text:p>USD</text:p>
          </table:table-cell>
          <table:table-cell office:value-type="float" office:value="16.891199999999998" table:formula="of:=IF([.H20]=&quot;USD&quot;; [.G20]*[.$B$1];IF([.H20]=&quot;NRS&quot;; [.G20]*[.$B$2];[.G20]))" table:style-name="ce3">
            <text:p>16.89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https://www.aliexpress.com/item/3-in-1-USB-FLASH-Drive-For-iPhone-6-6-Plus-5S-ipad-Metal-Pen-drive/32647686637.html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DC Motor 6V</text:p>
          </table:table-cell>
          <table:table-cell office:value-type="float" office:value="20" table:style-name="ce1">
            <text:p>20</text:p>
          </table:table-cell>
          <table:table-cell office:value-type="float" office:value="12.65" table:style-name="ce1">
            <text:p>12.65</text:p>
          </table:table-cell>
          <table:table-cell office:value-type="float" office:value="1" table:style-name="ce1">
            <text:p>1</text:p>
          </table:table-cell>
          <table:table-cell office:value-type="float" office:value="12.65" table:formula="of:=[.F21]*[.E21]" table:style-name="ce1">
            <text:p>12.65</text:p>
          </table:table-cell>
          <table:table-cell office:value-type="string" table:style-name="ce1">
            <text:p>USD</text:p>
          </table:table-cell>
          <table:table-cell office:value-type="float" office:value="17.457000000000001" table:formula="of:=IF([.H21]=&quot;USD&quot;; [.G21]*[.$B$1];IF([.H21]=&quot;NRS&quot;; [.G21]*[.$B$2];[.G21]))" table:style-name="ce3">
            <text:p>17.46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352" table:style-name="ce1">
            <text:p>352</text:p>
          </table:table-cell>
          <table:table-cell office:value-type="string" table:style-name="ce2">
            <text:p>https://www.aliexpress.com/item/20pcs-lot-factory-standard-DC-6V-130-16140-DC-Motor-with-varistor-12500-rpm-toy-motor/1987748858.html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9V Battery Snap</text:p>
          </table:table-cell>
          <table:table-cell office:value-type="float" office:value="10" table:style-name="ce1">
            <text:p>10</text:p>
          </table:table-cell>
          <table:table-cell office:value-type="float" office:value="1.19" table:style-name="ce1">
            <text:p>1.19</text:p>
          </table:table-cell>
          <table:table-cell office:value-type="float" office:value="1" table:style-name="ce1">
            <text:p>1</text:p>
          </table:table-cell>
          <table:table-cell office:value-type="float" office:value="1.19" table:formula="of:=[.F22]*[.E22]" table:style-name="ce1">
            <text:p>1.19</text:p>
          </table:table-cell>
          <table:table-cell office:value-type="string" table:style-name="ce1">
            <text:p>USD</text:p>
          </table:table-cell>
          <table:table-cell office:value-type="float" office:value="1.6421999999999999" table:formula="of:=IF([.H22]=&quot;USD&quot;; [.G22]*[.$B$1];IF([.H22]=&quot;NRS&quot;; [.G22]*[.$B$2];[.G22]))" table:style-name="ce3">
            <text:p>1.64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https://www.aliexpress.com/item/Fast-shipping-UNO-R3-9V-Battery-Connector-9V-battery-clip-for-arduino-12pcs-lot-in-stock/1954763219.html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AliExpress</text:p>
          </table:table-cell>
          <table:table-cell office:value-type="string" table:style-name="ce1">
            <text:p>Headers 1x40 Male and Female</text:p>
          </table:table-cell>
          <table:table-cell office:value-type="float" office:value="10" table:style-name="ce1">
            <text:p>10</text:p>
          </table:table-cell>
          <table:table-cell office:value-type="float" office:value="1.85" table:style-name="ce1">
            <text:p>1.85</text:p>
          </table:table-cell>
          <table:table-cell office:value-type="float" office:value="1" table:style-name="ce1">
            <text:p>1</text:p>
          </table:table-cell>
          <table:table-cell office:value-type="float" office:value="1.85" table:formula="of:=[.F23]*[.E23]" table:style-name="ce1">
            <text:p>1.85</text:p>
          </table:table-cell>
          <table:table-cell office:value-type="string" table:style-name="ce1">
            <text:p>USD</text:p>
          </table:table-cell>
          <table:table-cell office:value-type="float" office:value="2.5529999999999999" table:formula="of:=IF([.H23]=&quot;USD&quot;; [.G23]*[.$B$1];IF([.H23]=&quot;NRS&quot;; [.G23]*[.$B$2];[.G23]))" table:style-name="ce3">
            <text:p>2.55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https://www.aliexpress.com/item/Free-Shipping-1lot-10pcs-1x40-Pin-2-54mm-Single-Row-Female-10pcs-1x40-Male-Pin-Header/32743329658.html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AliExpress</text:p>
          </table:table-cell>
          <table:table-cell office:value-type="string" table:style-name="ce1">
            <text:p>Prototype Board UNO Sheild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3" table:formula="of:=[.F24]*[.E24]" table:style-name="ce1">
            <text:p>13</text:p>
          </table:table-cell>
          <table:table-cell office:value-type="string" table:style-name="ce1">
            <text:p>USD</text:p>
          </table:table-cell>
          <table:table-cell office:value-type="float" office:value="17.939999999999998" table:formula="of:=IF([.H24]=&quot;USD&quot;; [.G24]*[.$B$1];IF([.H24]=&quot;NRS&quot;; [.G24]*[.$B$2];[.G24]))" table:style-name="ce3">
            <text:p>17.94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349" table:style-name="ce1">
            <text:p>349</text:p>
          </table:table-cell>
          <table:table-cell office:value-type="string" table:style-name="ce1">
            <text:p>https://www.aliexpress.com/item/Free-Shipping-10PCS-UNO-Proto-Shield-prototype-expansion-board-with-SYB-170-mini-breadboard-based-For/32517850344.html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AliExpress</text:p>
          </table:table-cell>
          <table:table-cell office:value-type="string" table:style-name="ce1">
            <text:p>Prototype board 5x7</text:p>
          </table:table-cell>
          <table:table-cell office:value-type="float" office:value="10" table:style-name="ce1">
            <text:p>10</text:p>
          </table:table-cell>
          <table:table-cell office:value-type="float" office:value="1.85" table:style-name="ce1">
            <text:p>1.85</text:p>
          </table:table-cell>
          <table:table-cell office:value-type="float" office:value="2" table:style-name="ce1">
            <text:p>2</text:p>
          </table:table-cell>
          <table:table-cell office:value-type="float" office:value="3.7" table:formula="of:=[.F25]*[.E25]" table:style-name="ce1">
            <text:p>3.7</text:p>
          </table:table-cell>
          <table:table-cell office:value-type="string" table:style-name="ce1">
            <text:p>USD</text:p>
          </table:table-cell>
          <table:table-cell office:value-type="float" office:value="5.1059999999999999" table:formula="of:=IF([.H25]=&quot;USD&quot;; [.G25]*[.$B$1];IF([.H25]=&quot;NRS&quot;; [.G25]*[.$B$2];[.G25]))" table:style-name="ce3">
            <text:p>5.1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https://www.aliexpress.com/item/10Pcs-DIY-Prototype-Paper-PCB-Universal-Experiment-Matrix-Circuit-Board-5x7CM/32748937595.html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Jumper cables MM MF FF 10cm</text:p>
          </table:table-cell>
          <table:table-cell office:value-type="float" office:value="120" table:style-name="ce1">
            <text:p>120</text:p>
          </table:table-cell>
          <table:table-cell office:value-type="float" office:value="1.69" table:style-name="ce1">
            <text:p>1.69</text:p>
          </table:table-cell>
          <table:table-cell office:value-type="float" office:value="5" table:style-name="ce1">
            <text:p>5</text:p>
          </table:table-cell>
          <table:table-cell office:value-type="float" office:value="8.4499999999999993" table:formula="of:=[.F26]*[.E26]" table:style-name="ce1">
            <text:p>8.45</text:p>
          </table:table-cell>
          <table:table-cell office:value-type="string" table:style-name="ce1">
            <text:p>USD</text:p>
          </table:table-cell>
          <table:table-cell office:value-type="float" office:value="11.660999999999998" table:formula="of:=IF([.H26]=&quot;USD&quot;; [.G26]*[.$B$1];IF([.H26]=&quot;NRS&quot;; [.G26]*[.$B$2];[.G26]))" table:style-name="ce3">
            <text:p>11.66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https://www.aliexpress.com/item/Free-shipping-Dupont-line-120pcs-10cm-male-to-male-male-to-female-and-female-to-female/32714431608.html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AliExpress</text:p>
          </table:table-cell>
          <table:table-cell office:value-type="string" table:style-name="ce1">
            <text:p>Capacitive button array 16</text:p>
          </table:table-cell>
          <table:table-cell office:value-type="float" office:value="1" table:style-name="ce1">
            <text:p>1</text:p>
          </table:table-cell>
          <table:table-cell office:value-type="float" office:value="0.98" table:style-name="ce1">
            <text:p>0.98</text:p>
          </table:table-cell>
          <table:table-cell office:value-type="float" office:value="10" table:style-name="ce1">
            <text:p>10</text:p>
          </table:table-cell>
          <table:table-cell office:value-type="float" office:value="9.8000000000000007" table:formula="of:=[.F27]*[.E27]" table:style-name="ce1">
            <text:p>9.8</text:p>
          </table:table-cell>
          <table:table-cell office:value-type="string" table:style-name="ce1">
            <text:p>USD</text:p>
          </table:table-cell>
          <table:table-cell office:value-type="float" office:value="13.523999999999999" table:formula="of:=IF([.H27]=&quot;USD&quot;; [.G27]*[.$B$1];IF([.H27]=&quot;NRS&quot;; [.G27]*[.$B$2];[.G27]))" table:style-name="ce3">
            <text:p>13.52</text:p>
          </table:table-cell>
          <table:table-cell office:value-type="string" table:style-name="ce1">
            <text:p>y</text:p>
          </table:table-cell>
          <table:table-cell table:number-columns-repeated="2" table:style-name="ce1"/>
          <table:table-cell office:value-type="string" table:style-name="ce1">
            <text:p>ORDER NOT DELIVERED https://www.aliexpress.com/item/Free-Shipping-TTP229-16-way-Switch-Touch-Sensor-Capacitive-Touch-Sensor-Module/1976956143.html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AliExpress</text:p>
          </table:table-cell>
          <table:table-cell office:value-type="string" table:style-name="ce1">
            <text:p>Photoresistor Light Sensor</text:p>
          </table:table-cell>
          <table:table-cell office:value-type="float" office:value="20" table:style-name="ce1">
            <text:p>20</text:p>
          </table:table-cell>
          <table:table-cell office:value-type="float" office:value="0.7" table:style-name="ce1">
            <text:p>0.7</text:p>
          </table:table-cell>
          <table:table-cell office:value-type="float" office:value="2" table:style-name="ce1">
            <text:p>2</text:p>
          </table:table-cell>
          <table:table-cell office:value-type="float" office:value="1.4" table:formula="of:=[.F28]*[.E28]" table:style-name="ce1">
            <text:p>1.4</text:p>
          </table:table-cell>
          <table:table-cell office:value-type="string" table:style-name="ce1">
            <text:p>USD</text:p>
          </table:table-cell>
          <table:table-cell office:value-type="float" office:value="1.9319999999999997" table:formula="of:=IF([.H28]=&quot;USD&quot;; [.G28]*[.$B$1];IF([.H28]=&quot;NRS&quot;; [.G28]*[.$B$2];[.G28]))" table:style-name="ce3">
            <text:p>1.9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https://www.aliexpress.com/item/20PCS-x-5528-Light-Dependent-Resistor-LDR-5MM-Photoresistor-wholesale-and-retail-Photoconductive-resistance-for-arduino/32623615207.html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AliExpress</text:p>
          </table:table-cell>
          <table:table-cell office:value-type="string" table:style-name="ce1">
            <text:p>37 sensor kit</text:p>
          </table:table-cell>
          <table:table-cell office:value-type="float" office:value="1" table:style-name="ce1">
            <text:p>1</text:p>
          </table:table-cell>
          <table:table-cell office:value-type="float" office:value="12.69" table:style-name="ce1">
            <text:p>12.69</text:p>
          </table:table-cell>
          <table:table-cell office:value-type="float" office:value="2" table:style-name="ce1">
            <text:p>2</text:p>
          </table:table-cell>
          <table:table-cell office:value-type="float" office:value="25.38" table:formula="of:=[.F29]*[.E29]" table:style-name="ce1">
            <text:p>25.38</text:p>
          </table:table-cell>
          <table:table-cell office:value-type="string" table:style-name="ce1">
            <text:p>USD</text:p>
          </table:table-cell>
          <table:table-cell office:value-type="float" office:value="35.024399999999993" table:formula="of:=IF([.H29]=&quot;USD&quot;; [.G29]*[.$B$1];IF([.H29]=&quot;NRS&quot;; [.G29]*[.$B$2];[.G29]))" table:style-name="ce3">
            <text:p>35.0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261" table:style-name="ce1">
            <text:p>261</text:p>
          </table:table-cell>
          <table:table-cell office:value-type="string" table:style-name="ce1">
            <text:p>https://www.aliexpress.com/item/37-IN-1-BOX-Sensor-Kits-37-SENSOR-KIT-For-Arduino-HIGH-QUALITY-FREE-SHIPPING/32592140121.html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Breadboard 400 point</text:p>
          </table:table-cell>
          <table:table-cell office:value-type="float" office:value="10" table:style-name="ce1">
            <text:p>10</text:p>
          </table:table-cell>
          <table:table-cell office:value-type="float" office:value="10.8" table:style-name="ce1">
            <text:p>10.8</text:p>
          </table:table-cell>
          <table:table-cell office:value-type="float" office:value="1" table:style-name="ce1">
            <text:p>1</text:p>
          </table:table-cell>
          <table:table-cell office:value-type="float" office:value="10.8" table:formula="of:=[.F30]*[.E30]" table:style-name="ce1">
            <text:p>10.8</text:p>
          </table:table-cell>
          <table:table-cell office:value-type="string" table:style-name="ce1">
            <text:p>USD</text:p>
          </table:table-cell>
          <table:table-cell office:value-type="float" office:value="14.904" table:formula="of:=IF([.H30]=&quot;USD&quot;; [.G30]*[.$B$1];IF([.H30]=&quot;NRS&quot;; [.G30]*[.$B$2];[.G30]))" table:style-name="ce3">
            <text:p>14.9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https://www.aliexpress.com/item/Free-Shipping-10pc-Quality-mini-bread-board-breadboard-8-5CM-x-5-5CM-400-holes/1785291644.html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Servo SG90</text:p>
          </table:table-cell>
          <table:table-cell office:value-type="float" office:value="10" table:style-name="ce1">
            <text:p>10</text:p>
          </table:table-cell>
          <table:table-cell office:value-type="float" office:value="12.9" table:style-name="ce1">
            <text:p>12.9</text:p>
          </table:table-cell>
          <table:table-cell office:value-type="float" office:value="1" table:style-name="ce1">
            <text:p>1</text:p>
          </table:table-cell>
          <table:table-cell office:value-type="float" office:value="12.9" table:formula="of:=[.F31]*[.E31]" table:style-name="ce1">
            <text:p>12.9</text:p>
          </table:table-cell>
          <table:table-cell office:value-type="string" table:style-name="ce1">
            <text:p>USD</text:p>
          </table:table-cell>
          <table:table-cell office:value-type="float" office:value="17.802" table:formula="of:=IF([.H31]=&quot;USD&quot;; [.G31]*[.$B$1];IF([.H31]=&quot;NRS&quot;; [.G31]*[.$B$2];[.G31]))" table:style-name="ce3">
            <text:p>17.8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https://www.aliexpress.com/item/10pcs-lot-Tower-Pro-Rc-Mini-Micro-9g-1-6KG-Servo-SG90-for-RC-250-450/1418580404.html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AliExpress</text:p>
          </table:table-cell>
          <table:table-cell office:value-type="string" table:style-name="ce1">
            <text:p>Vibrator Coin 3V</text:p>
          </table:table-cell>
          <table:table-cell office:value-type="float" office:value="50" table:style-name="ce1">
            <text:p>50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2" table:formula="of:=[.F32]*[.E32]" table:style-name="ce1">
            <text:p>22</text:p>
          </table:table-cell>
          <table:table-cell office:value-type="string" table:style-name="ce1">
            <text:p>USD</text:p>
          </table:table-cell>
          <table:table-cell office:value-type="float" office:value="30.36" table:formula="of:=IF([.H32]=&quot;USD&quot;; [.G32]*[.$B$1];IF([.H32]=&quot;NRS&quot;; [.G32]*[.$B$2];[.G32]))" table:style-name="ce3">
            <text:p>30.36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https://www.aliexpress.com/item/50-pcs-2V-6V-DC-1027-Coin-vibration-motor-3V-66mA-Common-used-Micro-vibration-motor/32635585150.html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AliExpress</text:p>
          </table:table-cell>
          <table:table-cell office:value-type="string" table:style-name="ce1">
            <text:p>LED Bicolor Red Green</text:p>
          </table:table-cell>
          <table:table-cell office:value-type="float" office:value="100" table:style-name="ce1">
            <text:p>100</text:p>
          </table:table-cell>
          <table:table-cell office:value-type="float" office:value="4.83" table:style-name="ce1">
            <text:p>4.83</text:p>
          </table:table-cell>
          <table:table-cell office:value-type="float" office:value="1" table:style-name="ce1">
            <text:p>1</text:p>
          </table:table-cell>
          <table:table-cell office:value-type="float" office:value="4.83" table:formula="of:=[.F33]*[.E33]" table:style-name="ce1">
            <text:p>4.83</text:p>
          </table:table-cell>
          <table:table-cell office:value-type="string" table:style-name="ce1">
            <text:p>USD</text:p>
          </table:table-cell>
          <table:table-cell office:value-type="float" office:value="6.6654" table:formula="of:=IF([.H33]=&quot;USD&quot;; [.G33]*[.$B$1];IF([.H33]=&quot;NRS&quot;; [.G33]*[.$B$2];[.G33]))" table:style-name="ce3">
            <text:p>6.67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https://www.aliexpress.com/item/100pcs-5mm-Transparent-Round-3-Pin-Red-Green-Dual-bi-Color-Bicolor-Common-Anode-LED-Light/32278338519.html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AliExpress</text:p>
          </table:table-cell>
          <table:table-cell office:value-type="string" table:style-name="ce1">
            <text:p>Breadboard Power Supply</text:p>
          </table:table-cell>
          <table:table-cell office:value-type="float" office:value="10" table:style-name="ce1">
            <text:p>10</text:p>
          </table:table-cell>
          <table:table-cell office:value-type="float" office:value="5.43" table:style-name="ce1">
            <text:p>5.43</text:p>
          </table:table-cell>
          <table:table-cell office:value-type="float" office:value="1" table:style-name="ce1">
            <text:p>1</text:p>
          </table:table-cell>
          <table:table-cell office:value-type="float" office:value="5.43" table:formula="of:=[.F34]*[.E34]" table:style-name="ce1">
            <text:p>5.43</text:p>
          </table:table-cell>
          <table:table-cell office:value-type="string" table:style-name="ce1">
            <text:p>USD</text:p>
          </table:table-cell>
          <table:table-cell office:value-type="float" office:value="7.4933999999999994" table:formula="of:=IF([.H34]=&quot;USD&quot;; [.G34]*[.$B$1];IF([.H34]=&quot;NRS&quot;; [.G34]*[.$B$2];[.G34]))" table:style-name="ce3">
            <text:p>7.49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https://www.aliexpress.com/item/Best-price-10pcs-lot-MB102-Solderless-Breadboard-Power-Supply-Module-3-3V-or-5V/32505402973.html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AliExpress</text:p>
          </table:table-cell>
          <table:table-cell office:value-type="string" table:style-name="ce1">
            <text:p>ATMEGA328p DIP<text:s/></text:p>
          </table:table-cell>
          <table:table-cell office:value-type="float" office:value="1" table:style-name="ce1">
            <text:p>1</text:p>
          </table:table-cell>
          <table:table-cell office:value-type="float" office:value="1.33" table:style-name="ce1">
            <text:p>1.33</text:p>
          </table:table-cell>
          <table:table-cell office:value-type="float" office:value="10" table:style-name="ce1">
            <text:p>10</text:p>
          </table:table-cell>
          <table:table-cell office:value-type="float" office:value="13.3" table:formula="of:=[.F35]*[.E35]" table:style-name="ce1">
            <text:p>13.3</text:p>
          </table:table-cell>
          <table:table-cell office:value-type="string" table:style-name="ce1">
            <text:p>USD</text:p>
          </table:table-cell>
          <table:table-cell office:value-type="float" office:value="18.353999999999999" table:formula="of:=IF([.H35]=&quot;USD&quot;; [.G35]*[.$B$1];IF([.H35]=&quot;NRS&quot;; [.G35]*[.$B$2];[.G35]))" table:style-name="ce3">
            <text:p>18.35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https://www.aliexpress.com/item/free-shipping-1pcs-lot-ATMEGA328P-PU-ATMEGA328-PU-CHIP-ATMEGA328-Microcontroller-MCU-AVR-32K-20MHz-FLASH/32642535322.html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Arduino UNO with cable</text:p>
          </table:table-cell>
          <table:table-cell office:value-type="float" office:value="1" table:style-name="ce1">
            <text:p>1</text:p>
          </table:table-cell>
          <table:table-cell office:value-type="float" office:value="4.8" table:style-name="ce1">
            <text:p>4.8</text:p>
          </table:table-cell>
          <table:table-cell office:value-type="float" office:value="10" table:style-name="ce1">
            <text:p>10</text:p>
          </table:table-cell>
          <table:table-cell office:value-type="float" office:value="48" table:formula="of:=[.F36]*[.E36]" table:style-name="ce1">
            <text:p>48</text:p>
          </table:table-cell>
          <table:table-cell office:value-type="string" table:style-name="ce1">
            <text:p>USD</text:p>
          </table:table-cell>
          <table:table-cell office:value-type="float" office:value="66.239999999999995" table:formula="of:=IF([.H36]=&quot;USD&quot;; [.G36]*[.$B$1];IF([.H36]=&quot;NRS&quot;; [.G36]*[.$B$2];[.G36]))" table:style-name="ce3">
            <text:p>66.24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580" table:style-name="ce1">
            <text:p>580</text:p>
          </table:table-cell>
          <table:table-cell office:value-type="string" table:style-name="ce1">
            <text:p>https://www.aliexpress.com/item/UNO-R3-for-Arduino-with-LOGO-MEGA328P-ATMEGA16U2-1PCS-UNO-R3-1PCS-cables/32680608066.html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AliExpress</text:p>
          </table:table-cell>
          <table:table-cell office:value-type="string" table:style-name="ce1">
            <text:p>Arduino Micro</text:p>
          </table:table-cell>
          <table:table-cell office:value-type="float" office:value="1" table:style-name="ce1">
            <text:p>1</text:p>
          </table:table-cell>
          <table:table-cell office:value-type="float" office:value="2.9" table:style-name="ce1">
            <text:p>2.9</text:p>
          </table:table-cell>
          <table:table-cell office:value-type="float" office:value="2" table:style-name="ce1">
            <text:p>2</text:p>
          </table:table-cell>
          <table:table-cell office:value-type="float" office:value="5.8" table:formula="of:=[.F37]*[.E37]" table:style-name="ce1">
            <text:p>5.8</text:p>
          </table:table-cell>
          <table:table-cell office:value-type="string" table:style-name="ce1">
            <text:p>USD</text:p>
          </table:table-cell>
          <table:table-cell office:value-type="float" office:value="8.0039999999999996" table:formula="of:=IF([.H37]=&quot;USD&quot;; [.G37]*[.$B$1];IF([.H37]=&quot;NRS&quot;; [.G37]*[.$B$2];[.G37]))" table:style-name="ce3">
            <text:p>8.0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https://www.aliexpress.com/item/New-Pro-Micro-for-arduino-ATmega32U4-5V-16MHz-Module-with-2-row-pin-header-For-Leonardo/32768308647.html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AliExpress</text:p>
          </table:table-cell>
          <table:table-cell office:value-type="string" table:style-name="ce1">
            <text:p>Arduino Mega</text:p>
          </table:table-cell>
          <table:table-cell office:value-type="float" office:value="1" table:style-name="ce1">
            <text:p>1</text:p>
          </table:table-cell>
          <table:table-cell office:value-type="float" office:value="9.5" table:style-name="ce1">
            <text:p>9.5</text:p>
          </table:table-cell>
          <table:table-cell office:value-type="float" office:value="2" table:style-name="ce1">
            <text:p>2</text:p>
          </table:table-cell>
          <table:table-cell office:value-type="float" office:value="19" table:formula="of:=[.F38]*[.E38]" table:style-name="ce1">
            <text:p>19</text:p>
          </table:table-cell>
          <table:table-cell office:value-type="string" table:style-name="ce1">
            <text:p>USD</text:p>
          </table:table-cell>
          <table:table-cell office:value-type="float" office:value="26.22" table:formula="of:=IF([.H38]=&quot;USD&quot;; [.G38]*[.$B$1];IF([.H38]=&quot;NRS&quot;; [.G38]*[.$B$2];[.G38]))" table:style-name="ce3">
            <text:p>26.2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https://www.aliexpress.com/item/Free-Shipping-MEGA2560-R3-MEGA2560-REV3-ATMEGA2560-16AU-Board-USB-Cable-compatible-We-are-the-manufacturer/32513419382.html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AliExpress</text:p>
          </table:table-cell>
          <table:table-cell office:value-type="string" table:style-name="ce1">
            <text:p>Crystal 16MHz</text:p>
          </table:table-cell>
          <table:table-cell office:value-type="float" office:value="10" table:style-name="ce1">
            <text:p>10</text:p>
          </table:table-cell>
          <table:table-cell office:value-type="float" office:value="1.89" table:style-name="ce1">
            <text:p>1.89</text:p>
          </table:table-cell>
          <table:table-cell office:value-type="float" office:value="1" table:style-name="ce1">
            <text:p>1</text:p>
          </table:table-cell>
          <table:table-cell office:value-type="float" office:value="1.89" table:formula="of:=[.F39]*[.E39]" table:style-name="ce1">
            <text:p>1.89</text:p>
          </table:table-cell>
          <table:table-cell office:value-type="string" table:style-name="ce1">
            <text:p>USD</text:p>
          </table:table-cell>
          <table:table-cell office:value-type="float" office:value="2.6081999999999996" table:formula="of:=IF([.H39]=&quot;USD&quot;; [.G39]*[.$B$1];IF([.H39]=&quot;NRS&quot;; [.G39]*[.$B$2];[.G39]))" table:style-name="ce3">
            <text:p>2.6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https://www.aliexpress.com/item/1LOT-10PCS-Crystal-16MHZ-20PF-20PPM-2P-49S-SeriesHC-49US/32536588051.html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AliExpress</text:p>
          </table:table-cell>
          <table:table-cell office:value-type="string" table:style-name="ce1">
            <text:p>5V Linear Regulator LM7805</text:p>
          </table:table-cell>
          <table:table-cell office:value-type="float" office:value="10" table:style-name="ce1">
            <text:p>10</text:p>
          </table:table-cell>
          <table:table-cell office:value-type="float" office:value="0.78" table:style-name="ce1">
            <text:p>0.78</text:p>
          </table:table-cell>
          <table:table-cell office:value-type="float" office:value="2" table:style-name="ce1">
            <text:p>2</text:p>
          </table:table-cell>
          <table:table-cell office:value-type="float" office:value="1.56" table:formula="of:=[.F40]*[.E40]" table:style-name="ce1">
            <text:p>1.56</text:p>
          </table:table-cell>
          <table:table-cell office:value-type="string" table:style-name="ce1">
            <text:p>USD</text:p>
          </table:table-cell>
          <table:table-cell office:value-type="float" office:value="2.1528" table:formula="of:=IF([.H40]=&quot;USD&quot;; [.G40]*[.$B$1];IF([.H40]=&quot;NRS&quot;; [.G40]*[.$B$2];[.G40]))" table:style-name="ce3">
            <text:p>2.15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https://www.aliexpress.com/item/Free-Shipping-10pcs-LM7805-L7805-7805-Voltage-Regulator-IC-5V-1-5A-TO-220/32647445141.html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AliExpress</text:p>
          </table:table-cell>
          <table:table-cell office:value-type="string" table:style-name="ce1">
            <text:p>Capacitors assorted 300 pcs</text:p>
          </table:table-cell>
          <table:table-cell office:value-type="float" office:value="300" table:style-name="ce1">
            <text:p>30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formula="of:=[.F41]*[.E41]" table:style-name="ce1">
            <text:p>4</text:p>
          </table:table-cell>
          <table:table-cell office:value-type="string" table:style-name="ce1">
            <text:p>USD</text:p>
          </table:table-cell>
          <table:table-cell office:value-type="float" office:value="5.52" table:formula="of:=IF([.H41]=&quot;USD&quot;; [.G41]*[.$B$1];IF([.H41]=&quot;NRS&quot;; [.G41]*[.$B$2];[.G41]))" table:style-name="ce3">
            <text:p>5.5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https://www.aliexpress.com/item/2PF-0-1UF-30value-50V-Ceramic-Capacitor-Assorted-kit-Assortment-Set-2PF-0-1UF-EACH-10PCS/32505061143.html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AliExpress</text:p>
          </table:table-cell>
          <table:table-cell office:value-type="string" table:style-name="ce1">
            <text:p>USB to TTL FT232</text:p>
          </table:table-cell>
          <table:table-cell office:value-type="float" office:value="1" table:style-name="ce1">
            <text:p>1</text:p>
          </table:table-cell>
          <table:table-cell office:value-type="float" office:value="1.08" table:style-name="ce1">
            <text:p>1.08</text:p>
          </table:table-cell>
          <table:table-cell office:value-type="float" office:value="2" table:style-name="ce1">
            <text:p>2</text:p>
          </table:table-cell>
          <table:table-cell office:value-type="float" office:value="2.16" table:formula="of:=[.F42]*[.E42]" table:style-name="ce1">
            <text:p>2.16</text:p>
          </table:table-cell>
          <table:table-cell office:value-type="string" table:style-name="ce1">
            <text:p>USD</text:p>
          </table:table-cell>
          <table:table-cell office:value-type="float" office:value="2.9807999999999999" table:formula="of:=IF([.H42]=&quot;USD&quot;; [.G42]*[.$B$1];IF([.H42]=&quot;NRS&quot;; [.G42]*[.$B$2];[.G42]))" table:style-name="ce3">
            <text:p>2.98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https://www.aliexpress.com/item/1PCS-CP2102-USB-2-0-to-TTL-UART-Module-6Pin-Serial-Converter-STC-Replace-FT232/32717417395.html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AliExpress</text:p>
          </table:table-cell>
          <table:table-cell office:value-type="string" table:style-name="ce1">
            <text:p>Ultrasonic Transducer <text:s/>HC-SR04</text:p>
          </table:table-cell>
          <table:table-cell office:value-type="float" office:value="10" table:style-name="ce1">
            <text:p>10</text:p>
          </table:table-cell>
          <table:table-cell office:value-type="float" office:value="8.34" table:style-name="ce1">
            <text:p>8.34</text:p>
          </table:table-cell>
          <table:table-cell office:value-type="float" office:value="1" table:style-name="ce1">
            <text:p>1</text:p>
          </table:table-cell>
          <table:table-cell office:value-type="float" office:value="8.34" table:formula="of:=[.F43]*[.E43]" table:style-name="ce1">
            <text:p>8.34</text:p>
          </table:table-cell>
          <table:table-cell office:value-type="string" table:style-name="ce1">
            <text:p>USD</text:p>
          </table:table-cell>
          <table:table-cell office:value-type="float" office:value="11.509199999999998" table:formula="of:=IF([.H43]=&quot;USD&quot;; [.G43]*[.$B$1];IF([.H43]=&quot;NRS&quot;; [.G43]*[.$B$2];[.G43]))" table:style-name="ce3">
            <text:p>11.5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https://www.aliexpress.com/item/New-hot-5pcs-Ultrasonic-Module-HC-SR04-Distance-Measuring-Transducer-Sensor-HC-SR04-HCSR04/32240628994.html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AliExpress</text:p>
          </table:table-cell>
          <table:table-cell office:value-type="string" table:style-name="ce1">
            <text:p>RFID Module<text:s/></text:p>
          </table:table-cell>
          <table:table-cell office:value-type="float" office:value="1" table:style-name="ce1">
            <text:p>1</text:p>
          </table:table-cell>
          <table:table-cell office:value-type="float" office:value="1.36" table:style-name="ce1">
            <text:p>1.36</text:p>
          </table:table-cell>
          <table:table-cell office:value-type="float" office:value="5" table:style-name="ce1">
            <text:p>5</text:p>
          </table:table-cell>
          <table:table-cell office:value-type="float" office:value="6.8000000000000007" table:formula="of:=[.F44]*[.E44]" table:style-name="ce1">
            <text:p>6.8</text:p>
          </table:table-cell>
          <table:table-cell office:value-type="string" table:style-name="ce1">
            <text:p>USD</text:p>
          </table:table-cell>
          <table:table-cell office:value-type="float" office:value="9.3840000000000003" table:formula="of:=IF([.H44]=&quot;USD&quot;; [.G44]*[.$B$1];IF([.H44]=&quot;NRS&quot;; [.G44]*[.$B$2];[.G44]))" table:style-name="ce3">
            <text:p>9.38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https://www.aliexpress.com/item/Free-shipping-RFID-module-RC522-Kits-13-56-Mhz-6cm-With-Tags-SPI-Write-Read-for/32672204045.html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Diode IN4007</text:p>
          </table:table-cell>
          <table:table-cell office:value-type="float" office:value="100" table:style-name="ce1">
            <text:p>100</text:p>
          </table:table-cell>
          <table:table-cell office:value-type="float" office:value="0.64" table:style-name="ce1">
            <text:p>0.64</text:p>
          </table:table-cell>
          <table:table-cell office:value-type="float" office:value="2" table:style-name="ce1">
            <text:p>2</text:p>
          </table:table-cell>
          <table:table-cell office:value-type="float" office:value="1.28" table:formula="of:=[.F45]*[.E45]" table:style-name="ce1">
            <text:p>1.28</text:p>
          </table:table-cell>
          <table:table-cell office:value-type="string" table:style-name="ce1">
            <text:p>USD</text:p>
          </table:table-cell>
          <table:table-cell office:value-type="float" office:value="1.7664" table:formula="of:=IF([.H45]=&quot;USD&quot;; [.G45]*[.$B$1];IF([.H45]=&quot;NRS&quot;; [.G45]*[.$B$2];[.G45]))" table:style-name="ce3">
            <text:p>1.77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https://www.aliexpress.com/item/100pcs-lot-New-Original-IN4007-1N4007-4007-1A-1000V-DO-41-DO-41-Rectifier-Diode-Free/32480013238.html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AliExpress</text:p>
          </table:table-cell>
          <table:table-cell office:value-type="string" table:style-name="ce1">
            <text:p>BJT NPN PN2222</text:p>
          </table:table-cell>
          <table:table-cell office:value-type="float" office:value="20" table:style-name="ce1">
            <text:p>20</text:p>
          </table:table-cell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office:value-type="float" office:value="1.4" table:formula="of:=[.F46]*[.E46]" table:style-name="ce1">
            <text:p>1.4</text:p>
          </table:table-cell>
          <table:table-cell office:value-type="string" table:style-name="ce1">
            <text:p>USD</text:p>
          </table:table-cell>
          <table:table-cell office:value-type="float" office:value="1.9319999999999997" table:formula="of:=IF([.H46]=&quot;USD&quot;; [.G46]*[.$B$1];IF([.H46]=&quot;NRS&quot;; [.G46]*[.$B$2];[.G46]))" table:style-name="ce3">
            <text:p>1.9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ttps://www.aliexpress.com/item/20PCS-Transistor-PN2222A-PN2222-TO-92-NPN/32539016139.html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AliExpress</text:p>
          </table:table-cell>
          <table:table-cell office:value-type="string" table:style-name="ce1">
            <text:p>8 bit shift register 74HC595</text:p>
          </table:table-cell>
          <table:table-cell office:value-type="float" office:value="10" table:style-name="ce1">
            <text:p>10</text:p>
          </table:table-cell>
          <table:table-cell office:value-type="float" office:value="0.64" table:style-name="ce1">
            <text:p>0.64</text:p>
          </table:table-cell>
          <table:table-cell office:value-type="float" office:value="2" table:style-name="ce1">
            <text:p>2</text:p>
          </table:table-cell>
          <table:table-cell office:value-type="float" office:value="1.28" table:formula="of:=[.F47]*[.E47]" table:style-name="ce1">
            <text:p>1.28</text:p>
          </table:table-cell>
          <table:table-cell office:value-type="string" table:style-name="ce1">
            <text:p>USD</text:p>
          </table:table-cell>
          <table:table-cell office:value-type="float" office:value="1.7664" table:formula="of:=IF([.H47]=&quot;USD&quot;; [.G47]*[.$B$1];IF([.H47]=&quot;NRS&quot;; [.G47]*[.$B$2];[.G47]))" table:style-name="ce3">
            <text:p>1.77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<text:a xlink:href="https://www.aliexpress.com/item/10pcs-free-shipping-SN74HC595N-SN74HC595-74HC595N-74HC595-DIP-16-Counter-Shift-Registers-Tri-State-8-Bit/32429190104.html">https://www.aliexpress.com/item/10pcs-free-shipping-SN74HC595N-SN74HC595-74HC595N-74HC595-DIP-16-Counter-Shift-Registers-Tri-State-8-Bit/32429190104.html</text:a>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AliExpress</text:p>
          </table:table-cell>
          <table:table-cell office:value-type="string" table:style-name="ce1">
            <text:p>Wire 22 AWG stranded 30M 5 colour box</text:p>
          </table:table-cell>
          <table:table-cell office:value-type="float" office:value="1" table:style-name="ce1">
            <text:p>1</text:p>
          </table:table-cell>
          <table:table-cell office:value-type="float" office:value="16.11" table:style-name="ce1">
            <text:p>16.11</text:p>
          </table:table-cell>
          <table:table-cell office:value-type="float" office:value="1" table:style-name="ce1">
            <text:p>1</text:p>
          </table:table-cell>
          <table:table-cell office:value-type="float" office:value="16.11" table:formula="of:=[.F48]*[.E48]" table:style-name="ce1">
            <text:p>16.11</text:p>
          </table:table-cell>
          <table:table-cell office:value-type="string" table:style-name="ce1">
            <text:p>USD</text:p>
          </table:table-cell>
          <table:table-cell office:value-type="float" office:value="22.231799999999996" table:formula="of:=IF([.H48]=&quot;USD&quot;; [.G48]*[.$B$1];IF([.H48]=&quot;NRS&quot;; [.G48]*[.$B$2];[.G48]))" table:style-name="ce3">
            <text:p>22.2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https://www.aliexpress.com/item/30m-22AWG-Flexible-Silicone-Wire-Cable-5-color-Mix-box-1-box-2-package-Electrical-Wire/32740717369.html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AliExpress</text:p>
          </table:table-cell>
          <table:table-cell office:value-type="string" table:style-name="ce1">
            <text:p>Arduino UNO Case</text:p>
          </table:table-cell>
          <table:table-cell office:value-type="float" office:value="1" table:style-name="ce1">
            <text:p>1</text:p>
          </table:table-cell>
          <table:table-cell office:value-type="float" office:value="1.17" table:style-name="ce1">
            <text:p>1.17</text:p>
          </table:table-cell>
          <table:table-cell office:value-type="float" office:value="10" table:style-name="ce1">
            <text:p>10</text:p>
          </table:table-cell>
          <table:table-cell office:value-type="float" office:value="11.7" table:formula="of:=[.F49]*[.E49]" table:style-name="ce1">
            <text:p>11.7</text:p>
          </table:table-cell>
          <table:table-cell office:value-type="string" table:style-name="ce1">
            <text:p>USD</text:p>
          </table:table-cell>
          <table:table-cell office:value-type="float" office:value="16.145999999999997" table:formula="of:=IF([.H49]=&quot;USD&quot;; [.G49]*[.$B$1];IF([.H49]=&quot;NRS&quot;; [.G49]*[.$B$2];[.G49]))" table:style-name="ce3">
            <text:p>16.15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https://www.aliexpress.com/item/SENXIN-5PCS-M27C256B-12F1-CDIP-28/32645901097.html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Tool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Battery Charger Ni-Mh 9V AA AAA</text:p>
          </table:table-cell>
          <table:table-cell office:value-type="float" office:value="1" table:style-name="ce1">
            <text:p>1</text:p>
          </table:table-cell>
          <table:table-cell office:value-type="float" office:value="14.8" table:style-name="ce1">
            <text:p>14.8</text:p>
          </table:table-cell>
          <table:table-cell office:value-type="float" office:value="1" table:style-name="ce1">
            <text:p>1</text:p>
          </table:table-cell>
          <table:table-cell office:value-type="float" office:value="14.8" table:formula="of:=[.F50]*[.E50]" table:style-name="ce1">
            <text:p>14.8</text:p>
          </table:table-cell>
          <table:table-cell office:value-type="string" table:style-name="ce1">
            <text:p>USD</text:p>
          </table:table-cell>
          <table:table-cell office:value-type="float" office:value="20.423999999999999" table:formula="of:=IF([.H50]=&quot;USD&quot;; [.G50]*[.$B$1];IF([.H50]=&quot;NRS&quot;; [.G50]*[.$B$2];[.G50]))" table:style-name="ce3">
            <text:p>20.4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431" table:style-name="ce1">
            <text:p>431</text:p>
          </table:table-cell>
          <table:table-cell office:value-type="string" table:style-name="ce1">
            <text:p>https://www.aliexpress.com/item/PALO-2016-New-Rechargeable-LCD-Display-Smart-Screen-Battery-Charger-For-Ni-MH-NI-CD-AA/32774452659.html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AliExpress</text:p>
          </table:table-cell>
          <table:table-cell office:value-type="string" table:style-name="ce1">
            <text:p>9V Ni-Mh 450mAh</text:p>
          </table:table-cell>
          <table:table-cell office:value-type="float" office:value="8" table:style-name="ce1">
            <text:p>8</text:p>
          </table:table-cell>
          <table:table-cell office:value-type="float" office:value="29.99" table:style-name="ce1">
            <text:p>29.99</text:p>
          </table:table-cell>
          <table:table-cell office:value-type="float" office:value="1" table:style-name="ce1">
            <text:p>1</text:p>
          </table:table-cell>
          <table:table-cell office:value-type="float" office:value="29.99" table:formula="of:=[.F51]*[.E51]" table:style-name="ce1">
            <text:p>29.99</text:p>
          </table:table-cell>
          <table:table-cell office:value-type="string" table:style-name="ce1">
            <text:p>USD</text:p>
          </table:table-cell>
          <table:table-cell office:value-type="float" office:value="41.386199999999995" table:formula="of:=IF([.H51]=&quot;USD&quot;; [.G51]*[.$B$1];IF([.H51]=&quot;NRS&quot;; [.G51]*[.$B$2];[.G51]))" table:style-name="ce3">
            <text:p>41.39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https://www.aliexpress.com/item/Wholesales-8pcs-lot-ETINESAN-9v-450mAh-Ni-MH-Rechargeable-9-Volt-NiMH-Battery-Batteries-use-Camera/32535390438.html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AliExpress</text:p>
          </table:table-cell>
          <table:table-cell office:value-type="string" table:style-name="ce1">
            <text:p>9V Ni-Mh 450mAh</text:p>
          </table:table-cell>
          <table:table-cell office:value-type="float" office:value="2" table:style-name="ce1">
            <text:p>2</text:p>
          </table:table-cell>
          <table:table-cell office:value-type="float" office:value="10.62" table:style-name="ce1">
            <text:p>10.62</text:p>
          </table:table-cell>
          <table:table-cell office:value-type="float" office:value="1" table:style-name="ce1">
            <text:p>1</text:p>
          </table:table-cell>
          <table:table-cell office:value-type="float" office:value="10.62" table:formula="of:=[.F52]*[.E52]" table:style-name="ce1">
            <text:p>10.62</text:p>
          </table:table-cell>
          <table:table-cell office:value-type="string" table:style-name="ce1">
            <text:p>USD</text:p>
          </table:table-cell>
          <table:table-cell office:value-type="float" office:value="14.655599999999998" table:formula="of:=IF([.H52]=&quot;USD&quot;; [.G52]*[.$B$1];IF([.H52]=&quot;NRS&quot;; [.G52]*[.$B$2];[.G52]))" table:style-name="ce3">
            <text:p>14.66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https://www.aliexpress.com/item/2pcs-lot-ETINESAN-9v-450mAh-Ni-MH-Rechargeable-9-Volt-NiMH-Battery-Batteries-use-Camera/32526344023.html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AliExpress</text:p>
          </table:table-cell>
          <table:table-cell office:value-type="string" table:style-name="ce1">
            <text:p>AAA Ni-Mh 1.2V 1000mAh</text:p>
          </table:table-cell>
          <table:table-cell office:value-type="float" office:value="8" table:style-name="ce1">
            <text:p>8</text:p>
          </table:table-cell>
          <table:table-cell office:value-type="float" office:value="7.09" table:style-name="ce1">
            <text:p>7.09</text:p>
          </table:table-cell>
          <table:table-cell office:value-type="float" office:value="1" table:style-name="ce1">
            <text:p>1</text:p>
          </table:table-cell>
          <table:table-cell office:value-type="float" office:value="7.09" table:formula="of:=[.F53]*[.E53]" table:style-name="ce1">
            <text:p>7.09</text:p>
          </table:table-cell>
          <table:table-cell office:value-type="string" table:style-name="ce1">
            <text:p>USD</text:p>
          </table:table-cell>
          <table:table-cell office:value-type="float" office:value="9.7841999999999985" table:formula="of:=IF([.H53]=&quot;USD&quot;; [.G53]*[.$B$1];IF([.H53]=&quot;NRS&quot;; [.G53]*[.$B$2];[.G53]))" table:style-name="ce3">
            <text:p>9.78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https://www.aliexpress.com/item/4-20pcs-YCDC-1-2V-AAA-Ni-Mh-1000mAh-Rechargeable-Batteries-High-Capacity-Pre-charged-Batteries/32803644245.html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Tool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Soldering Iron</text:p>
          </table:table-cell>
          <table:table-cell office:value-type="float" office:value="1" table:style-name="ce1">
            <text:p>1</text:p>
          </table:table-cell>
          <table:table-cell office:value-type="float" office:value="7.92" table:style-name="ce1">
            <text:p>7.92</text:p>
          </table:table-cell>
          <table:table-cell office:value-type="float" office:value="1" table:style-name="ce1">
            <text:p>1</text:p>
          </table:table-cell>
          <table:table-cell office:value-type="float" office:value="7.92" table:formula="of:=[.F54]*[.E54]" table:style-name="ce1">
            <text:p>7.92</text:p>
          </table:table-cell>
          <table:table-cell office:value-type="string" table:style-name="ce1">
            <text:p>USD</text:p>
          </table:table-cell>
          <table:table-cell office:value-type="float" office:value="10.929599999999999" table:formula="of:=IF([.H54]=&quot;USD&quot;; [.G54]*[.$B$1];IF([.H54]=&quot;NRS&quot;; [.G54]*[.$B$2];[.G54]))" table:style-name="ce3">
            <text:p>10.9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https://www.aliexpress.com/item/Electrical-Soldering-Iron-Hand-Welding-Rework-Repair-Tool-EU-Plug-220V-60W-Adjustable-Temperature-Soldering-Gun/32762635641.html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AliExpress</text:p>
          </table:table-cell>
          <table:table-cell office:value-type="string" table:style-name="ce1">
            <text:p>Solder 63/37 Tin Lead 1mm</text:p>
          </table:table-cell>
          <table:table-cell office:value-type="float" office:value="1" table:style-name="ce1">
            <text:p>1</text:p>
          </table:table-cell>
          <table:table-cell office:value-type="float" office:value="3.46" table:style-name="ce1">
            <text:p>3.46</text:p>
          </table:table-cell>
          <table:table-cell office:value-type="float" office:value="1" table:style-name="ce1">
            <text:p>1</text:p>
          </table:table-cell>
          <table:table-cell office:value-type="float" office:value="3.46" table:formula="of:=[.F55]*[.E55]" table:style-name="ce1">
            <text:p>3.46</text:p>
          </table:table-cell>
          <table:table-cell office:value-type="string" table:style-name="ce1">
            <text:p>USD</text:p>
          </table:table-cell>
          <table:table-cell office:value-type="float" office:value="4.7747999999999999" table:formula="of:=IF([.H55]=&quot;USD&quot;; [.G55]*[.$B$1];IF([.H55]=&quot;NRS&quot;; [.G55]*[.$B$2];[.G55]))" table:style-name="ce3">
            <text:p>4.77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https://www.aliexpress.com/item/New-Welding-Iron-Wire-Reel-100g-3-5oz-FLUX-2-0-1mm-63-37-45FT-Tin/32583004483.html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Tool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Solder Tip Cleaner</text:p>
          </table:table-cell>
          <table:table-cell office:value-type="float" office:value="1" table:style-name="ce1">
            <text:p>1</text:p>
          </table:table-cell>
          <table:table-cell office:value-type="float" office:value="2.9" table:style-name="ce1">
            <text:p>2.9</text:p>
          </table:table-cell>
          <table:table-cell office:value-type="float" office:value="1" table:style-name="ce1">
            <text:p>1</text:p>
          </table:table-cell>
          <table:table-cell office:value-type="float" office:value="2.9" table:formula="of:=[.F56]*[.E56]" table:style-name="ce1">
            <text:p>2.9</text:p>
          </table:table-cell>
          <table:table-cell office:value-type="string" table:style-name="ce1">
            <text:p>USD</text:p>
          </table:table-cell>
          <table:table-cell office:value-type="float" office:value="4.0019999999999998" table:formula="of:=IF([.H56]=&quot;USD&quot;; [.G56]*[.$B$1];IF([.H56]=&quot;NRS&quot;; [.G56]*[.$B$2];[.G56]))" table:style-name="ce3">
            <text:p>4.0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https://www.aliexpress.com/item/Free-Shipping-Brand-New-1pcs-Wire-With-Stand-Set-Welding-Soldering-Solder-Iron-Tip-Cleaner-Cleaning/32687250403.html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AliExpress</text:p>
          </table:table-cell>
          <table:table-cell office:value-type="string" table:style-name="ce1">
            <text:p>555 Timer NE555</text:p>
          </table:table-cell>
          <table:table-cell office:value-type="float" office:value="20" table:style-name="ce1">
            <text:p>20</text:p>
          </table:table-cell>
          <table:table-cell office:value-type="float" office:value="0.9" table:style-name="ce1">
            <text:p>0.9</text:p>
          </table:table-cell>
          <table:table-cell office:value-type="float" office:value="2" table:style-name="ce1">
            <text:p>2</text:p>
          </table:table-cell>
          <table:table-cell office:value-type="float" office:value="1.8" table:formula="of:=[.F57]*[.E57]" table:style-name="ce1">
            <text:p>1.8</text:p>
          </table:table-cell>
          <table:table-cell office:value-type="string" table:style-name="ce1">
            <text:p>USD</text:p>
          </table:table-cell>
          <table:table-cell office:value-type="float" office:value="2.484" table:formula="of:=IF([.H57]=&quot;USD&quot;; [.G57]*[.$B$1];IF([.H57]=&quot;NRS&quot;; [.G57]*[.$B$2];[.G57]))" table:style-name="ce3">
            <text:p>2.48</text:p>
          </table:table-cell>
          <table:table-cell office:value-type="string" table:style-name="ce1">
            <text:p>y</text:p>
          </table:table-cell>
          <table:table-cell table:number-columns-repeated="2" table:style-name="ce1"/>
          <table:table-cell office:value-type="string" table:style-name="ce1">
            <text:p>ORDER NOT DELIVERED https://www.aliexpress.com/item/Free-Shipping-20PCS-NE555-NE555P-NE555N-555-DIP-8/1566464574.html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AliExpress</text:p>
          </table:table-cell>
          <table:table-cell office:value-type="string" table:style-name="ce1">
            <text:p>Op Amp LM358</text:p>
          </table:table-cell>
          <table:table-cell office:value-type="float" office:value="20" table:style-name="ce1">
            <text:p>20</text:p>
          </table:table-cell>
          <table:table-cell office:value-type="float" office:value="0.89" table:style-name="ce1">
            <text:p>0.89</text:p>
          </table:table-cell>
          <table:table-cell office:value-type="float" office:value="2" table:style-name="ce1">
            <text:p>2</text:p>
          </table:table-cell>
          <table:table-cell office:value-type="float" office:value="1.78" table:formula="of:=[.F58]*[.E58]" table:style-name="ce1">
            <text:p>1.78</text:p>
          </table:table-cell>
          <table:table-cell office:value-type="string" table:style-name="ce1">
            <text:p>USD</text:p>
          </table:table-cell>
          <table:table-cell office:value-type="float" office:value="2.4563999999999999" table:formula="of:=IF([.H58]=&quot;USD&quot;; [.G58]*[.$B$1];IF([.H58]=&quot;NRS&quot;; [.G58]*[.$B$2];[.G58]))" table:style-name="ce3">
            <text:p>2.46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https://www.aliexpress.com/item/Free-Shipping-20pcs-LM358-LM358N-LM358P-DIP8-integrated-circuits/665588200.html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Tool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Flush Cutters</text:p>
          </table:table-cell>
          <table:table-cell office:value-type="float" office:value="1" table:style-name="ce1">
            <text:p>1</text:p>
          </table:table-cell>
          <table:table-cell office:value-type="float" office:value="1.78" table:style-name="ce1">
            <text:p>1.78</text:p>
          </table:table-cell>
          <table:table-cell office:value-type="float" office:value="1" table:style-name="ce1">
            <text:p>1</text:p>
          </table:table-cell>
          <table:table-cell office:value-type="float" office:value="1.78" table:formula="of:=[.F59]*[.E59]" table:style-name="ce1">
            <text:p>1.78</text:p>
          </table:table-cell>
          <table:table-cell office:value-type="string" table:style-name="ce1">
            <text:p>USD</text:p>
          </table:table-cell>
          <table:table-cell office:value-type="float" office:value="2.4563999999999999" table:formula="of:=IF([.H59]=&quot;USD&quot;; [.G59]*[.$B$1];IF([.H59]=&quot;NRS&quot;; [.G59]*[.$B$2];[.G59]))" table:style-name="ce3">
            <text:p>2.46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https://www.aliexpress.com/item/1pcs-Nipper-Hand-Tools-Practical-Electrical-Wire-Cable-Cutters-Cutting-Side-Snips-Flush-Pliers-Mini-Pliers/32790350473.html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Tool</text:p>
          </table:table-cell>
          <table:table-cell office:value-type="string" table:style-name="ce1">
            <text:p>Digilent</text:p>
          </table:table-cell>
          <table:table-cell office:value-type="string" table:style-name="ce1">
            <text:p>Oscilloscope Analog Discovery 2</text:p>
          </table:table-cell>
          <table:table-cell office:value-type="float" office:value="1" table:style-name="ce1">
            <text:p>1</text:p>
          </table:table-cell>
          <table:table-cell office:value-type="float" office:value="179" table:style-name="ce1">
            <text:p>179</text:p>
          </table:table-cell>
          <table:table-cell office:value-type="float" office:value="1" table:style-name="ce1">
            <text:p>1</text:p>
          </table:table-cell>
          <table:table-cell office:value-type="float" office:value="179" table:formula="of:=[.F60]*[.E60]" table:style-name="ce1">
            <text:p>179</text:p>
          </table:table-cell>
          <table:table-cell office:value-type="string" table:style-name="ce1">
            <text:p>USD</text:p>
          </table:table-cell>
          <table:table-cell office:value-type="float" office:value="247.01999999999998" table:formula="of:=IF([.H60]=&quot;USD&quot;; [.G60]*[.$B$1];IF([.H60]=&quot;NRS&quot;; [.G60]*[.$B$2];[.G60]))" table:style-name="ce3">
            <text:p>247.0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337" table:style-name="ce1">
            <text:p>337</text:p>
          </table:table-cell>
          <table:table-cell office:value-type="string" table:style-name="ce1">
            <text:p>http://store.digilentinc.com/analog-discovery-2-100msps-usb-oscilloscope-logic-analyzer-and-variable-power-supply/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Tool</text:p>
          </table:table-cell>
          <table:table-cell office:value-type="string" table:style-name="ce1">
            <text:p>Digilent</text:p>
          </table:table-cell>
          <table:table-cell office:value-type="string" table:style-name="ce1">
            <text:p>Oscilloscope Mini Grabber Clips</text:p>
          </table:table-cell>
          <table:table-cell office:value-type="float" office:value="6" table:style-name="ce1">
            <text:p>6</text:p>
          </table:table-cell>
          <table:table-cell office:value-type="float" office:value="14.99" table:style-name="ce1">
            <text:p>14.99</text:p>
          </table:table-cell>
          <table:table-cell office:value-type="float" office:value="1" table:style-name="ce1">
            <text:p>1</text:p>
          </table:table-cell>
          <table:table-cell office:value-type="float" office:value="14.99" table:formula="of:=[.F61]*[.E61]" table:style-name="ce1">
            <text:p>14.99</text:p>
          </table:table-cell>
          <table:table-cell office:value-type="string" table:style-name="ce1">
            <text:p>USD</text:p>
          </table:table-cell>
          <table:table-cell office:value-type="float" office:value="20.686199999999999" table:formula="of:=IF([.H61]=&quot;USD&quot;; [.G61]*[.$B$1];IF([.H61]=&quot;NRS&quot;; [.G61]*[.$B$2];[.G61]))" table:style-name="ce3">
            <text:p>20.69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http://store.digilentinc.com/mini-grabber-test-clips-6-pack-for-use-with-analog-discovery-flywires/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Tool</text:p>
          </table:table-cell>
          <table:table-cell office:value-type="string" table:style-name="ce1">
            <text:p>Digilent</text:p>
          </table:table-cell>
          <table:table-cell office:value-type="string" table:style-name="ce1">
            <text:p>Oscilloscope BNC Adaptor board</text:p>
          </table:table-cell>
          <table:table-cell office:value-type="float" office:value="1" table:style-name="ce1">
            <text:p>1</text:p>
          </table:table-cell>
          <table:table-cell office:value-type="float" office:value="19.989999999999998" table:style-name="ce1">
            <text:p>19.99</text:p>
          </table:table-cell>
          <table:table-cell office:value-type="float" office:value="1" table:style-name="ce1">
            <text:p>1</text:p>
          </table:table-cell>
          <table:table-cell office:value-type="float" office:value="19.989999999999998" table:formula="of:=[.F62]*[.E62]" table:style-name="ce1">
            <text:p>19.99</text:p>
          </table:table-cell>
          <table:table-cell office:value-type="string" table:style-name="ce1">
            <text:p>USD</text:p>
          </table:table-cell>
          <table:table-cell office:value-type="float" office:value="27.586199999999995" table:formula="of:=IF([.H62]=&quot;USD&quot;; [.G62]*[.$B$1];IF([.H62]=&quot;NRS&quot;; [.G62]*[.$B$2];[.G62]))" table:style-name="ce3">
            <text:p>27.59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http://store.digilentinc.com/bnc-adapter-board-for-the-analog-discovery/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Tool</text:p>
          </table:table-cell>
          <table:table-cell office:value-type="string" table:style-name="ce1">
            <text:p>Digilent</text:p>
          </table:table-cell>
          <table:table-cell office:value-type="string" table:style-name="ce1">
            <text:p>Oscilloscope BNC cables</text:p>
          </table:table-cell>
          <table:table-cell office:value-type="float" office:value="2" table:style-name="ce1">
            <text:p>2</text:p>
          </table:table-cell>
          <table:table-cell office:value-type="float" office:value="19.989999999999998" table:style-name="ce1">
            <text:p>19.99</text:p>
          </table:table-cell>
          <table:table-cell office:value-type="float" office:value="1" table:style-name="ce1">
            <text:p>1</text:p>
          </table:table-cell>
          <table:table-cell office:value-type="float" office:value="19.989999999999998" table:formula="of:=[.F63]*[.E63]" table:style-name="ce1">
            <text:p>19.99</text:p>
          </table:table-cell>
          <table:table-cell office:value-type="string" table:style-name="ce1">
            <text:p>USD</text:p>
          </table:table-cell>
          <table:table-cell office:value-type="float" office:value="27.586199999999995" table:formula="of:=IF([.H63]=&quot;USD&quot;; [.G63]*[.$B$1];IF([.H63]=&quot;NRS&quot;; [.G63]*[.$B$2];[.G63]))" table:style-name="ce3">
            <text:p>27.59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http://store.digilentinc.com/bnc-oscilloscope-x1-x10-probes-pair/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Rpi</text:p>
          </table:table-cell>
          <table:table-cell office:value-type="string" table:style-name="ce1">
            <text:p>Amazon</text:p>
          </table:table-cell>
          <table:table-cell office:value-type="string" table:style-name="ce1">
            <text:p>Rpi Case</text:p>
          </table:table-cell>
          <table:table-cell office:value-type="float" office:value="1" table:style-name="ce1">
            <text:p>1</text:p>
          </table:table-cell>
          <table:table-cell office:value-type="float" office:value="9.9499999999999993" table:style-name="ce1">
            <text:p>9.95</text:p>
          </table:table-cell>
          <table:table-cell office:value-type="float" office:value="7" table:style-name="ce1">
            <text:p>7</text:p>
          </table:table-cell>
          <table:table-cell office:value-type="float" office:value="69.649999999999991" table:formula="of:=[.F64]*[.E64]" table:style-name="ce1">
            <text:p>69.65</text:p>
          </table:table-cell>
          <table:table-cell office:value-type="string" table:style-name="ce1">
            <text:p>CAD</text:p>
          </table:table-cell>
          <table:table-cell office:value-type="float" office:value="69.649999999999991" table:formula="of:=IF([.H64]=&quot;USD&quot;; [.G64]*[.$B$1];IF([.H64]=&quot;NRS&quot;; [.G64]*[.$B$2];[.G64]))" table:style-name="ce3">
            <text:p>69.65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434" table:style-name="ce1">
            <text:p>434</text:p>
          </table:table-cell>
          <table:table-cell office:value-type="string" table:style-name="ce1">
            <text:p>https://www.amazon.ca/dp/B01CDVSBPO/ref=pe_3034960_236394800_TE_dp_1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Rpi</text:p>
          </table:table-cell>
          <table:table-cell office:value-type="string" table:style-name="ce1">
            <text:p>Amazon</text:p>
          </table:table-cell>
          <table:table-cell office:value-type="string" table:style-name="ce1">
            <text:p>Arduino Starter Kit</text:p>
          </table:table-cell>
          <table:table-cell office:value-type="float" office:value="1" table:style-name="ce1">
            <text:p>1</text:p>
          </table:table-cell>
          <table:table-cell office:value-type="float" office:value="104.99" table:style-name="ce1">
            <text:p>104.99</text:p>
          </table:table-cell>
          <table:table-cell office:value-type="float" office:value="1" table:style-name="ce1">
            <text:p>1</text:p>
          </table:table-cell>
          <table:table-cell office:value-type="float" office:value="104.99" table:formula="of:=[.F65]*[.E65]" table:style-name="ce1">
            <text:p>104.99</text:p>
          </table:table-cell>
          <table:table-cell office:value-type="string" table:style-name="ce1">
            <text:p>CAD</text:p>
          </table:table-cell>
          <table:table-cell office:value-type="float" office:value="104.99" table:formula="of:=IF([.H65]=&quot;USD&quot;; [.G65]*[.$B$1];IF([.H65]=&quot;NRS&quot;; [.G65]*[.$B$2];[.G65]))" table:style-name="ce3">
            <text:p>104.99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835" table:style-name="ce1">
            <text:p>835</text:p>
          </table:table-cell>
          <table:table-cell office:value-type="string" table:style-name="ce1">
            <text:p>https://www.amazon.ca/gp/product/B009UKZV0A/ref=od_aui_detailpages01?ie=UTF8&amp;psc=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pi</text:p>
          </table:table-cell>
          <table:table-cell office:value-type="string" table:style-name="ce1">
            <text:p>Amazon</text:p>
          </table:table-cell>
          <table:table-cell office:value-type="string" table:style-name="ce1">
            <text:p>5V 2.5A microUSB power supply</text:p>
          </table:table-cell>
          <table:table-cell office:value-type="float" office:value="1" table:style-name="ce1">
            <text:p>1</text:p>
          </table:table-cell>
          <table:table-cell office:value-type="float" office:value="10.99" table:style-name="ce1">
            <text:p>10.99</text:p>
          </table:table-cell>
          <table:table-cell office:value-type="float" office:value="7" table:style-name="ce1">
            <text:p>7</text:p>
          </table:table-cell>
          <table:table-cell office:value-type="float" office:value="76.930000000000007" table:formula="of:=[.F66]*[.E66]" table:style-name="ce1">
            <text:p>76.93</text:p>
          </table:table-cell>
          <table:table-cell office:value-type="string" table:style-name="ce1">
            <text:p>CAD</text:p>
          </table:table-cell>
          <table:table-cell office:value-type="float" office:value="76.930000000000007" table:formula="of:=IF([.H66]=&quot;USD&quot;; [.G66]*[.$B$1];IF([.H66]=&quot;NRS&quot;; [.G66]*[.$B$2];[.G66]))" table:style-name="ce3">
            <text:p>76.9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862" table:style-name="ce1">
            <text:p>862</text:p>
          </table:table-cell>
          <table:table-cell office:value-type="string" table:style-name="ce1">
            <text:p>https://www.amazon.ca/gp/product/B01MZX466R/ref=od_aui_detailpages01?ie=UTF8&amp;psc=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pi</text:p>
          </table:table-cell>
          <table:table-cell office:value-type="string" table:style-name="ce1">
            <text:p>Amazon</text:p>
          </table:table-cell>
          <table:table-cell office:value-type="string" table:style-name="ce1">
            <text:p>Micro SD card 32GB SanDisk</text:p>
          </table:table-cell>
          <table:table-cell office:value-type="float" office:value="1" table:style-name="ce1">
            <text:p>1</text:p>
          </table:table-cell>
          <table:table-cell office:value-type="float" office:value="19.95" table:style-name="ce1">
            <text:p>19.95</text:p>
          </table:table-cell>
          <table:table-cell office:value-type="float" office:value="7" table:style-name="ce1">
            <text:p>7</text:p>
          </table:table-cell>
          <table:table-cell office:value-type="float" office:value="139.65" table:formula="of:=[.F67]*[.E67]" table:style-name="ce1">
            <text:p>139.65</text:p>
          </table:table-cell>
          <table:table-cell office:value-type="string" table:style-name="ce1">
            <text:p>CAD</text:p>
          </table:table-cell>
          <table:table-cell office:value-type="float" office:value="139.65" table:formula="of:=IF([.H67]=&quot;USD&quot;; [.G67]*[.$B$1];IF([.H67]=&quot;NRS&quot;; [.G67]*[.$B$2];[.G67]))" table:style-name="ce3">
            <text:p>139.65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https://www.amazon.ca/gp/product/B010Q57T02/ref=od_aui_detailpages01?ie=UTF8&amp;psc=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pi</text:p>
          </table:table-cell>
          <table:table-cell office:value-type="string" table:style-name="ce1">
            <text:p>Amazon</text:p>
          </table:table-cell>
          <table:table-cell office:value-type="string" table:style-name="ce1">
            <text:p>Converter VGA to HDMI</text:p>
          </table:table-cell>
          <table:table-cell office:value-type="float" office:value="1" table:style-name="ce1">
            <text:p>1</text:p>
          </table:table-cell>
          <table:table-cell office:value-type="float" office:value="11.99" table:style-name="ce1">
            <text:p>11.99</text:p>
          </table:table-cell>
          <table:table-cell office:value-type="float" office:value="7" table:style-name="ce1">
            <text:p>7</text:p>
          </table:table-cell>
          <table:table-cell office:value-type="float" office:value="83.93" table:formula="of:=[.F68]*[.E68]" table:style-name="ce1">
            <text:p>83.93</text:p>
          </table:table-cell>
          <table:table-cell office:value-type="string" table:style-name="ce1">
            <text:p>CAD</text:p>
          </table:table-cell>
          <table:table-cell office:value-type="float" office:value="83.93" table:formula="of:=IF([.H68]=&quot;USD&quot;; [.G68]*[.$B$1];IF([.H68]=&quot;NRS&quot;; [.G68]*[.$B$2];[.G68]))" table:style-name="ce3">
            <text:p>83.9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475" table:style-name="ce1">
            <text:p>475</text:p>
          </table:table-cell>
          <table:table-cell office:value-type="string" table:style-name="ce1">
            <text:p>https://www.amazon.ca/gp/product/B00ZMV7RL2/ref=od_aui_detailpages01?ie=UTF8&amp;psc=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pi</text:p>
          </table:table-cell>
          <table:table-cell office:value-type="string" table:style-name="ce1">
            <text:p>Amazon</text:p>
          </table:table-cell>
          <table:table-cell office:value-type="string" table:style-name="ce1">
            <text:p>Thermal Paste 4g</text:p>
          </table:table-cell>
          <table:table-cell office:value-type="float" office:value="1" table:style-name="ce1">
            <text:p>1</text:p>
          </table:table-cell>
          <table:table-cell office:value-type="float" office:value="10.49" table:style-name="ce1">
            <text:p>10.49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D</text:p>
          </table:table-cell>
          <table:table-cell office:value-type="float" office:value="2" table:formula="of:=IF([.H69]=&quot;USD&quot;; [.G69]*[.$B$1];IF([.H69]=&quot;NRS&quot;; [.G69]*[.$B$2];[.G69]))" table:style-name="ce3">
            <text:p>2.0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https://www.amazon.ca/gp/product/B0045JCFLY/ref=od_aui_detailpages01?ie=UTF8&amp;psc=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pi</text:p>
          </table:table-cell>
          <table:table-cell office:value-type="string" table:style-name="ce1">
            <text:p>Amazon</text:p>
          </table:table-cell>
          <table:table-cell office:value-type="string" table:style-name="ce1">
            <text:p>Raspberry Pi 3 Model B</text:p>
          </table:table-cell>
          <table:table-cell office:value-type="float" office:value="1" table:style-name="ce1">
            <text:p>1</text:p>
          </table:table-cell>
          <table:table-cell office:value-type="float" office:value="50.99" table:style-name="ce1">
            <text:p>50.99</text:p>
          </table:table-cell>
          <table:table-cell office:value-type="float" office:value="7" table:style-name="ce1">
            <text:p>7</text:p>
          </table:table-cell>
          <table:table-cell office:value-type="float" office:value="356.93" table:formula="of:=[.F70]*[.E70]" table:style-name="ce1">
            <text:p>356.93</text:p>
          </table:table-cell>
          <table:table-cell office:value-type="string" table:style-name="ce1">
            <text:p>CAD</text:p>
          </table:table-cell>
          <table:table-cell office:value-type="float" office:value="356.93" table:formula="of:=IF([.H70]=&quot;USD&quot;; [.G70]*[.$B$1];IF([.H70]=&quot;NRS&quot;; [.G70]*[.$B$2];[.G70]))" table:style-name="ce3">
            <text:p>356.9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542" table:style-name="ce1">
            <text:p>542</text:p>
          </table:table-cell>
          <table:table-cell office:value-type="string" table:style-name="ce1">
            <text:p>https://www.amazon.ca/gp/product/B01CD5VC92/ref=od_aui_detailpages01?ie=UTF8&amp;psc=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pi</text:p>
          </table:table-cell>
          <table:table-cell office:value-type="string" table:style-name="ce1">
            <text:p>Amazon</text:p>
          </table:table-cell>
          <table:table-cell office:value-type="string" table:style-name="ce1">
            <text:p>US to EU adaptors</text:p>
          </table:table-cell>
          <table:table-cell office:value-type="float" office:value="6" table:style-name="ce1">
            <text:p>6</text:p>
          </table:table-cell>
          <table:table-cell office:value-type="float" office:value="8.99" table:style-name="ce1">
            <text:p>8.99</text:p>
          </table:table-cell>
          <table:table-cell office:value-type="float" office:value="2" table:style-name="ce1">
            <text:p>2</text:p>
          </table:table-cell>
          <table:table-cell office:value-type="float" office:value="17.98" table:formula="of:=[.F71]*[.E71]" table:style-name="ce1">
            <text:p>17.98</text:p>
          </table:table-cell>
          <table:table-cell office:value-type="string" table:style-name="ce1">
            <text:p>CAD</text:p>
          </table:table-cell>
          <table:table-cell office:value-type="float" office:value="17.98" table:formula="of:=IF([.H71]=&quot;USD&quot;; [.G71]*[.$B$1];IF([.H71]=&quot;NRS&quot;; [.G71]*[.$B$2];[.G71]))" table:style-name="ce3">
            <text:p>17.98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https://www.amazon.ca/Ckitze-Generic-American-European-Adapter/dp/B0036VJ1OQ/ref=sr_1_1?ie=UTF8&amp;qid=1499927550&amp;sr=8-1&amp;keywords=us+to+europe+adapt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pi</text:p>
          </table:table-cell>
          <table:table-cell office:value-type="string" table:style-name="ce1">
            <text:p>Amazon</text:p>
          </table:table-cell>
          <table:table-cell office:value-type="string" table:style-name="ce1">
            <text:p>Micro SD card 32GB SanDisk</text:p>
          </table:table-cell>
          <table:table-cell office:value-type="float" office:value="1" table:style-name="ce1">
            <text:p>1</text:p>
          </table:table-cell>
          <table:table-cell office:value-type="float" office:value="19.989999999999998" table:style-name="ce1">
            <text:p>19.99</text:p>
          </table:table-cell>
          <table:table-cell office:value-type="float" office:value="4" table:style-name="ce1">
            <text:p>4</text:p>
          </table:table-cell>
          <table:table-cell office:value-type="float" office:value="79.959999999999994" table:formula="of:=[.F72]*[.E72]" table:style-name="ce1">
            <text:p>79.96</text:p>
          </table:table-cell>
          <table:table-cell office:value-type="string" table:style-name="ce1">
            <text:p>CAD</text:p>
          </table:table-cell>
          <table:table-cell office:value-type="float" office:value="79.959999999999994" table:formula="of:=IF([.H72]=&quot;USD&quot;; [.G72]*[.$B$1];IF([.H72]=&quot;NRS&quot;; [.G72]*[.$B$2];[.G72]))" table:style-name="ce3">
            <text:p>79.96</text:p>
          </table:table-cell>
          <table:table-cell office:value-type="string" table:style-name="ce1">
            <text:p>y</text:p>
          </table:table-cell>
          <table:table-cell table:number-columns-repeated="2" table:style-name="ce1"/>
          <table:table-cell office:value-type="string" table:style-name="ce1">
            <text:p>https://www.amazon.ca/gp/product/B010Q57T02/ref=ox_sc_act_title_3?smid=A3DWYIK6Y9EEQB&amp;psc=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pi</text:p>
          </table:table-cell>
          <table:table-cell office:value-type="string" table:style-name="ce1">
            <text:p>Amazon</text:p>
          </table:table-cell>
          <table:table-cell office:value-type="string" table:style-name="ce1">
            <text:p>Converter VGA to HDMI</text:p>
          </table:table-cell>
          <table:table-cell office:value-type="float" office:value="1" table:style-name="ce1">
            <text:p>1</text:p>
          </table:table-cell>
          <table:table-cell office:value-type="float" office:value="10.99" table:style-name="ce1">
            <text:p>10.99</text:p>
          </table:table-cell>
          <table:table-cell office:value-type="float" office:value="4" table:style-name="ce1">
            <text:p>4</text:p>
          </table:table-cell>
          <table:table-cell office:value-type="float" office:value="43.96" table:formula="of:=[.F73]*[.E73]" table:style-name="ce1">
            <text:p>43.96</text:p>
          </table:table-cell>
          <table:table-cell office:value-type="string" table:style-name="ce1">
            <text:p>CAD</text:p>
          </table:table-cell>
          <table:table-cell office:value-type="float" office:value="43.96" table:formula="of:=IF([.H73]=&quot;USD&quot;; [.G73]*[.$B$1];IF([.H73]=&quot;NRS&quot;; [.G73]*[.$B$2];[.G73]))" table:style-name="ce3">
            <text:p>43.96</text:p>
          </table:table-cell>
          <table:table-cell office:value-type="string" table:style-name="ce1">
            <text:p>y</text:p>
          </table:table-cell>
          <table:table-cell table:number-columns-repeated="2" table:style-name="ce1"/>
          <table:table-cell office:value-type="string" table:style-name="ce1">
            <text:p>https://www.amazon.ca/gp/product/B00ZMV7RL2/ref=ox_sc_act_title_2?smid=A2C39XWN0IG38K&amp;psc=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pi</text:p>
          </table:table-cell>
          <table:table-cell office:value-type="string" table:style-name="ce1">
            <text:p>Amazon</text:p>
          </table:table-cell>
          <table:table-cell office:value-type="string" table:style-name="ce1">
            <text:p>Raspberry Pi 3 Model B</text:p>
          </table:table-cell>
          <table:table-cell office:value-type="float" office:value="1" table:style-name="ce1">
            <text:p>1</text:p>
          </table:table-cell>
          <table:table-cell office:value-type="float" office:value="47.99" table:style-name="ce1">
            <text:p>47.99</text:p>
          </table:table-cell>
          <table:table-cell office:value-type="float" office:value="4" table:style-name="ce1">
            <text:p>4</text:p>
          </table:table-cell>
          <table:table-cell office:value-type="float" office:value="191.96" table:formula="of:=[.F74]*[.E74]" table:style-name="ce1">
            <text:p>191.96</text:p>
          </table:table-cell>
          <table:table-cell office:value-type="string" table:style-name="ce1">
            <text:p>CAD</text:p>
          </table:table-cell>
          <table:table-cell office:value-type="float" office:value="191.96" table:formula="of:=IF([.H74]=&quot;USD&quot;; [.G74]*[.$B$1];IF([.H74]=&quot;NRS&quot;; [.G74]*[.$B$2];[.G74]))" table:style-name="ce3">
            <text:p>191.96</text:p>
          </table:table-cell>
          <table:table-cell office:value-type="string" table:style-name="ce1">
            <text:p>y</text:p>
          </table:table-cell>
          <table:table-cell table:number-columns-repeated="2" table:style-name="ce1"/>
          <table:table-cell office:value-type="string" table:style-name="ce1">
            <text:p>https://www.amazon.ca/gp/product/B01CD5VC92/ref=ox_sc_act_title_4?smid=A34IVHW5OUAV7P&amp;psc=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pi</text:p>
          </table:table-cell>
          <table:table-cell office:value-type="string" table:style-name="ce1">
            <text:p>Amazon</text:p>
          </table:table-cell>
          <table:table-cell office:value-type="string" table:style-name="ce1">
            <text:p>Rpi case and power supply</text:p>
          </table:table-cell>
          <table:table-cell office:value-type="float" office:value="1" table:style-name="ce1">
            <text:p>1</text:p>
          </table:table-cell>
          <table:table-cell office:value-type="float" office:value="14.99" table:style-name="ce1">
            <text:p>14.99</text:p>
          </table:table-cell>
          <table:table-cell office:value-type="float" office:value="4" table:style-name="ce1">
            <text:p>4</text:p>
          </table:table-cell>
          <table:table-cell office:value-type="float" office:value="59.96" table:formula="of:=[.F75]*[.E75]" table:style-name="ce1">
            <text:p>59.96</text:p>
          </table:table-cell>
          <table:table-cell office:value-type="string" table:style-name="ce1">
            <text:p>CAD</text:p>
          </table:table-cell>
          <table:table-cell office:value-type="float" office:value="59.96" table:formula="of:=IF([.H75]=&quot;USD&quot;; [.G75]*[.$B$1];IF([.H75]=&quot;NRS&quot;; [.G75]*[.$B$2];[.G75]))" table:style-name="ce3">
            <text:p>59.96</text:p>
          </table:table-cell>
          <table:table-cell office:value-type="string" table:style-name="ce1">
            <text:p>y</text:p>
          </table:table-cell>
          <table:table-cell table:number-columns-repeated="2" table:style-name="ce1"/>
          <table:table-cell office:value-type="string" table:style-name="ce1">
            <text:p>https://www.amazon.ca/gp/product/B06XXSZVLM/ref=ox_sc_act_title_1?smid=AMIHZKLK542FQ&amp;psc=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ol</text:p>
          </table:table-cell>
          <table:table-cell office:value-type="string" table:style-name="ce1">
            <text:p>Bangemudha, Kathmandu</text:p>
          </table:table-cell>
          <table:table-cell office:value-type="string" table:style-name="ce1">
            <text:p>Wire stripper</text:p>
          </table:table-cell>
          <table:table-cell office:value-type="float" office:value="1" table:style-name="ce1">
            <text:p>1</text:p>
          </table:table-cell>
          <table:table-cell office:value-type="float" office:value="250" table:style-name="ce1">
            <text:p>250</text:p>
          </table:table-cell>
          <table:table-cell office:value-type="float" office:value="5" table:style-name="ce1">
            <text:p>5</text:p>
          </table:table-cell>
          <table:table-cell office:value-type="float" office:value="1250" table:formula="of:=[.F76]*[.E76]" table:style-name="ce1">
            <text:p>1250</text:p>
          </table:table-cell>
          <table:table-cell office:value-type="string" table:style-name="ce1">
            <text:p>NRS</text:p>
          </table:table-cell>
          <table:table-cell office:value-type="float" office:value="16.025641025641026" table:formula="of:=IF([.H76]=&quot;USD&quot;; [.G76]*[.$B$1];IF([.H76]=&quot;NRS&quot;; [.G76]*[.$B$2];[.G76]))" table:style-name="ce3">
            <text:p>16.0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Tool</text:p>
          </table:table-cell>
          <table:table-cell office:value-type="string" table:style-name="ce1">
            <text:p>Bangemudha, Kathmandu</text:p>
          </table:table-cell>
          <table:table-cell office:value-type="string" table:style-name="ce1">
            <text:p>Screw driver set</text:p>
          </table:table-cell>
          <table:table-cell office:value-type="float" office:value="1" table:style-name="ce1">
            <text:p>1</text:p>
          </table:table-cell>
          <table:table-cell office:value-type="float" office:value="650" table:style-name="ce1">
            <text:p>650</text:p>
          </table:table-cell>
          <table:table-cell office:value-type="float" office:value="1" table:style-name="ce1">
            <text:p>1</text:p>
          </table:table-cell>
          <table:table-cell office:value-type="float" office:value="650" table:formula="of:=[.F77]*[.E77]" table:style-name="ce1">
            <text:p>650</text:p>
          </table:table-cell>
          <table:table-cell office:value-type="string" table:style-name="ce1">
            <text:p>NRS</text:p>
          </table:table-cell>
          <table:table-cell office:value-type="float" office:value="8.3333333333333339" table:formula="of:=IF([.H77]=&quot;USD&quot;; [.G77]*[.$B$1];IF([.H77]=&quot;NRS&quot;; [.G77]*[.$B$2];[.G77]))" table:style-name="ce3">
            <text:p>8.3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angemudha, Kathmandu</text:p>
          </table:table-cell>
          <table:table-cell office:value-type="string" table:style-name="ce1">
            <text:p>Solder tip sponge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20" table:formula="of:=[.F78]*[.E78]" table:style-name="ce1">
            <text:p>120</text:p>
          </table:table-cell>
          <table:table-cell office:value-type="string" table:style-name="ce1">
            <text:p>NRS</text:p>
          </table:table-cell>
          <table:table-cell office:value-type="float" office:value="1.5384615384615383" table:formula="of:=IF([.H78]=&quot;USD&quot;; [.G78]*[.$B$1];IF([.H78]=&quot;NRS&quot;; [.G78]*[.$B$2];[.G78]))" table:style-name="ce3">
            <text:p>1.54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Tool</text:p>
          </table:table-cell>
          <table:table-cell office:value-type="string" table:style-name="ce1">
            <text:p>Bangemudha, Kathmandu</text:p>
          </table:table-cell>
          <table:table-cell office:value-type="string" table:style-name="ce1">
            <text:p>Soldering iron 40W</text:p>
          </table:table-cell>
          <table:table-cell office:value-type="float" office:value="1" table:style-name="ce1">
            <text:p>1</text:p>
          </table:table-cell>
          <table:table-cell office:value-type="float" office:value="250" table:style-name="ce1">
            <text:p>250</text:p>
          </table:table-cell>
          <table:table-cell office:value-type="float" office:value="10" table:style-name="ce1">
            <text:p>10</text:p>
          </table:table-cell>
          <table:table-cell office:value-type="float" office:value="2500" table:formula="of:=[.F79]*[.E79]" table:style-name="ce1">
            <text:p>2500</text:p>
          </table:table-cell>
          <table:table-cell office:value-type="string" table:style-name="ce1">
            <text:p>NRS</text:p>
          </table:table-cell>
          <table:table-cell office:value-type="float" office:value="32.051282051282051" table:formula="of:=IF([.H79]=&quot;USD&quot;; [.G79]*[.$B$1];IF([.H79]=&quot;NRS&quot;; [.G79]*[.$B$2];[.G79]))" table:style-name="ce3">
            <text:p>32.05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Tool</text:p>
          </table:table-cell>
          <table:table-cell office:value-type="string" table:style-name="ce1">
            <text:p>Bangemudha, Kathmandu</text:p>
          </table:table-cell>
          <table:table-cell office:value-type="string" table:style-name="ce1">
            <text:p>Soldering iron stand</text:p>
          </table:table-cell>
          <table:table-cell office:value-type="float" office:value="1" table:style-name="ce1">
            <text:p>1</text:p>
          </table:table-cell>
          <table:table-cell office:value-type="float" office:value="115" table:style-name="ce1">
            <text:p>115</text:p>
          </table:table-cell>
          <table:table-cell office:value-type="float" office:value="10" table:style-name="ce1">
            <text:p>10</text:p>
          </table:table-cell>
          <table:table-cell office:value-type="float" office:value="1150" table:formula="of:=[.F80]*[.E80]" table:style-name="ce1">
            <text:p>1150</text:p>
          </table:table-cell>
          <table:table-cell office:value-type="string" table:style-name="ce1">
            <text:p>NRS</text:p>
          </table:table-cell>
          <table:table-cell office:value-type="float" office:value="14.743589743589743" table:formula="of:=IF([.H80]=&quot;USD&quot;; [.G80]*[.$B$1];IF([.H80]=&quot;NRS&quot;; [.G80]*[.$B$2];[.G80]))" table:style-name="ce3">
            <text:p>14.74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angemudha, Kathmandu</text:p>
          </table:table-cell>
          <table:table-cell office:value-type="string" table:style-name="ce1">
            <text:p>Solder</text:p>
          </table:table-cell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10" table:style-name="ce1">
            <text:p>10</text:p>
          </table:table-cell>
          <table:table-cell office:value-type="float" office:value="750" table:formula="of:=[.F81]*[.E81]" table:style-name="ce1">
            <text:p>750</text:p>
          </table:table-cell>
          <table:table-cell office:value-type="string" table:style-name="ce1">
            <text:p>NRS</text:p>
          </table:table-cell>
          <table:table-cell office:value-type="float" office:value="9.615384615384615" table:formula="of:=IF([.H81]=&quot;USD&quot;; [.G81]*[.$B$1];IF([.H81]=&quot;NRS&quot;; [.G81]*[.$B$2];[.G81]))" table:style-name="ce3">
            <text:p>9.6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angemudha, Kathmandu</text:p>
          </table:table-cell>
          <table:table-cell office:value-type="string" table:style-name="ce1">
            <text:p>Extra soldering tip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550" table:formula="of:=[.F82]*[.E82]" table:style-name="ce1">
            <text:p>550</text:p>
          </table:table-cell>
          <table:table-cell office:value-type="string" table:style-name="ce1">
            <text:p>NRS</text:p>
          </table:table-cell>
          <table:table-cell office:value-type="float" office:value="7.0512820512820511" table:formula="of:=IF([.H82]=&quot;USD&quot;; [.G82]*[.$B$1];IF([.H82]=&quot;NRS&quot;; [.G82]*[.$B$2];[.G82]))" table:style-name="ce3">
            <text:p>7.05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angemudha, Kathmandu</text:p>
          </table:table-cell>
          <table:table-cell office:value-type="string" table:style-name="ce1">
            <text:p>100m solid wire, 2x twisted</text:p>
          </table:table-cell>
          <table:table-cell office:value-type="float" office:value="1" table:style-name="ce1">
            <text:p>1</text:p>
          </table:table-cell>
          <table:table-cell office:value-type="float" office:value="500" table:style-name="ce1">
            <text:p>500</text:p>
          </table:table-cell>
          <table:table-cell office:value-type="float" office:value="1" table:style-name="ce1">
            <text:p>1</text:p>
          </table:table-cell>
          <table:table-cell office:value-type="float" office:value="500" table:formula="of:=[.F83]*[.E83]" table:style-name="ce1">
            <text:p>500</text:p>
          </table:table-cell>
          <table:table-cell office:value-type="string" table:style-name="ce1">
            <text:p>NRS</text:p>
          </table:table-cell>
          <table:table-cell office:value-type="float" office:value="6.4102564102564097" table:formula="of:=IF([.H83]=&quot;USD&quot;; [.G83]*[.$B$1];IF([.H83]=&quot;NRS&quot;; [.G83]*[.$B$2];[.G83]))" table:style-name="ce3">
            <text:p>6.4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angemudha, Kathmandu</text:p>
          </table:table-cell>
          <table:table-cell office:value-type="string" table:style-name="ce1">
            <text:p>Solder flux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150" table:formula="of:=[.F84]*[.E84]" table:style-name="ce1">
            <text:p>150</text:p>
          </table:table-cell>
          <table:table-cell office:value-type="string" table:style-name="ce1">
            <text:p>NRS</text:p>
          </table:table-cell>
          <table:table-cell office:value-type="float" office:value="1.9230769230769229" table:formula="of:=IF([.H84]=&quot;USD&quot;; [.G84]*[.$B$1];IF([.H84]=&quot;NRS&quot;; [.G84]*[.$B$2];[.G84]))" table:style-name="ce3">
            <text:p>1.9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Tool</text:p>
          </table:table-cell>
          <table:table-cell office:value-type="string" table:style-name="ce1">
            <text:p>Bangemudha, Kathmandu</text:p>
          </table:table-cell>
          <table:table-cell office:value-type="string" table:style-name="ce1">
            <text:p>Solder pump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1" table:style-name="ce1">
            <text:p>11</text:p>
          </table:table-cell>
          <table:table-cell office:value-type="float" office:value="1100" table:formula="of:=[.F85]*[.E85]" table:style-name="ce1">
            <text:p>1100</text:p>
          </table:table-cell>
          <table:table-cell office:value-type="string" table:style-name="ce1">
            <text:p>NRS</text:p>
          </table:table-cell>
          <table:table-cell office:value-type="float" office:value="14.102564102564102" table:formula="of:=IF([.H85]=&quot;USD&quot;; [.G85]*[.$B$1];IF([.H85]=&quot;NRS&quot;; [.G85]*[.$B$2];[.G85]))" table:style-name="ce3">
            <text:p>14.1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Light Circuit for Soldering Activity</text:p>
          </table:table-cell>
          <table:table-cell office:value-type="string" table:style-name="ce1">
            <text:p>Bangemudha, Kathmandu</text:p>
          </table:table-cell>
          <table:table-cell office:value-type="string" table:style-name="ce1">
            <text:p>LED 5mm white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75" table:style-name="ce1">
            <text:p>75</text:p>
          </table:table-cell>
          <table:table-cell office:value-type="float" office:value="225" table:formula="of:=[.F86]*[.E86]" table:style-name="ce1">
            <text:p>225</text:p>
          </table:table-cell>
          <table:table-cell office:value-type="string" table:style-name="ce1">
            <text:p>NRS</text:p>
          </table:table-cell>
          <table:table-cell office:value-type="float" office:value="2.8846153846153846" table:formula="of:=IF([.H86]=&quot;USD&quot;; [.G86]*[.$B$1];IF([.H86]=&quot;NRS&quot;; [.G86]*[.$B$2];[.G86]))" table:style-name="ce3">
            <text:p>2.88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Light Circuit for Soldering Activity</text:p>
          </table:table-cell>
          <table:table-cell office:value-type="string" table:style-name="ce1">
            <text:p>Bangemudha, Kathmandu</text:p>
          </table:table-cell>
          <table:table-cell office:value-type="string" table:style-name="ce1">
            <text:p>Battery Lithium CR2025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65" table:style-name="ce1">
            <text:p>65</text:p>
          </table:table-cell>
          <table:table-cell office:value-type="float" office:value="975" table:formula="of:=[.F87]*[.E87]" table:style-name="ce1">
            <text:p>975</text:p>
          </table:table-cell>
          <table:table-cell office:value-type="string" table:style-name="ce1">
            <text:p>NRS</text:p>
          </table:table-cell>
          <table:table-cell office:value-type="float" office:value="12.5" table:formula="of:=IF([.H87]=&quot;USD&quot;; [.G87]*[.$B$1];IF([.H87]=&quot;NRS&quot;; [.G87]*[.$B$2];[.G87]))" table:style-name="ce3">
            <text:p>12.5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Light Circuit for Soldering Activity</text:p>
          </table:table-cell>
          <table:table-cell office:value-type="string" table:style-name="ce1">
            <text:p>Bangemudha, Kathmandu</text:p>
          </table:table-cell>
          <table:table-cell office:value-type="string" table:style-name="ce1">
            <text:p>Prototype board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50" table:style-name="ce1">
            <text:p>50</text:p>
          </table:table-cell>
          <table:table-cell office:value-type="float" office:value="600" table:formula="of:=[.F88]*[.E88]" table:style-name="ce1">
            <text:p>600</text:p>
          </table:table-cell>
          <table:table-cell office:value-type="string" table:style-name="ce1">
            <text:p>NRS</text:p>
          </table:table-cell>
          <table:table-cell office:value-type="float" office:value="7.6923076923076916" table:formula="of:=IF([.H88]=&quot;USD&quot;; [.G88]*[.$B$1];IF([.H88]=&quot;NRS&quot;; [.G88]*[.$B$2];[.G88]))" table:style-name="ce3">
            <text:p>7.69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angemudha, Kathmandu</text:p>
          </table:table-cell>
          <table:table-cell office:value-type="string" table:style-name="ce1">
            <text:p>Motor DC 12v</text:p>
          </table:table-cell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75" table:formula="of:=[.F89]*[.E89]" table:style-name="ce1">
            <text:p>75</text:p>
          </table:table-cell>
          <table:table-cell office:value-type="string" table:style-name="ce1">
            <text:p>NRS</text:p>
          </table:table-cell>
          <table:table-cell office:value-type="float" office:value="0.96153846153846145" table:formula="of:=IF([.H89]=&quot;USD&quot;; [.G89]*[.$B$1];IF([.H89]=&quot;NRS&quot;; [.G89]*[.$B$2];[.G89]))" table:style-name="ce3">
            <text:p>0.96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pi</text:p>
          </table:table-cell>
          <table:table-cell office:value-type="string" table:style-name="ce1">
            <text:p>Bangemudha, Kathmandu</text:p>
          </table:table-cell>
          <table:table-cell office:value-type="string" table:style-name="ce1">
            <text:p>3-plug extension cord w/ switches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4" table:style-name="ce1">
            <text:p>4</text:p>
          </table:table-cell>
          <table:table-cell office:value-type="float" office:value="800" table:formula="of:=[.F90]*[.E90]" table:style-name="ce1">
            <text:p>800</text:p>
          </table:table-cell>
          <table:table-cell office:value-type="string" table:style-name="ce1">
            <text:p>NRS</text:p>
          </table:table-cell>
          <table:table-cell office:value-type="float" office:value="10.256410256410255" table:formula="of:=IF([.H90]=&quot;USD&quot;; [.G90]*[.$B$1];IF([.H90]=&quot;NRS&quot;; [.G90]*[.$B$2];[.G90]))" table:style-name="ce3">
            <text:p>10.26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for soldering irons and Rpis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Bangemudha, Kathmandu</text:p>
          </table:table-cell>
          <table:table-cell office:value-type="string" table:style-name="ce1">
            <text:p>Cable ties</text:p>
          </table:table-cell>
          <table:table-cell office:value-type="float" office:value="1" table:style-name="ce1">
            <text:p>1</text:p>
          </table:table-cell>
          <table:table-cell office:value-type="float" office:value="250" table:style-name="ce1">
            <text:p>250</text:p>
          </table:table-cell>
          <table:table-cell office:value-type="float" office:value="2" table:style-name="ce1">
            <text:p>2</text:p>
          </table:table-cell>
          <table:table-cell office:value-type="float" office:value="500" table:formula="of:=[.F91]*[.E91]" table:style-name="ce1">
            <text:p>500</text:p>
          </table:table-cell>
          <table:table-cell office:value-type="string" table:style-name="ce1">
            <text:p>NRS</text:p>
          </table:table-cell>
          <table:table-cell office:value-type="float" office:value="6.4102564102564097" table:formula="of:=IF([.H91]=&quot;USD&quot;; [.G91]*[.$B$1];IF([.H91]=&quot;NRS&quot;; [.G91]*[.$B$2];[.G91]))" table:style-name="ce3">
            <text:p>6.4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Light Circuit for Soldering Activity</text:p>
          </table:table-cell>
          <table:table-cell office:value-type="string" table:style-name="ce1">
            <text:p>Bangemudha, Kathmandu</text:p>
          </table:table-cell>
          <table:table-cell office:value-type="string" table:style-name="ce1">
            <text:p>DPDT Switches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65" table:style-name="ce1">
            <text:p>65</text:p>
          </table:table-cell>
          <table:table-cell office:value-type="float" office:value="975" table:formula="of:=[.F92]*[.E92]" table:style-name="ce1">
            <text:p>975</text:p>
          </table:table-cell>
          <table:table-cell office:value-type="string" table:style-name="ce1">
            <text:p>NRS</text:p>
          </table:table-cell>
          <table:table-cell office:value-type="float" office:value="12.5" table:formula="of:=IF([.H92]=&quot;USD&quot;; [.G92]*[.$B$1];IF([.H92]=&quot;NRS&quot;; [.G92]*[.$B$2];[.G92]))" table:style-name="ce3">
            <text:p>12.5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Tool</text:p>
          </table:table-cell>
          <table:table-cell office:value-type="string" table:style-name="ce1">
            <text:p>Bangemudha, Kathmandu</text:p>
          </table:table-cell>
          <table:table-cell office:value-type="string" table:style-name="ce1">
            <text:p>Flush Cutters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5" table:style-name="ce1">
            <text:p>5</text:p>
          </table:table-cell>
          <table:table-cell office:value-type="float" office:value="600" table:formula="of:=[.F93]*[.E93]" table:style-name="ce1">
            <text:p>600</text:p>
          </table:table-cell>
          <table:table-cell office:value-type="string" table:style-name="ce1">
            <text:p>NRS</text:p>
          </table:table-cell>
          <table:table-cell office:value-type="float" office:value="7.6923076923076916" table:formula="of:=IF([.H93]=&quot;USD&quot;; [.G93]*[.$B$1];IF([.H93]=&quot;NRS&quot;; [.G93]*[.$B$2];[.G93]))" table:style-name="ce3">
            <text:p>7.69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angemudha, Kathmandu</text:p>
          </table:table-cell>
          <table:table-cell office:value-type="string" table:style-name="ce1">
            <text:p>Electical Tape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45" table:formula="of:=[.F94]*[.E94]" table:style-name="ce1">
            <text:p>45</text:p>
          </table:table-cell>
          <table:table-cell office:value-type="string" table:style-name="ce1">
            <text:p>NRS</text:p>
          </table:table-cell>
          <table:table-cell office:value-type="float" office:value="0.57692307692307687" table:formula="of:=IF([.H94]=&quot;USD&quot;; [.G94]*[.$B$1];IF([.H94]=&quot;NRS&quot;; [.G94]*[.$B$2];[.G94]))" table:style-name="ce3">
            <text:p>0.58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angemudha, Kathmandu</text:p>
          </table:table-cell>
          <table:table-cell office:value-type="string" table:style-name="ce1">
            <text:p>Wire stripper (variable)</text:p>
          </table:table-cell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5" table:style-name="ce1">
            <text:p>5</text:p>
          </table:table-cell>
          <table:table-cell office:value-type="float" office:value="375" table:formula="of:=[.F95]*[.E95]" table:style-name="ce1">
            <text:p>375</text:p>
          </table:table-cell>
          <table:table-cell office:value-type="string" table:style-name="ce1">
            <text:p>NRS</text:p>
          </table:table-cell>
          <table:table-cell office:value-type="float" office:value="4.8076923076923075" table:formula="of:=IF([.H95]=&quot;USD&quot;; [.G95]*[.$B$1];IF([.H95]=&quot;NRS&quot;; [.G95]*[.$B$2];[.G95]))" table:style-name="ce3">
            <text:p>4.8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Light Circuit for Soldering Activity</text:p>
          </table:table-cell>
          <table:table-cell office:value-type="string" table:style-name="ce1">
            <text:p>Bangemudha, Kathmandu</text:p>
          </table:table-cell>
          <table:table-cell office:value-type="string" table:style-name="ce1">
            <text:p>LSR Light Sensitive Resistor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65" table:style-name="ce1">
            <text:p>65</text:p>
          </table:table-cell>
          <table:table-cell office:value-type="float" office:value="975" table:formula="of:=[.F96]*[.E96]" table:style-name="ce1">
            <text:p>975</text:p>
          </table:table-cell>
          <table:table-cell office:value-type="string" table:style-name="ce1">
            <text:p>NRS</text:p>
          </table:table-cell>
          <table:table-cell office:value-type="float" office:value="12.5" table:formula="of:=IF([.H96]=&quot;USD&quot;; [.G96]*[.$B$1];IF([.H96]=&quot;NRS&quot;; [.G96]*[.$B$2];[.G96]))" table:style-name="ce3">
            <text:p>12.5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Light Circuit for Soldering Activity</text:p>
          </table:table-cell>
          <table:table-cell office:value-type="string" table:style-name="ce1">
            <text:p>Bangemudha, Kathmandu</text:p>
          </table:table-cell>
          <table:table-cell office:value-type="string" table:style-name="ce1">
            <text:p>Potentiometer 10k, small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65" table:style-name="ce1">
            <text:p>65</text:p>
          </table:table-cell>
          <table:table-cell office:value-type="float" office:value="975" table:formula="of:=[.F97]*[.E97]" table:style-name="ce1">
            <text:p>975</text:p>
          </table:table-cell>
          <table:table-cell office:value-type="string" table:style-name="ce1">
            <text:p>NRS</text:p>
          </table:table-cell>
          <table:table-cell office:value-type="float" office:value="12.5" table:formula="of:=IF([.H97]=&quot;USD&quot;; [.G97]*[.$B$1];IF([.H97]=&quot;NRS&quot;; [.G97]*[.$B$2];[.G97]))" table:style-name="ce3">
            <text:p>12.5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pi</text:p>
          </table:table-cell>
          <table:table-cell office:value-type="string" table:style-name="ce1">
            <text:p>Computer Solution</text:p>
          </table:table-cell>
          <table:table-cell office:value-type="string" table:style-name="ce1">
            <text:p>Wireless Router</text:p>
          </table:table-cell>
          <table:table-cell office:value-type="float" office:value="1" table:style-name="ce1">
            <text:p>1</text:p>
          </table:table-cell>
          <table:table-cell office:value-type="float" office:value="2200" table:style-name="ce1">
            <text:p>2200</text:p>
          </table:table-cell>
          <table:table-cell office:value-type="float" office:value="1" table:style-name="ce1">
            <text:p>1</text:p>
          </table:table-cell>
          <table:table-cell office:value-type="float" office:value="2200" table:formula="of:=[.F98]*[.E98]" table:style-name="ce1">
            <text:p>2200</text:p>
          </table:table-cell>
          <table:table-cell office:value-type="string" table:style-name="ce1">
            <text:p>NRS</text:p>
          </table:table-cell>
          <table:table-cell office:value-type="float" office:value="28.205128205128204" table:formula="of:=IF([.H98]=&quot;USD&quot;; [.G98]*[.$B$1];IF([.H98]=&quot;NRS&quot;; [.G98]*[.$B$2];[.G98]))" table:style-name="ce3">
            <text:p>28.2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for PiNet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pi</text:p>
          </table:table-cell>
          <table:table-cell office:value-type="string" table:style-name="ce1">
            <text:p>Computer Solution</text:p>
          </table:table-cell>
          <table:table-cell office:value-type="string" table:style-name="ce1">
            <text:p>24 gbit port neetwork switch</text:p>
          </table:table-cell>
          <table:table-cell office:value-type="float" office:value="1" table:style-name="ce1">
            <text:p>1</text:p>
          </table:table-cell>
          <table:table-cell office:value-type="float" office:value="8000" table:style-name="ce1">
            <text:p>8000</text:p>
          </table:table-cell>
          <table:table-cell office:value-type="float" office:value="1" table:style-name="ce1">
            <text:p>1</text:p>
          </table:table-cell>
          <table:table-cell office:value-type="float" office:value="8000" table:formula="of:=[.F99]*[.E99]" table:style-name="ce1">
            <text:p>8000</text:p>
          </table:table-cell>
          <table:table-cell office:value-type="string" table:style-name="ce1">
            <text:p>NRS</text:p>
          </table:table-cell>
          <table:table-cell office:value-type="float" office:value="102.56410256410255" table:formula="of:=IF([.H99]=&quot;USD&quot;; [.G99]*[.$B$1];IF([.H99]=&quot;NRS&quot;; [.G99]*[.$B$2];[.G99]))" table:style-name="ce3">
            <text:p>102.56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for PiNet</text:p>
          </table:table-cell>
          <table:table-cell table:number-columns-repeated="16371"/>
        </table:table-row>
        <table:table-row table:number-rows-repeated="1048477" table:style-name="ro1">
          <table:table-cell table:number-columns-repeated="16384"/>
        </table:table-row>
      </table:table>
      <table:table table:name="Actvity_7" table:style-name="ta1">
        <table:table-column table:style-name="co16" table:default-cell-style-name="ce1"/>
        <table:table-column table:style-name="co17" table:default-cell-style-name="ce1"/>
        <table:table-column table:style-name="co16" table:number-columns-repeated="16382" table:default-cell-style-name="ce1"/>
        <table:table-row table:style-name="ro1">
          <table:table-cell office:value-type="float" office:value="1.38" table:style-name="ce1">
            <text:p>1.38</text:p>
          </table:table-cell>
          <table:table-cell office:value-type="string" table:style-name="ce1">
            <text:p>from MasterCard through AliExpresss and Digilent USD charges 201706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ore</text:p>
          </table:table-cell>
          <table:table-cell office:value-type="string" table:style-name="ce1">
            <text:p>Desctription<text:s/></text:p>
          </table:table-cell>
          <table:table-cell office:value-type="string" table:style-name="ce1">
            <text:p>Unit</text:p>
          </table:table-cell>
          <table:table-cell office:value-type="string" table:style-name="ce1">
            <text:p>Unit Cost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Total Cost</text:p>
          </table:table-cell>
          <table:table-cell office:value-type="string" table:style-name="ce1">
            <text:p>Currency</text:p>
          </table:table-cell>
          <table:table-cell office:value-type="string" table:style-name="ce1">
            <text:p>Total CAD</text:p>
          </table:table-cell>
          <table:table-cell office:value-type="string" table:style-name="ce1">
            <text:p>Ordered</text:p>
          </table:table-cell>
          <table:table-cell office:value-type="string" table:style-name="ce1">
            <text:p>Received</text:p>
          </table:table-cell>
          <table:table-cell office:value-type="string" table:style-name="ce1">
            <text:p>Mass (g)</text:p>
          </table:table-cell>
          <table:table-cell office:value-type="string" table:style-name="ce1">
            <text:p>Website</text:p>
          </table:table-cell>
          <table:table-cell office:value-type="string" table:style-name="ce1">
            <text:p>Qty per student</text:p>
          </table:table-cell>
          <table:table-cell office:value-type="string" table:style-name="ce1">
            <text:p>Cost per student CAD</text:p>
          </table:table-cell>
          <table:table-cell office:value-type="string" table:style-name="ce1">
            <text:p>Likely to be broken</text:p>
          </table:table-cell>
          <table:table-cell office:value-type="string" table:style-name="ce1">
            <text:p>Expendible Cost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AliExpress</text:p>
          </table:table-cell>
          <table:table-cell office:value-type="string" table:style-name="ce1">
            <text:p>Piezo Buzzer 5V 12mm</text:p>
          </table:table-cell>
          <table:table-cell office:value-type="float" office:value="10" table:style-name="ce1">
            <text:p>10</text:p>
          </table:table-cell>
          <table:table-cell office:value-type="float" office:value="1.37" table:style-name="ce1">
            <text:p>1.37</text:p>
          </table:table-cell>
          <table:table-cell office:value-type="float" office:value="2" table:style-name="ce1">
            <text:p>2</text:p>
          </table:table-cell>
          <table:table-cell office:value-type="float" office:value="2.74" table:style-name="ce1">
            <text:p>2.74</text:p>
          </table:table-cell>
          <table:table-cell office:value-type="string" table:style-name="ce1">
            <text:p>USD</text:p>
          </table:table-cell>
          <table:table-cell office:value-type="float" office:value="3.7812000000000001" table:style-name="ce1">
            <text:p>3.781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https://www.aliexpress.com/item/10pcs-5v-Active-Buzzer-Magnetic-Long-Continous-Beep-Tone-Alarm-Ringer-12mm-MINI-Active-Piezo-Buzzers/32620122626.html</text:p>
          </table:table-cell>
          <table:table-cell office:value-type="float" office:value="1" table:style-name="ce1">
            <text:p>1</text:p>
          </table:table-cell>
          <table:table-cell office:value-type="float" office:value="0.18906000000000001" table:formula="of:=([.H4]*[.M4])/([.E4]*[.C4])" table:style-name="ce3">
            <text:p>0.19</text:p>
          </table:table-cell>
          <table:table-cell table:style-name="ce3"/>
          <table:table-cell office:value-type="float" office:value="0" table:formula="of:=IF([.O4]=&quot;y&quot;;[.N4];0)" table:style-name="ce3">
            <text:p>0.00</text:p>
          </table:table-cell>
          <table:table-cell office:value-type="string" table:style-name="ce1">
            <text:p>[Ali0</text:p>
          </table:table-cell>
          <table:table-cell office:value-type="string" table:style-name="ce1">
            <text:p>https://www.aliexpress.com/item/10pcs-5v-Active-Buzzer-Magnetic-Long-Continous-Beep-Tone-Alarm-Ringer-12mm-MINI-Active-Piezo-Buzzers/32620122626.html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liExpress</text:p>
          </table:table-cell>
          <table:table-cell office:value-type="string" table:style-name="ce1">
            <text:p>Jumper cables MM MF FF 10cm</text:p>
          </table:table-cell>
          <table:table-cell office:value-type="float" office:value="120" table:style-name="ce1">
            <text:p>120</text:p>
          </table:table-cell>
          <table:table-cell office:value-type="float" office:value="1.69" table:style-name="ce1">
            <text:p>1.69</text:p>
          </table:table-cell>
          <table:table-cell office:value-type="float" office:value="5" table:style-name="ce1">
            <text:p>5</text:p>
          </table:table-cell>
          <table:table-cell office:value-type="float" office:value="8.4499999999999993" table:style-name="ce1">
            <text:p>8.45</text:p>
          </table:table-cell>
          <table:table-cell office:value-type="string" table:style-name="ce1">
            <text:p>USD</text:p>
          </table:table-cell>
          <table:table-cell office:value-type="float" office:value="11.660999999999998" table:style-name="ce1">
            <text:p>11.66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https://www.aliexpress.com/item/Free-shipping-Dupont-line-120pcs-10cm-male-to-male-male-to-female-and-female-to-female/32714431608.html</text:p>
          </table:table-cell>
          <table:table-cell office:value-type="float" office:value="3" table:style-name="ce1">
            <text:p>3</text:p>
          </table:table-cell>
          <table:table-cell office:value-type="float" office:value="5.8304999999999982E-2" table:formula="of:=([.H5]*[.M5])/([.E5]*[.C5])" table:style-name="ce3">
            <text:p>0.06</text:p>
          </table:table-cell>
          <table:table-cell office:value-type="string" table:style-name="ce3">
            <text:p>y</text:p>
          </table:table-cell>
          <table:table-cell office:value-type="float" office:value="5.8304999999999982E-2" table:formula="of:=IF([.O5]=&quot;y&quot;;[.N5];0)" table:style-name="ce3">
            <text:p>0.06</text:p>
          </table:table-cell>
          <table:table-cell office:value-type="string" table:style-name="ce1">
            <text:p>[Ali1</text:p>
          </table:table-cell>
          <table:table-cell office:value-type="string" table:style-name="ce1">
            <text:p>https://www.aliexpress.com/item/Free-shipping-Dupont-line-120pcs-10cm-male-to-male-male-to-female-and-female-to-female/32714431608.html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liExpress</text:p>
          </table:table-cell>
          <table:table-cell office:value-type="string" table:style-name="ce1">
            <text:p>Breadboard 400 point</text:p>
          </table:table-cell>
          <table:table-cell office:value-type="float" office:value="10" table:style-name="ce1">
            <text:p>10</text:p>
          </table:table-cell>
          <table:table-cell office:value-type="float" office:value="10.8" table:style-name="ce1">
            <text:p>10.8</text:p>
          </table:table-cell>
          <table:table-cell office:value-type="float" office:value="1" table:style-name="ce1">
            <text:p>1</text:p>
          </table:table-cell>
          <table:table-cell office:value-type="float" office:value="10.8" table:style-name="ce1">
            <text:p>10.8</text:p>
          </table:table-cell>
          <table:table-cell office:value-type="string" table:style-name="ce1">
            <text:p>USD</text:p>
          </table:table-cell>
          <table:table-cell office:value-type="float" office:value="14.904" table:style-name="ce1">
            <text:p>14.904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https://www.aliexpress.com/item/Free-Shipping-10pc-Quality-mini-bread-board-breadboard-8-5CM-x-5-5CM-400-holes/1785291644.html</text:p>
          </table:table-cell>
          <table:table-cell office:value-type="float" office:value="1" table:style-name="ce1">
            <text:p>1</text:p>
          </table:table-cell>
          <table:table-cell office:value-type="float" office:value="1.4903999999999999" table:formula="of:=([.H6]*[.M6])/([.E6]*[.C6])" table:style-name="ce3">
            <text:p>1.49</text:p>
          </table:table-cell>
          <table:table-cell table:style-name="ce3"/>
          <table:table-cell office:value-type="float" office:value="0" table:formula="of:=IF([.O6]=&quot;y&quot;;[.N6];0)" table:style-name="ce3">
            <text:p>0.00</text:p>
          </table:table-cell>
          <table:table-cell office:value-type="string" table:style-name="ce1">
            <text:p>[Ali2</text:p>
          </table:table-cell>
          <table:table-cell office:value-type="string" table:style-name="ce1">
            <text:p>https://www.aliexpress.com/item/Free-Shipping-10pc-Quality-mini-bread-board-breadboard-8-5CM-x-5-5CM-400-holes/1785291644.html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liExpress</text:p>
          </table:table-cell>
          <table:table-cell office:value-type="string" table:style-name="ce1">
            <text:p>Breadboard Power Supply</text:p>
          </table:table-cell>
          <table:table-cell office:value-type="float" office:value="10" table:style-name="ce1">
            <text:p>10</text:p>
          </table:table-cell>
          <table:table-cell office:value-type="float" office:value="5.43" table:style-name="ce1">
            <text:p>5.43</text:p>
          </table:table-cell>
          <table:table-cell office:value-type="float" office:value="1" table:style-name="ce1">
            <text:p>1</text:p>
          </table:table-cell>
          <table:table-cell office:value-type="float" office:value="5.43" table:style-name="ce1">
            <text:p>5.43</text:p>
          </table:table-cell>
          <table:table-cell office:value-type="string" table:style-name="ce1">
            <text:p>USD</text:p>
          </table:table-cell>
          <table:table-cell office:value-type="float" office:value="7.4933999999999994" table:style-name="ce1">
            <text:p>7.4934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https://www.aliexpress.com/item/Best-price-10pcs-lot-MB102-Solderless-Breadboard-Power-Supply-Module-3-3V-or-5V/32505402973.html</text:p>
          </table:table-cell>
          <table:table-cell office:value-type="float" office:value="1" table:style-name="ce1">
            <text:p>1</text:p>
          </table:table-cell>
          <table:table-cell office:value-type="float" office:value="0.7493399999999999" table:formula="of:=([.H7]*[.M7])/([.E7]*[.C7])" table:style-name="ce3">
            <text:p>0.75</text:p>
          </table:table-cell>
          <table:table-cell table:style-name="ce3"/>
          <table:table-cell office:value-type="float" office:value="0" table:formula="of:=IF([.O7]=&quot;y&quot;;[.N7];0)" table:style-name="ce3">
            <text:p>0.00</text:p>
          </table:table-cell>
          <table:table-cell office:value-type="string" table:style-name="ce1">
            <text:p>[Ali3</text:p>
          </table:table-cell>
          <table:table-cell office:value-type="string" table:style-name="ce1">
            <text:p>https://www.aliexpress.com/item/Best-price-10pcs-lot-MB102-Solderless-Breadboard-Power-Supply-Module-3-3V-or-5V/32505402973.html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liExpress</text:p>
          </table:table-cell>
          <table:table-cell office:value-type="string" table:style-name="ce1">
            <text:p>9V Ni-Mh 450mAh</text:p>
          </table:table-cell>
          <table:table-cell office:value-type="float" office:value="8" table:style-name="ce1">
            <text:p>8</text:p>
          </table:table-cell>
          <table:table-cell office:value-type="float" office:value="29.99" table:style-name="ce1">
            <text:p>29.99</text:p>
          </table:table-cell>
          <table:table-cell office:value-type="float" office:value="1" table:style-name="ce1">
            <text:p>1</text:p>
          </table:table-cell>
          <table:table-cell office:value-type="float" office:value="29.99" table:style-name="ce1">
            <text:p>29.99</text:p>
          </table:table-cell>
          <table:table-cell office:value-type="string" table:style-name="ce1">
            <text:p>USD</text:p>
          </table:table-cell>
          <table:table-cell office:value-type="float" office:value="41.386199999999995" table:style-name="ce1">
            <text:p>41.386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https://www.aliexpress.com/item/Wholesales-8pcs-lot-ETINESAN-9v-450mAh-Ni-MH-Rechargeable-9-Volt-NiMH-Battery-Batteries-use-Camera/32535390438.html</text:p>
          </table:table-cell>
          <table:table-cell office:value-type="float" office:value="1" table:style-name="ce1">
            <text:p>1</text:p>
          </table:table-cell>
          <table:table-cell office:value-type="float" office:value="5.1732749999999994" table:formula="of:=([.H8]*[.M8])/([.E8]*[.C8])" table:style-name="ce3">
            <text:p>5.17</text:p>
          </table:table-cell>
          <table:table-cell table:style-name="ce3"/>
          <table:table-cell office:value-type="float" office:value="0" table:formula="of:=IF([.O8]=&quot;y&quot;;[.N8];0)" table:style-name="ce3">
            <text:p>0.00</text:p>
          </table:table-cell>
          <table:table-cell office:value-type="string" table:style-name="ce1">
            <text:p>[Ali4</text:p>
          </table:table-cell>
          <table:table-cell office:value-type="string" table:style-name="ce1">
            <text:p>https://www.aliexpress.com/item/Wholesales-8pcs-lot-ETINESAN-9v-450mAh-Ni-MH-Rechargeable-9-Volt-NiMH-Battery-Batteries-use-Camera/32535390438.html</text:p>
          </table:table-cell>
          <table:table-cell table:number-columns-repeated="16366"/>
        </table:table-row>
        <table:table-row table:style-name="ro1">
          <table:table-cell table:number-columns-repeated="13" table:style-name="ce1"/>
          <table:table-cell office:value-type="float" office:value="7.6603799999999991" table:formula="of:=SUM([.N4:.N8])" table:style-name="ce3">
            <text:p>7.66</text:p>
          </table:table-cell>
          <table:table-cell table:style-name="ce1"/>
          <table:table-cell office:value-type="float" office:value="5.8304999999999982E-2" table:formula="of:=SUM([.P4:.P8])" table:style-name="ce3">
            <text:p>0.06</text:p>
          </table:table-cell>
          <table:table-cell table:number-columns-repeated="16368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Activity_6" table:style-name="ta1">
        <table:table-column table:style-name="co16" table:number-columns-repeated="2" table:default-cell-style-name="ce1"/>
        <table:table-column table:style-name="co18" table:default-cell-style-name="ce1"/>
        <table:table-column table:style-name="co16" table:number-columns-repeated="16381" table:default-cell-style-name="ce1"/>
        <table:table-row table:style-name="ro1">
          <table:table-cell office:value-type="string" table:style-name="ce1">
            <text:p>CAD/USD</text:p>
          </table:table-cell>
          <table:table-cell office:value-type="float" office:value="1.38" table:style-name="ce1">
            <text:p>1.38</text:p>
          </table:table-cell>
          <table:table-cell office:value-type="string" table:style-name="ce1">
            <text:p>from MasterCard through AliExpresss and Digilent USD charges 201706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it</text:p>
          </table:table-cell>
          <table:table-cell office:value-type="string" table:style-name="ce1">
            <text:p>Store</text:p>
          </table:table-cell>
          <table:table-cell office:value-type="string" table:style-name="ce1">
            <text:p>Desctription<text:s/></text:p>
          </table:table-cell>
          <table:table-cell office:value-type="string" table:style-name="ce1">
            <text:p>Unit</text:p>
          </table:table-cell>
          <table:table-cell office:value-type="string" table:style-name="ce1">
            <text:p>Unit Cost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Total Cost</text:p>
          </table:table-cell>
          <table:table-cell office:value-type="string" table:style-name="ce1">
            <text:p>Currency</text:p>
          </table:table-cell>
          <table:table-cell office:value-type="string" table:style-name="ce1">
            <text:p>Total CAD</text:p>
          </table:table-cell>
          <table:table-cell office:value-type="string" table:style-name="ce1">
            <text:p>Ordered</text:p>
          </table:table-cell>
          <table:table-cell office:value-type="string" table:style-name="ce1">
            <text:p>Received</text:p>
          </table:table-cell>
          <table:table-cell office:value-type="string" table:style-name="ce1">
            <text:p>Mass (g)</text:p>
          </table:table-cell>
          <table:table-cell office:value-type="string" table:style-name="ce1">
            <text:p>Comment</text:p>
          </table:table-cell>
          <table:table-cell office:value-type="string" table:style-name="ce1">
            <text:p>Qty per student</text:p>
          </table:table-cell>
          <table:table-cell office:value-type="string" table:style-name="ce1">
            <text:p>Cost per student CAD</text:p>
          </table:table-cell>
          <table:table-cell office:value-type="string" table:style-name="ce1">
            <text:p>Likely to be broken</text:p>
          </table:table-cell>
          <table:table-cell office:value-type="string" table:style-name="ce1">
            <text:p>Expendible Cost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Push Button</text:p>
          </table:table-cell>
          <table:table-cell office:value-type="float" office:value="100" table:style-name="ce1">
            <text:p>100</text:p>
          </table:table-cell>
          <table:table-cell office:value-type="float" office:value="1.6" table:style-name="ce1">
            <text:p>1.6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string" table:style-name="ce1">
            <text:p>USD</text:p>
          </table:table-cell>
          <table:table-cell office:value-type="float" office:value="2.2079999999999997" table:style-name="ce1">
            <text:p>2.208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https://www.aliexpress.com/item/Free-Shipping-100PCS-2-pins-6-6-5-mm-Switch-Tactile-Push-Button-Switches-6x6x5mm/1393753898.html?spm=2114.01010208.3.89.VeW6Y6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,searchweb201603_9,ppcSwitch_4&amp;btsid=0ad2c9e1-e4e3-419e-8f32-c9bb7d9ded7c&amp;algo_expid=5c4bcdb3-acce-4f8a-9f45-fbd33bf2db3b-11&amp;algo_pvid=5c4bcdb3-acce-4f8a-9f45-fbd33bf2db3b</text:p>
          </table:table-cell>
          <table:table-cell office:value-type="float" office:value="2" table:style-name="ce1">
            <text:p>2</text:p>
          </table:table-cell>
          <table:table-cell office:value-type="float" office:value="4.4159999999999998E-2" table:formula="of:=([.I4]*[.N4])/([.F4]*[.D4])" table:style-name="ce3">
            <text:p>0.04</text:p>
          </table:table-cell>
          <table:table-cell office:value-type="string" table:style-name="ce3">
            <text:p>y</text:p>
          </table:table-cell>
          <table:table-cell office:value-type="float" office:value="4.4159999999999998E-2" table:formula="of:=IF([.P4]=&quot;y&quot;;[.O4];0)" table:style-name="ce3">
            <text:p>0.04</text:p>
          </table:table-cell>
          <table:table-cell office:value-type="string" table:style-name="ce1">
            <text:p>[Ali0</text:p>
          </table:table-cell>
          <table:table-cell office:value-type="string" table:style-name="ce1">
            <text:p>https://www.aliexpress.com/item/Free-Shipping-100PCS-2-pins-6-6-5-mm-Switch-Tactile-Push-Button-Switches-6x6x5mm/1393753898.htm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Potentiometer 10k</text:p>
          </table:table-cell>
          <table:table-cell office:value-type="float" office:value="10" table:style-name="ce1">
            <text:p>10</text:p>
          </table:table-cell>
          <table:table-cell office:value-type="float" office:value="2.75" table:style-name="ce1">
            <text:p>2.75</text:p>
          </table:table-cell>
          <table:table-cell office:value-type="float" office:value="1" table:style-name="ce1">
            <text:p>1</text:p>
          </table:table-cell>
          <table:table-cell office:value-type="float" office:value="2.75" table:style-name="ce1">
            <text:p>2.75</text:p>
          </table:table-cell>
          <table:table-cell office:value-type="string" table:style-name="ce1">
            <text:p>USD</text:p>
          </table:table-cell>
          <table:table-cell office:value-type="float" office:value="3.7949999999999999" table:style-name="ce1">
            <text:p>3.795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https://www.aliexpress.com/item/10PC-Lot-B10K-Single-Linear-Pot-Potentiometer-10K-15mm-Shaft-with-Nuts-Shims-YXSMDZ142/32238712661.html?spm=2114.01010208.3.18.Ew1lRr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,searchweb201603_9,ppcSwitch_4&amp;btsid=2cf7c67c-1920-49c4-9104-570629bec55e&amp;algo_expid=925c0582-b34a-4fc9-9440-cb644baa475f-2&amp;algo_pvid=925c0582-b34a-4fc9-9440-cb644baa475f</text:p>
          </table:table-cell>
          <table:table-cell office:value-type="float" office:value="1" table:style-name="ce1">
            <text:p>1</text:p>
          </table:table-cell>
          <table:table-cell office:value-type="float" office:value="0.3795" table:formula="of:=([.I5]*[.N5])/([.F5]*[.D5])" table:style-name="ce3">
            <text:p>0.38</text:p>
          </table:table-cell>
          <table:table-cell office:value-type="string" table:style-name="ce3">
            <text:p>y</text:p>
          </table:table-cell>
          <table:table-cell office:value-type="float" office:value="0.3795" table:formula="of:=IF([.P5]=&quot;y&quot;;[.O5];0)" table:style-name="ce3">
            <text:p>0.38</text:p>
          </table:table-cell>
          <table:table-cell office:value-type="string" table:style-name="ce1">
            <text:p>[Ali1</text:p>
          </table:table-cell>
          <table:table-cell office:value-type="string" table:style-name="ce1">
            <text:p>https://www.aliexpress.com/item/10PC-Lot-B10K-Single-Linear-Pot-Potentiometer-10K-15mm-Shaft-with-Nuts-Shims-YXSMDZ142/32238712661.htm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LED RGB Common Cathode</text:p>
          </table:table-cell>
          <table:table-cell office:value-type="float" office:value="100" table:style-name="ce1">
            <text:p>100</text:p>
          </table:table-cell>
          <table:table-cell office:value-type="float" office:value="2.99" table:style-name="ce1">
            <text:p>2.99</text:p>
          </table:table-cell>
          <table:table-cell office:value-type="float" office:value="1" table:style-name="ce1">
            <text:p>1</text:p>
          </table:table-cell>
          <table:table-cell office:value-type="float" office:value="2.99" table:style-name="ce1">
            <text:p>2.99</text:p>
          </table:table-cell>
          <table:table-cell office:value-type="string" table:style-name="ce1">
            <text:p>USD</text:p>
          </table:table-cell>
          <table:table-cell office:value-type="float" office:value="4.1261999999999999" table:style-name="ce1">
            <text:p>4.126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https://www.aliexpress.com/item/Free-shipping-100pcs-lot-5mm-RGB-LED-Common-Cathode-4-Pins-Tri-Color-Emitting-Diodes-f5/1895359267.html?spm=2114.01010208.3.1.bO5W3B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,searchweb201603_9,ppcSwitch_4&amp;btsid=15679711-e4f2-4f5a-86e5-ad929efbfa2a&amp;algo_expid=233f9798-d285-4944-a820-5af146d1ff22-0&amp;algo_pvid=233f9798-d285-4944-a820-5af146d1ff22</text:p>
          </table:table-cell>
          <table:table-cell office:value-type="float" office:value="1" table:style-name="ce1">
            <text:p>1</text:p>
          </table:table-cell>
          <table:table-cell office:value-type="float" office:value="4.1262E-2" table:formula="of:=([.I6]*[.N6])/([.F6]*[.D6])" table:style-name="ce3">
            <text:p>0.04</text:p>
          </table:table-cell>
          <table:table-cell office:value-type="string" table:style-name="ce3">
            <text:p>y</text:p>
          </table:table-cell>
          <table:table-cell office:value-type="float" office:value="4.1262E-2" table:formula="of:=IF([.P6]=&quot;y&quot;;[.O6];0)" table:style-name="ce3">
            <text:p>0.04</text:p>
          </table:table-cell>
          <table:table-cell office:value-type="string" table:style-name="ce1">
            <text:p>[Ali2</text:p>
          </table:table-cell>
          <table:table-cell office:value-type="string" table:style-name="ce1">
            <text:p>https://www.aliexpress.com/item/Free-shipping-100pcs-lot-5mm-RGB-LED-Common-Cathode-4-Pins-Tri-Color-Emitting-Diodes-f5/1895359267.htm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LED Assorted 3mm 5mm</text:p>
          </table:table-cell>
          <table:table-cell office:value-type="float" office:value="200" table:style-name="ce1">
            <text:p>200</text:p>
          </table:table-cell>
          <table:table-cell office:value-type="float" office:value="3.03" table:style-name="ce1">
            <text:p>3.03</text:p>
          </table:table-cell>
          <table:table-cell office:value-type="float" office:value="1" table:style-name="ce1">
            <text:p>1</text:p>
          </table:table-cell>
          <table:table-cell office:value-type="float" office:value="3.03" table:style-name="ce1">
            <text:p>3.03</text:p>
          </table:table-cell>
          <table:table-cell office:value-type="string" table:style-name="ce1">
            <text:p>USD</text:p>
          </table:table-cell>
          <table:table-cell office:value-type="float" office:value="4.1813999999999991" table:style-name="ce1">
            <text:p>4.1814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https://www.aliexpress.com/item/J34-Free-Shipping-1-set-200Pcs-3mm-5mm-LED-Light-White-Yellow-Red-Blue-Green-Assortment/32655072420.html?spm=2114.01010208.3.34.K24zLn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,searchweb201603_9,ppcSwitch_4&amp;btsid=74f564e8-cf58-4fba-8b0c-d472d28c2ff7&amp;algo_expid=b1394c0c-3084-49e8-8bfd-5efb17d393b7-4&amp;algo_pvid=b1394c0c-3084-49e8-8bfd-5efb17d393b7</text:p>
          </table:table-cell>
          <table:table-cell office:value-type="float" office:value="1" table:style-name="ce1">
            <text:p>1</text:p>
          </table:table-cell>
          <table:table-cell office:value-type="float" office:value="2.0906999999999995E-2" table:formula="of:=([.I7]*[.N7])/([.F7]*[.D7])" table:style-name="ce3">
            <text:p>0.02</text:p>
          </table:table-cell>
          <table:table-cell office:value-type="string" table:style-name="ce3">
            <text:p>y</text:p>
          </table:table-cell>
          <table:table-cell office:value-type="float" office:value="2.0906999999999995E-2" table:formula="of:=IF([.P7]=&quot;y&quot;;[.O7];0)" table:style-name="ce3">
            <text:p>0.02</text:p>
          </table:table-cell>
          <table:table-cell office:value-type="string" table:style-name="ce1">
            <text:p>[Ali3</text:p>
          </table:table-cell>
          <table:table-cell office:value-type="string" table:style-name="ce1">
            <text:p>https://www.aliexpress.com/item/J34-Free-Shipping-1-set-200Pcs-3mm-5mm-LED-Light-White-Yellow-Red-Blue-Green-Assortment/32655072420.htm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Piezo Buzzer 5V 12mm</text:p>
          </table:table-cell>
          <table:table-cell office:value-type="float" office:value="10" table:style-name="ce1">
            <text:p>10</text:p>
          </table:table-cell>
          <table:table-cell office:value-type="float" office:value="1.37" table:style-name="ce1">
            <text:p>1.37</text:p>
          </table:table-cell>
          <table:table-cell office:value-type="float" office:value="2" table:style-name="ce1">
            <text:p>2</text:p>
          </table:table-cell>
          <table:table-cell office:value-type="float" office:value="2.74" table:style-name="ce1">
            <text:p>2.74</text:p>
          </table:table-cell>
          <table:table-cell office:value-type="string" table:style-name="ce1">
            <text:p>USD</text:p>
          </table:table-cell>
          <table:table-cell office:value-type="float" office:value="3.7812000000000001" table:style-name="ce1">
            <text:p>3.781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https://www.aliexpress.com/item/10pcs-5v-Active-Buzzer-Magnetic-Long-Continous-Beep-Tone-Alarm-Ringer-12mm-MINI-Active-Piezo-Buzzers/32620122626.html?spm=2114.10010108.1000014.9.cEh4tF&amp;traffic_analysisId=recommend_3035_5_83087_icosac&amp;scm=1007.13338.83087.0&amp;pvid=6477b8b5-e4ca-4223-acb2-99890cbd10f4&amp;tpp=1</text:p>
          </table:table-cell>
          <table:table-cell office:value-type="float" office:value="1" table:style-name="ce1">
            <text:p>1</text:p>
          </table:table-cell>
          <table:table-cell office:value-type="float" office:value="0.18906000000000001" table:formula="of:=([.I8]*[.N8])/([.F8]*[.D8])" table:style-name="ce3">
            <text:p>0.19</text:p>
          </table:table-cell>
          <table:table-cell table:style-name="ce3"/>
          <table:table-cell office:value-type="float" office:value="0" table:formula="of:=IF([.P8]=&quot;y&quot;;[.O8];0)" table:style-name="ce3">
            <text:p>0.00</text:p>
          </table:table-cell>
          <table:table-cell office:value-type="string" table:style-name="ce1">
            <text:p>[Ali4</text:p>
          </table:table-cell>
          <table:table-cell office:value-type="string" table:style-name="ce1">
            <text:p>https://www.aliexpress.com/item/10pcs-5v-Active-Buzzer-Magnetic-Long-Continous-Beep-Tone-Alarm-Ringer-12mm-MINI-Active-Piezo-Buzzers/32620122626.htm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Resistors Assorted 2100pcs</text:p>
          </table:table-cell>
          <table:table-cell office:value-type="float" office:value="2100" table:style-name="ce1">
            <text:p>210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USD</text:p>
          </table:table-cell>
          <table:table-cell office:value-type="float" office:value="12.419999999999998" table:style-name="ce1">
            <text:p>12.4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https://www.aliexpress.com/item/Total-2100pcs-1-1-4W-Metal-Film-Resistor-Assorted-Kit-21-Values-1-Ohm-1M-Ohm/1065989389.html?spm=2114.01010208.3.49.E1lT47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-normal#cfs,searchweb201603_9,ppcSwitch_4&amp;btsid=c29fad75-42b1-4f39-a439-a6d88e149c80&amp;algo_expid=8316255e-6bd9-4140-b171-8a451ea8713a-6&amp;algo_pvid=8316255e-6bd9-4140-b171-8a451ea8713a</text:p>
          </table:table-cell>
          <table:table-cell office:value-type="float" office:value="3" table:style-name="ce1">
            <text:p>3</text:p>
          </table:table-cell>
          <table:table-cell office:value-type="float" office:value="1.774285714285714E-2" table:formula="of:=([.I9]*[.N9])/([.F9]*[.D9])" table:style-name="ce3">
            <text:p>0.02</text:p>
          </table:table-cell>
          <table:table-cell office:value-type="string" table:style-name="ce3">
            <text:p>y</text:p>
          </table:table-cell>
          <table:table-cell office:value-type="float" office:value="1.774285714285714E-2" table:formula="of:=IF([.P9]=&quot;y&quot;;[.O9];0)" table:style-name="ce3">
            <text:p>0.02</text:p>
          </table:table-cell>
          <table:table-cell office:value-type="string" table:style-name="ce1">
            <text:p>[Ali5</text:p>
          </table:table-cell>
          <table:table-cell office:value-type="string" table:style-name="ce1">
            <text:p>https://www.aliexpress.com/item/Total-2100pcs-1-1-4W-Metal-Film-Resistor-Assorted-Kit-21-Values-1-Ohm-1M-Ohm/1065989389.htm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9V Battery Snap</text:p>
          </table:table-cell>
          <table:table-cell office:value-type="float" office:value="10" table:style-name="ce1">
            <text:p>10</text:p>
          </table:table-cell>
          <table:table-cell office:value-type="float" office:value="1.19" table:style-name="ce1">
            <text:p>1.19</text:p>
          </table:table-cell>
          <table:table-cell office:value-type="float" office:value="1" table:style-name="ce1">
            <text:p>1</text:p>
          </table:table-cell>
          <table:table-cell office:value-type="float" office:value="1.19" table:style-name="ce1">
            <text:p>1.19</text:p>
          </table:table-cell>
          <table:table-cell office:value-type="string" table:style-name="ce1">
            <text:p>USD</text:p>
          </table:table-cell>
          <table:table-cell office:value-type="float" office:value="1.6421999999999999" table:style-name="ce1">
            <text:p>1.642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https://www.aliexpress.com/item/Fast-shipping-UNO-R3-9V-Battery-Connector-9V-battery-clip-for-arduino-12pcs-lot-in-stock/1954763219.html?spm=2114.01010208.3.1.EedDHa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,searchweb201603_50,ppcSwitch_4&amp;btsid=8e904185-6e84-42e6-b2e3-4c1c951dda29&amp;algo_expid=1ce3b53a-b6bb-4b51-99be-2a97119d63bb-0&amp;algo_pvid=1ce3b53a-b6bb-4b51-99be-2a97119d63bb</text:p>
          </table:table-cell>
          <table:table-cell office:value-type="float" office:value="1" table:style-name="ce1">
            <text:p>1</text:p>
          </table:table-cell>
          <table:table-cell office:value-type="float" office:value="0.16421999999999998" table:formula="of:=([.I10]*[.N10])/([.F10]*[.D10])" table:style-name="ce3">
            <text:p>0.16</text:p>
          </table:table-cell>
          <table:table-cell table:style-name="ce3"/>
          <table:table-cell office:value-type="float" office:value="0" table:formula="of:=IF([.P10]=&quot;y&quot;;[.O10];0)" table:style-name="ce3">
            <text:p>0.00</text:p>
          </table:table-cell>
          <table:table-cell office:value-type="string" table:style-name="ce1">
            <text:p>[Ali6</text:p>
          </table:table-cell>
          <table:table-cell office:value-type="string" table:style-name="ce1">
            <text:p>https://www.aliexpress.com/item/Fast-shipping-UNO-R3-9V-Battery-Connector-9V-battery-clip-for-arduino-12pcs-lot-in-stock/1954763219.htm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Jumper cables MM MF FF 10cm</text:p>
          </table:table-cell>
          <table:table-cell office:value-type="float" office:value="120" table:style-name="ce1">
            <text:p>120</text:p>
          </table:table-cell>
          <table:table-cell office:value-type="float" office:value="1.69" table:style-name="ce1">
            <text:p>1.69</text:p>
          </table:table-cell>
          <table:table-cell office:value-type="float" office:value="5" table:style-name="ce1">
            <text:p>5</text:p>
          </table:table-cell>
          <table:table-cell office:value-type="float" office:value="8.4499999999999993" table:style-name="ce1">
            <text:p>8.45</text:p>
          </table:table-cell>
          <table:table-cell office:value-type="string" table:style-name="ce1">
            <text:p>USD</text:p>
          </table:table-cell>
          <table:table-cell office:value-type="float" office:value="11.660999999999998" table:style-name="ce1">
            <text:p>11.66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https://www.aliexpress.com/item/Free-shipping-Dupont-line-120pcs-10cm-male-to-male-male-to-female-and-female-to-female/32714431608.html?spm=2114.13010308.0.0.FYFaeT</text:p>
          </table:table-cell>
          <table:table-cell office:value-type="float" office:value="4" table:style-name="ce1">
            <text:p>4</text:p>
          </table:table-cell>
          <table:table-cell office:value-type="float" office:value="7.773999999999999E-2" table:formula="of:=([.I11]*[.N11])/([.F11]*[.D11])" table:style-name="ce3">
            <text:p>0.08</text:p>
          </table:table-cell>
          <table:table-cell office:value-type="string" table:style-name="ce3">
            <text:p>y</text:p>
          </table:table-cell>
          <table:table-cell office:value-type="float" office:value="7.773999999999999E-2" table:formula="of:=IF([.P11]=&quot;y&quot;;[.O11];0)" table:style-name="ce3">
            <text:p>0.08</text:p>
          </table:table-cell>
          <table:table-cell office:value-type="string" table:style-name="ce1">
            <text:p>[Ali7</text:p>
          </table:table-cell>
          <table:table-cell office:value-type="string" table:style-name="ce1">
            <text:p>https://www.aliexpress.com/item/Free-shipping-Dupont-line-120pcs-10cm-male-to-male-male-to-female-and-female-to-female/32714431608.htm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Breadboard 400 point</text:p>
          </table:table-cell>
          <table:table-cell office:value-type="float" office:value="10" table:style-name="ce1">
            <text:p>10</text:p>
          </table:table-cell>
          <table:table-cell office:value-type="float" office:value="10.8" table:style-name="ce1">
            <text:p>10.8</text:p>
          </table:table-cell>
          <table:table-cell office:value-type="float" office:value="1" table:style-name="ce1">
            <text:p>1</text:p>
          </table:table-cell>
          <table:table-cell office:value-type="float" office:value="10.8" table:style-name="ce1">
            <text:p>10.8</text:p>
          </table:table-cell>
          <table:table-cell office:value-type="string" table:style-name="ce1">
            <text:p>USD</text:p>
          </table:table-cell>
          <table:table-cell office:value-type="float" office:value="14.904" table:style-name="ce1">
            <text:p>14.904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https://www.aliexpress.com/item/Free-Shipping-10pc-Quality-mini-bread-board-breadboard-8-5CM-x-5-5CM-400-holes/1785291644.html?spm=2114.01010208.3.129.v6wyGQ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,searchweb201603_50,ppcSwitch_4&amp;btsid=6cedbe6d-dc4c-47ed-b942-d4fef5789d54&amp;algo_expid=ca53d8d6-1460-4def-9635-9a5d78155ba8-16&amp;algo_pvid=ca53d8d6-1460-4def-9635-9a5d78155ba8</text:p>
          </table:table-cell>
          <table:table-cell office:value-type="float" office:value="1" table:style-name="ce1">
            <text:p>1</text:p>
          </table:table-cell>
          <table:table-cell office:value-type="float" office:value="1.4903999999999999" table:formula="of:=([.I12]*[.N12])/([.F12]*[.D12])" table:style-name="ce3">
            <text:p>1.49</text:p>
          </table:table-cell>
          <table:table-cell table:style-name="ce3"/>
          <table:table-cell office:value-type="float" office:value="0" table:formula="of:=IF([.P12]=&quot;y&quot;;[.O12];0)" table:style-name="ce3">
            <text:p>0.00</text:p>
          </table:table-cell>
          <table:table-cell office:value-type="string" table:style-name="ce1">
            <text:p>[Ali8</text:p>
          </table:table-cell>
          <table:table-cell office:value-type="string" table:style-name="ce1">
            <text:p>https://www.aliexpress.com/item/Free-Shipping-10pc-Quality-mini-bread-board-breadboard-8-5CM-x-5-5CM-400-holes/1785291644.html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AliExpress</text:p>
          </table:table-cell>
          <table:table-cell office:value-type="string" table:style-name="ce1">
            <text:p>Breadboard Power Supply</text:p>
          </table:table-cell>
          <table:table-cell office:value-type="float" office:value="10" table:style-name="ce1">
            <text:p>10</text:p>
          </table:table-cell>
          <table:table-cell office:value-type="float" office:value="5.43" table:style-name="ce1">
            <text:p>5.43</text:p>
          </table:table-cell>
          <table:table-cell office:value-type="float" office:value="1" table:style-name="ce1">
            <text:p>1</text:p>
          </table:table-cell>
          <table:table-cell office:value-type="float" office:value="5.43" table:style-name="ce1">
            <text:p>5.43</text:p>
          </table:table-cell>
          <table:table-cell office:value-type="string" table:style-name="ce1">
            <text:p>USD</text:p>
          </table:table-cell>
          <table:table-cell office:value-type="float" office:value="7.4933999999999994" table:style-name="ce1">
            <text:p>7.4934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https://www.aliexpress.com/item/Best-price-10pcs-lot-MB102-Solderless-Breadboard-Power-Supply-Module-3-3V-or-5V/32505402973.html?spm=2114.01010208.3.121.o1lolF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,searchweb201603_50,ppcSwitch_4&amp;btsid=ca59b36d-000d-43df-a83a-96852d809e96&amp;algo_expid=f30d4306-9a10-4859-bd80-cc4729779eb5-15&amp;algo_pvid=f30d4306-9a10-4859-bd80-cc4729779eb5</text:p>
          </table:table-cell>
          <table:table-cell office:value-type="float" office:value="1" table:style-name="ce1">
            <text:p>1</text:p>
          </table:table-cell>
          <table:table-cell office:value-type="float" office:value="0.7493399999999999" table:formula="of:=([.I13]*[.N13])/([.F13]*[.D13])" table:style-name="ce3">
            <text:p>0.75</text:p>
          </table:table-cell>
          <table:table-cell table:style-name="ce3"/>
          <table:table-cell office:value-type="float" office:value="0" table:formula="of:=IF([.P13]=&quot;y&quot;;[.O13];0)" table:style-name="ce3">
            <text:p>0.00</text:p>
          </table:table-cell>
          <table:table-cell office:value-type="string" table:style-name="ce1">
            <text:p>[Ali9</text:p>
          </table:table-cell>
          <table:table-cell office:value-type="string" table:style-name="ce1">
            <text:p>https://www.aliexpress.com/item/Best-price-10pcs-lot-MB102-Solderless-Breadboard-Power-Supply-Module-3-3V-or-5V/32505402973.html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AliExpress</text:p>
          </table:table-cell>
          <table:table-cell office:value-type="string" table:style-name="ce1">
            <text:p>9V Ni-Mh 450mAh</text:p>
          </table:table-cell>
          <table:table-cell office:value-type="float" office:value="8" table:style-name="ce1">
            <text:p>8</text:p>
          </table:table-cell>
          <table:table-cell office:value-type="float" office:value="29.99" table:style-name="ce1">
            <text:p>29.99</text:p>
          </table:table-cell>
          <table:table-cell office:value-type="float" office:value="1" table:style-name="ce1">
            <text:p>1</text:p>
          </table:table-cell>
          <table:table-cell office:value-type="float" office:value="29.99" table:style-name="ce1">
            <text:p>29.99</text:p>
          </table:table-cell>
          <table:table-cell office:value-type="string" table:style-name="ce1">
            <text:p>USD</text:p>
          </table:table-cell>
          <table:table-cell office:value-type="float" office:value="41.386199999999995" table:style-name="ce1">
            <text:p>41.386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https://www.aliexpress.com/item/Wholesales-8pcs-lot-ETINESAN-9v-450mAh-Ni-MH-Rechargeable-9-Volt-NiMH-Battery-Batteries-use-Camera/32535390438.html?spm=2114.01010208.3.170.Pujavd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,searchweb201603_50,ppcSwitch_4&amp;btsid=7f174eeb-7335-4d1a-98d0-64862e5cf274&amp;algo_expid=bc27a180-c5a4-4e39-bab4-c0693a22a2e0-21&amp;algo_pvid=bc27a180-c5a4-4e39-bab4-c0693a22a2e0</text:p>
          </table:table-cell>
          <table:table-cell office:value-type="float" office:value="1" table:style-name="ce1">
            <text:p>1</text:p>
          </table:table-cell>
          <table:table-cell office:value-type="float" office:value="5.1732749999999994" table:formula="of:=([.I14]*[.N14])/([.F14]*[.D14])" table:style-name="ce3">
            <text:p>5.17</text:p>
          </table:table-cell>
          <table:table-cell table:style-name="ce3"/>
          <table:table-cell office:value-type="float" office:value="0" table:formula="of:=IF([.P14]=&quot;y&quot;;[.O14];0)" table:style-name="ce3">
            <text:p>0.00</text:p>
          </table:table-cell>
          <table:table-cell office:value-type="string" table:style-name="ce1">
            <text:p>[Ali10</text:p>
          </table:table-cell>
          <table:table-cell office:value-type="string" table:style-name="ce1">
            <text:p>https://www.aliexpress.com/item/Wholesales-8pcs-lot-ETINESAN-9v-450mAh-Ni-MH-Rechargeable-9-Volt-NiMH-Battery-Batteries-use-Camera/32535390438.htm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DC Motor 6V</text:p>
          </table:table-cell>
          <table:table-cell office:value-type="float" office:value="20" table:style-name="ce1">
            <text:p>20</text:p>
          </table:table-cell>
          <table:table-cell office:value-type="float" office:value="12.65" table:style-name="ce1">
            <text:p>12.65</text:p>
          </table:table-cell>
          <table:table-cell office:value-type="float" office:value="1" table:style-name="ce1">
            <text:p>1</text:p>
          </table:table-cell>
          <table:table-cell office:value-type="float" office:value="12.65" table:formula="of:=[.F15]*[.E15]" table:style-name="ce1">
            <text:p>12.65</text:p>
          </table:table-cell>
          <table:table-cell office:value-type="string" table:style-name="ce1">
            <text:p>USD</text:p>
          </table:table-cell>
          <table:table-cell office:value-type="float" office:value="17.457000000000001" table:formula="of:=IF([.H15]=&quot;USD&quot;; [.G15]*[.$B$1];[.G15])" table:style-name="ce1">
            <text:p>17.457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352" table:style-name="ce1">
            <text:p>352</text:p>
          </table:table-cell>
          <table:table-cell office:value-type="string" table:style-name="ce2">
            <text:p>https://www.aliexpress.com/item/20pcs-lot-factory-standard-DC-6V-130-16140-DC-Motor-with-varistor-12500-rpm-toy-motor/1987748858.html</text:p>
          </table:table-cell>
          <table:table-cell office:value-type="float" office:value="1" table:style-name="ce1">
            <text:p>1</text:p>
          </table:table-cell>
          <table:table-cell office:value-type="float" office:value="0.87285000000000001" table:formula="of:=([.I15]*[.N15])/([.F15]*[.D15])" table:style-name="ce3">
            <text:p>0.87</text:p>
          </table:table-cell>
          <table:table-cell table:style-name="ce3"/>
          <table:table-cell office:value-type="float" office:value="0" table:formula="of:=IF([.P15]=&quot;y&quot;;[.O15];0)" table:style-name="ce3">
            <text:p>0.00</text:p>
          </table:table-cell>
          <table:table-cell office:value-type="string" table:style-name="ce1">
            <text:p>[Ali11</text:p>
          </table:table-cell>
          <table:table-cell office:value-type="string" table:style-name="ce2">
            <text:p>https://www.aliexpress.com/item/20pcs-lot-factory-standard-DC-6V-130-16140-DC-Motor-with-varistor-12500-rpm-toy-motor/1987748858.html</text:p>
          </table:table-cell>
          <table:table-cell table:number-columns-repeated="16365"/>
        </table:table-row>
        <table:table-row table:style-name="ro1">
          <table:table-cell table:number-columns-repeated="14" table:style-name="ce1"/>
          <table:table-cell office:value-type="float" office:value="9.2204568571428567" table:formula="of:=SUM([.O4:.O15])" table:style-name="ce3">
            <text:p>9.22</text:p>
          </table:table-cell>
          <table:table-cell table:style-name="ce1"/>
          <table:table-cell office:value-type="float" office:value="0.58131185714285716" table:formula="of:=SUM([.Q4:.Q15])" table:style-name="ce3">
            <text:p>0.58</text:p>
          </table:table-cell>
          <table:table-cell table:number-columns-repeated="16367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ctivity_5" table:style-name="ta1">
        <table:table-column table:style-name="co16" table:number-columns-repeated="16384" table:default-cell-style-name="ce1"/>
        <table:table-row table:style-name="ro1">
          <table:table-cell office:value-type="string" table:style-name="ce1">
            <text:p>CAD/USD</text:p>
          </table:table-cell>
          <table:table-cell office:value-type="float" office:value="1.38" table:style-name="ce1">
            <text:p>1.38</text:p>
          </table:table-cell>
          <table:table-cell office:value-type="string" table:style-name="ce1">
            <text:p>from MasterCard through AliExpresss and Digilent USD charges 201706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it</text:p>
          </table:table-cell>
          <table:table-cell office:value-type="string" table:style-name="ce1">
            <text:p>Store</text:p>
          </table:table-cell>
          <table:table-cell office:value-type="string" table:style-name="ce1">
            <text:p>Desctription<text:s/></text:p>
          </table:table-cell>
          <table:table-cell office:value-type="string" table:style-name="ce1">
            <text:p>Unit</text:p>
          </table:table-cell>
          <table:table-cell office:value-type="string" table:style-name="ce1">
            <text:p>Unit Cost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Total Cost</text:p>
          </table:table-cell>
          <table:table-cell office:value-type="string" table:style-name="ce1">
            <text:p>Currency</text:p>
          </table:table-cell>
          <table:table-cell office:value-type="string" table:style-name="ce1">
            <text:p>Total CAD</text:p>
          </table:table-cell>
          <table:table-cell office:value-type="string" table:style-name="ce1">
            <text:p>Ordered</text:p>
          </table:table-cell>
          <table:table-cell office:value-type="string" table:style-name="ce1">
            <text:p>Received</text:p>
          </table:table-cell>
          <table:table-cell office:value-type="string" table:style-name="ce1">
            <text:p>Mass (g)</text:p>
          </table:table-cell>
          <table:table-cell office:value-type="string" table:style-name="ce1">
            <text:p>Comment</text:p>
          </table:table-cell>
          <table:table-cell office:value-type="string" table:style-name="ce1">
            <text:p>Qty per student</text:p>
          </table:table-cell>
          <table:table-cell office:value-type="string" table:style-name="ce1">
            <text:p>Cost per student CAD</text:p>
          </table:table-cell>
          <table:table-cell office:value-type="string" table:style-name="ce1">
            <text:p>Likely to be broken</text:p>
          </table:table-cell>
          <table:table-cell office:value-type="string" table:style-name="ce1">
            <text:p>Expendible Cost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Push Button</text:p>
          </table:table-cell>
          <table:table-cell office:value-type="float" office:value="100" table:style-name="ce1">
            <text:p>100</text:p>
          </table:table-cell>
          <table:table-cell office:value-type="float" office:value="1.6" table:style-name="ce1">
            <text:p>1.6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string" table:style-name="ce1">
            <text:p>USD</text:p>
          </table:table-cell>
          <table:table-cell office:value-type="float" office:value="2.2079999999999997" table:style-name="ce1">
            <text:p>2.208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https://www.aliexpress.com/item/Free-Shipping-100PCS-2-pins-6-6-5-mm-Switch-Tactile-Push-Button-Switches-6x6x5mm/1393753898.html?spm=2114.01010208.3.89.VeW6Y6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,searchweb201603_9,ppcSwitch_4&amp;btsid=0ad2c9e1-e4e3-419e-8f32-c9bb7d9ded7c&amp;algo_expid=5c4bcdb3-acce-4f8a-9f45-fbd33bf2db3b-11&amp;algo_pvid=5c4bcdb3-acce-4f8a-9f45-fbd33bf2db3b</text:p>
          </table:table-cell>
          <table:table-cell office:value-type="float" office:value="3" table:style-name="ce1">
            <text:p>3</text:p>
          </table:table-cell>
          <table:table-cell office:value-type="float" office:value="6.6239999999999993E-2" table:formula="of:=([.I4]*[.N4])/([.F4]*[.D4])" table:style-name="ce3">
            <text:p>0.07</text:p>
          </table:table-cell>
          <table:table-cell office:value-type="string" table:style-name="ce3">
            <text:p>y</text:p>
          </table:table-cell>
          <table:table-cell office:value-type="float" office:value="6.6239999999999993E-2" table:formula="of:=IF([.P4]=&quot;y&quot;;[.O4];0)" table:style-name="ce3">
            <text:p>0.07</text:p>
          </table:table-cell>
          <table:table-cell office:value-type="string" table:style-name="ce1">
            <text:p>[Ali0</text:p>
          </table:table-cell>
          <table:table-cell office:value-type="string" table:style-name="ce1">
            <text:p>https://www.aliexpress.com/item/Free-Shipping-100PCS-2-pins-6-6-5-mm-Switch-Tactile-Push-Button-Switches-6x6x5mm/1393753898.html?spm=2114.01010208.3.89.VeW6Y6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,searchweb201603_9,ppcSwitch_4&amp;btsid=0ad2c9e1-e4e3-419e-8f32-c9bb7d9ded7c&amp;algo_expid=5c4bcdb3-acce-4f8a-9f45-fbd33bf2db3b-11&amp;algo_pvid=5c4bcdb3-acce-4f8a-9f45-fbd33bf2db3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LED Assorted 3mm 5mm</text:p>
          </table:table-cell>
          <table:table-cell office:value-type="float" office:value="200" table:style-name="ce1">
            <text:p>200</text:p>
          </table:table-cell>
          <table:table-cell office:value-type="float" office:value="3.03" table:style-name="ce1">
            <text:p>3.03</text:p>
          </table:table-cell>
          <table:table-cell office:value-type="float" office:value="1" table:style-name="ce1">
            <text:p>1</text:p>
          </table:table-cell>
          <table:table-cell office:value-type="float" office:value="3.03" table:style-name="ce1">
            <text:p>3.03</text:p>
          </table:table-cell>
          <table:table-cell office:value-type="string" table:style-name="ce1">
            <text:p>USD</text:p>
          </table:table-cell>
          <table:table-cell office:value-type="float" office:value="4.1813999999999991" table:style-name="ce1">
            <text:p>4.1814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https://www.aliexpress.com/item/J34-Free-Shipping-1-set-200Pcs-3mm-5mm-LED-Light-White-Yellow-Red-Blue-Green-Assortment/32655072420.html?spm=2114.01010208.3.34.K24zLn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,searchweb201603_9,ppcSwitch_4&amp;btsid=74f564e8-cf58-4fba-8b0c-d472d28c2ff7&amp;algo_expid=b1394c0c-3084-49e8-8bfd-5efb17d393b7-4&amp;algo_pvid=b1394c0c-3084-49e8-8bfd-5efb17d393b7</text:p>
          </table:table-cell>
          <table:table-cell office:value-type="float" office:value="1" table:style-name="ce1">
            <text:p>1</text:p>
          </table:table-cell>
          <table:table-cell office:value-type="float" office:value="2.0906999999999995E-2" table:formula="of:=([.I5]*[.N5])/([.F5]*[.D5])" table:style-name="ce3">
            <text:p>0.02</text:p>
          </table:table-cell>
          <table:table-cell office:value-type="string" table:style-name="ce3">
            <text:p>y</text:p>
          </table:table-cell>
          <table:table-cell office:value-type="float" office:value="2.0906999999999995E-2" table:formula="of:=IF([.P5]=&quot;y&quot;;[.O5];0)" table:style-name="ce3">
            <text:p>0.02</text:p>
          </table:table-cell>
          <table:table-cell office:value-type="string" table:style-name="ce1">
            <text:p>[Ali1</text:p>
          </table:table-cell>
          <table:table-cell office:value-type="string" table:style-name="ce1">
            <text:p>https://www.aliexpress.com/item/J34-Free-Shipping-1-set-200Pcs-3mm-5mm-LED-Light-White-Yellow-Red-Blue-Green-Assortment/32655072420.html?spm=2114.01010208.3.34.K24zLn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,searchweb201603_9,ppcSwitch_4&amp;btsid=74f564e8-cf58-4fba-8b0c-d472d28c2ff7&amp;algo_expid=b1394c0c-3084-49e8-8bfd-5efb17d393b7-4&amp;algo_pvid=b1394c0c-3084-49e8-8bfd-5efb17d393b7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Piezo Buzzer 5V 12mm</text:p>
          </table:table-cell>
          <table:table-cell office:value-type="float" office:value="10" table:style-name="ce1">
            <text:p>10</text:p>
          </table:table-cell>
          <table:table-cell office:value-type="float" office:value="1.37" table:style-name="ce1">
            <text:p>1.37</text:p>
          </table:table-cell>
          <table:table-cell office:value-type="float" office:value="2" table:style-name="ce1">
            <text:p>2</text:p>
          </table:table-cell>
          <table:table-cell office:value-type="float" office:value="2.74" table:formula="of:=[.F6]*[.E6]" table:style-name="ce1">
            <text:p>2.74</text:p>
          </table:table-cell>
          <table:table-cell office:value-type="string" table:style-name="ce1">
            <text:p>USD</text:p>
          </table:table-cell>
          <table:table-cell office:value-type="float" office:value="3.7812000000000001" table:formula="of:=IF([.H6]=&quot;USD&quot;; [.G6]*[.$B$1];[.G6])" table:style-name="ce1">
            <text:p>3.781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https://www.aliexpress.com/item/10pcs-5v-Active-Buzzer-Magnetic-Long-Continous-Beep-Tone-Alarm-Ringer-12mm-MINI-Active-Piezo-Buzzers/32620122626.html?spm=2114.10010108.1000014.9.cEh4tF&amp;traffic_analysisId=recommend_3035_5_83087_icosac&amp;scm=1007.13338.83087.0&amp;pvid=6477b8b5-e4ca-4223-acb2-99890cbd10f4&amp;tpp=1</text:p>
          </table:table-cell>
          <table:table-cell office:value-type="float" office:value="1" table:style-name="ce1">
            <text:p>1</text:p>
          </table:table-cell>
          <table:table-cell office:value-type="float" office:value="0.18906000000000001" table:formula="of:=([.I6]*[.N6])/([.F6]*[.D6])" table:style-name="ce3">
            <text:p>0.19</text:p>
          </table:table-cell>
          <table:table-cell table:style-name="ce3"/>
          <table:table-cell office:value-type="float" office:value="0" table:formula="of:=IF([.P6]=&quot;y&quot;;[.O6];0)" table:style-name="ce3">
            <text:p>0.00</text:p>
          </table:table-cell>
          <table:table-cell office:value-type="string" table:style-name="ce1">
            <text:p>[Ali2</text:p>
          </table:table-cell>
          <table:table-cell office:value-type="string" table:style-name="ce1">
            <text:p>https://www.aliexpress.com/item/10pcs-5v-Active-Buzzer-Magnetic-Long-Continous-Beep-Tone-Alarm-Ringer-12mm-MINI-Active-Piezo-Buzzers/32620122626.html?spm=2114.10010108.1000014.9.cEh4tF&amp;traffic_analysisId=recommend_3035_5_83087_icosac&amp;scm=1007.13338.83087.0&amp;pvid=6477b8b5-e4ca-4223-acb2-99890cbd10f4&amp;tpp=1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Resistors Assorted 2100pcs</text:p>
          </table:table-cell>
          <table:table-cell office:value-type="float" office:value="2100" table:style-name="ce1">
            <text:p>210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USD</text:p>
          </table:table-cell>
          <table:table-cell office:value-type="float" office:value="12.419999999999998" table:style-name="ce1">
            <text:p>12.4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https://www.aliexpress.com/item/Total-2100pcs-1-1-4W-Metal-Film-Resistor-Assorted-Kit-21-Values-1-Ohm-1M-Ohm/1065989389.html?spm=2114.01010208.3.49.E1lT47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-normal#cfs,searchweb201603_9,ppcSwitch_4&amp;btsid=c29fad75-42b1-4f39-a439-a6d88e149c80&amp;algo_expid=8316255e-6bd9-4140-b171-8a451ea8713a-6&amp;algo_pvid=8316255e-6bd9-4140-b171-8a451ea8713a</text:p>
          </table:table-cell>
          <table:table-cell office:value-type="float" office:value="6" table:style-name="ce1">
            <text:p>6</text:p>
          </table:table-cell>
          <table:table-cell office:value-type="float" office:value="3.548571428571428E-2" table:formula="of:=([.I7]*[.N7])/([.F7]*[.D7])" table:style-name="ce3">
            <text:p>0.04</text:p>
          </table:table-cell>
          <table:table-cell office:value-type="string" table:style-name="ce3">
            <text:p>y</text:p>
          </table:table-cell>
          <table:table-cell office:value-type="float" office:value="3.548571428571428E-2" table:formula="of:=IF([.P7]=&quot;y&quot;;[.O7];0)" table:style-name="ce3">
            <text:p>0.04</text:p>
          </table:table-cell>
          <table:table-cell office:value-type="string" table:style-name="ce1">
            <text:p>[Ali3</text:p>
          </table:table-cell>
          <table:table-cell office:value-type="string" table:style-name="ce1">
            <text:p>https://www.aliexpress.com/item/Total-2100pcs-1-1-4W-Metal-Film-Resistor-Assorted-Kit-21-Values-1-Ohm-1M-Ohm/1065989389.html?spm=2114.01010208.3.49.E1lT47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-normal#cfs,searchweb201603_9,ppcSwitch_4&amp;btsid=c29fad75-42b1-4f39-a439-a6d88e149c80&amp;algo_expid=8316255e-6bd9-4140-b171-8a451ea8713a-6&amp;algo_pvid=8316255e-6bd9-4140-b171-8a451ea8713a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9V Battery Snap</text:p>
          </table:table-cell>
          <table:table-cell office:value-type="float" office:value="10" table:style-name="ce1">
            <text:p>10</text:p>
          </table:table-cell>
          <table:table-cell office:value-type="float" office:value="1.19" table:style-name="ce1">
            <text:p>1.19</text:p>
          </table:table-cell>
          <table:table-cell office:value-type="float" office:value="1" table:style-name="ce1">
            <text:p>1</text:p>
          </table:table-cell>
          <table:table-cell office:value-type="float" office:value="1.19" table:style-name="ce1">
            <text:p>1.19</text:p>
          </table:table-cell>
          <table:table-cell office:value-type="string" table:style-name="ce1">
            <text:p>USD</text:p>
          </table:table-cell>
          <table:table-cell office:value-type="float" office:value="1.6421999999999999" table:style-name="ce1">
            <text:p>1.642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https://www.aliexpress.com/item/Fast-shipping-UNO-R3-9V-Battery-Connector-9V-battery-clip-for-arduino-12pcs-lot-in-stock/1954763219.html?spm=2114.01010208.3.1.EedDHa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,searchweb201603_50,ppcSwitch_4&amp;btsid=8e904185-6e84-42e6-b2e3-4c1c951dda29&amp;algo_expid=1ce3b53a-b6bb-4b51-99be-2a97119d63bb-0&amp;algo_pvid=1ce3b53a-b6bb-4b51-99be-2a97119d63bb</text:p>
          </table:table-cell>
          <table:table-cell office:value-type="float" office:value="1" table:style-name="ce1">
            <text:p>1</text:p>
          </table:table-cell>
          <table:table-cell office:value-type="float" office:value="0.16421999999999998" table:formula="of:=([.I8]*[.N8])/([.F8]*[.D8])" table:style-name="ce3">
            <text:p>0.16</text:p>
          </table:table-cell>
          <table:table-cell table:style-name="ce3"/>
          <table:table-cell office:value-type="float" office:value="0" table:formula="of:=IF([.P8]=&quot;y&quot;;[.O8];0)" table:style-name="ce3">
            <text:p>0.00</text:p>
          </table:table-cell>
          <table:table-cell office:value-type="string" table:style-name="ce1">
            <text:p>[Ali4</text:p>
          </table:table-cell>
          <table:table-cell office:value-type="string" table:style-name="ce1">
            <text:p>https://www.aliexpress.com/item/Fast-shipping-UNO-R3-9V-Battery-Connector-9V-battery-clip-for-arduino-12pcs-lot-in-stock/1954763219.html?spm=2114.01010208.3.1.EedDHa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,searchweb201603_50,ppcSwitch_4&amp;btsid=8e904185-6e84-42e6-b2e3-4c1c951dda29&amp;algo_expid=1ce3b53a-b6bb-4b51-99be-2a97119d63bb-0&amp;algo_pvid=1ce3b53a-b6bb-4b51-99be-2a97119d63b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Jumper cables MM MF FF 10cm</text:p>
          </table:table-cell>
          <table:table-cell office:value-type="float" office:value="120" table:style-name="ce1">
            <text:p>120</text:p>
          </table:table-cell>
          <table:table-cell office:value-type="float" office:value="1.69" table:style-name="ce1">
            <text:p>1.69</text:p>
          </table:table-cell>
          <table:table-cell office:value-type="float" office:value="5" table:style-name="ce1">
            <text:p>5</text:p>
          </table:table-cell>
          <table:table-cell office:value-type="float" office:value="8.4499999999999993" table:style-name="ce1">
            <text:p>8.45</text:p>
          </table:table-cell>
          <table:table-cell office:value-type="string" table:style-name="ce1">
            <text:p>USD</text:p>
          </table:table-cell>
          <table:table-cell office:value-type="float" office:value="11.660999999999998" table:style-name="ce1">
            <text:p>11.66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https://www.aliexpress.com/item/Free-shipping-Dupont-line-120pcs-10cm-male-to-male-male-to-female-and-female-to-female/32714431608.html?spm=2114.13010308.0.0.FYFaeT</text:p>
          </table:table-cell>
          <table:table-cell office:value-type="float" office:value="4" table:style-name="ce1">
            <text:p>4</text:p>
          </table:table-cell>
          <table:table-cell office:value-type="float" office:value="7.773999999999999E-2" table:formula="of:=([.I9]*[.N9])/([.F9]*[.D9])" table:style-name="ce3">
            <text:p>0.08</text:p>
          </table:table-cell>
          <table:table-cell office:value-type="string" table:style-name="ce3">
            <text:p>y</text:p>
          </table:table-cell>
          <table:table-cell office:value-type="float" office:value="7.773999999999999E-2" table:formula="of:=IF([.P9]=&quot;y&quot;;[.O9];0)" table:style-name="ce3">
            <text:p>0.08</text:p>
          </table:table-cell>
          <table:table-cell office:value-type="string" table:style-name="ce1">
            <text:p>[Ali5</text:p>
          </table:table-cell>
          <table:table-cell office:value-type="string" table:style-name="ce1">
            <text:p>https://www.aliexpress.com/item/Free-shipping-Dupont-line-120pcs-10cm-male-to-male-male-to-female-and-female-to-female/32714431608.html?spm=2114.13010308.0.0.FYFaeT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Breadboard 400 point</text:p>
          </table:table-cell>
          <table:table-cell office:value-type="float" office:value="10" table:style-name="ce1">
            <text:p>10</text:p>
          </table:table-cell>
          <table:table-cell office:value-type="float" office:value="10.8" table:style-name="ce1">
            <text:p>10.8</text:p>
          </table:table-cell>
          <table:table-cell office:value-type="float" office:value="1" table:style-name="ce1">
            <text:p>1</text:p>
          </table:table-cell>
          <table:table-cell office:value-type="float" office:value="10.8" table:style-name="ce1">
            <text:p>10.8</text:p>
          </table:table-cell>
          <table:table-cell office:value-type="string" table:style-name="ce1">
            <text:p>USD</text:p>
          </table:table-cell>
          <table:table-cell office:value-type="float" office:value="14.904" table:style-name="ce1">
            <text:p>14.904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https://www.aliexpress.com/item/Free-Shipping-10pc-Quality-mini-bread-board-breadboard-8-5CM-x-5-5CM-400-holes/1785291644.html?spm=2114.01010208.3.129.v6wyGQ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,searchweb201603_50,ppcSwitch_4&amp;btsid=6cedbe6d-dc4c-47ed-b942-d4fef5789d54&amp;algo_expid=ca53d8d6-1460-4def-9635-9a5d78155ba8-16&amp;algo_pvid=ca53d8d6-1460-4def-9635-9a5d78155ba8</text:p>
          </table:table-cell>
          <table:table-cell office:value-type="float" office:value="1" table:style-name="ce1">
            <text:p>1</text:p>
          </table:table-cell>
          <table:table-cell office:value-type="float" office:value="1.4903999999999999" table:formula="of:=([.I10]*[.N10])/([.F10]*[.D10])" table:style-name="ce3">
            <text:p>1.49</text:p>
          </table:table-cell>
          <table:table-cell table:style-name="ce3"/>
          <table:table-cell office:value-type="float" office:value="0" table:formula="of:=IF([.P10]=&quot;y&quot;;[.O10];0)" table:style-name="ce3">
            <text:p>0.00</text:p>
          </table:table-cell>
          <table:table-cell office:value-type="string" table:style-name="ce1">
            <text:p>[Ali6</text:p>
          </table:table-cell>
          <table:table-cell office:value-type="string" table:style-name="ce1">
            <text:p>https://www.aliexpress.com/item/Free-Shipping-10pc-Quality-mini-bread-board-breadboard-8-5CM-x-5-5CM-400-holes/1785291644.html?spm=2114.01010208.3.129.v6wyGQ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,searchweb201603_50,ppcSwitch_4&amp;btsid=6cedbe6d-dc4c-47ed-b942-d4fef5789d54&amp;algo_expid=ca53d8d6-1460-4def-9635-9a5d78155ba8-16&amp;algo_pvid=ca53d8d6-1460-4def-9635-9a5d78155ba8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AliExpress</text:p>
          </table:table-cell>
          <table:table-cell office:value-type="string" table:style-name="ce1">
            <text:p>Breadboard Power Supply</text:p>
          </table:table-cell>
          <table:table-cell office:value-type="float" office:value="10" table:style-name="ce1">
            <text:p>10</text:p>
          </table:table-cell>
          <table:table-cell office:value-type="float" office:value="5.43" table:style-name="ce1">
            <text:p>5.43</text:p>
          </table:table-cell>
          <table:table-cell office:value-type="float" office:value="1" table:style-name="ce1">
            <text:p>1</text:p>
          </table:table-cell>
          <table:table-cell office:value-type="float" office:value="5.43" table:style-name="ce1">
            <text:p>5.43</text:p>
          </table:table-cell>
          <table:table-cell office:value-type="string" table:style-name="ce1">
            <text:p>USD</text:p>
          </table:table-cell>
          <table:table-cell office:value-type="float" office:value="7.4933999999999994" table:style-name="ce1">
            <text:p>7.4934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https://www.aliexpress.com/item/Best-price-10pcs-lot-MB102-Solderless-Breadboard-Power-Supply-Module-3-3V-or-5V/32505402973.html?spm=2114.01010208.3.121.o1lolF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,searchweb201603_50,ppcSwitch_4&amp;btsid=ca59b36d-000d-43df-a83a-96852d809e96&amp;algo_expid=f30d4306-9a10-4859-bd80-cc4729779eb5-15&amp;algo_pvid=f30d4306-9a10-4859-bd80-cc4729779eb5</text:p>
          </table:table-cell>
          <table:table-cell office:value-type="float" office:value="1" table:style-name="ce1">
            <text:p>1</text:p>
          </table:table-cell>
          <table:table-cell office:value-type="float" office:value="0.7493399999999999" table:formula="of:=([.I11]*[.N11])/([.F11]*[.D11])" table:style-name="ce3">
            <text:p>0.75</text:p>
          </table:table-cell>
          <table:table-cell table:style-name="ce3"/>
          <table:table-cell office:value-type="float" office:value="0" table:formula="of:=IF([.P11]=&quot;y&quot;;[.O11];0)" table:style-name="ce3">
            <text:p>0.00</text:p>
          </table:table-cell>
          <table:table-cell office:value-type="string" table:style-name="ce1">
            <text:p>[Ali7</text:p>
          </table:table-cell>
          <table:table-cell office:value-type="string" table:style-name="ce1">
            <text:p>https://www.aliexpress.com/item/Best-price-10pcs-lot-MB102-Solderless-Breadboard-Power-Supply-Module-3-3V-or-5V/32505402973.html?spm=2114.01010208.3.121.o1lolF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,searchweb201603_50,ppcSwitch_4&amp;btsid=ca59b36d-000d-43df-a83a-96852d809e96&amp;algo_expid=f30d4306-9a10-4859-bd80-cc4729779eb5-15&amp;algo_pvid=f30d4306-9a10-4859-bd80-cc4729779eb5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AliExpress</text:p>
          </table:table-cell>
          <table:table-cell office:value-type="string" table:style-name="ce1">
            <text:p>9V Ni-Mh 450mAh</text:p>
          </table:table-cell>
          <table:table-cell office:value-type="float" office:value="8" table:style-name="ce1">
            <text:p>8</text:p>
          </table:table-cell>
          <table:table-cell office:value-type="float" office:value="29.99" table:style-name="ce1">
            <text:p>29.99</text:p>
          </table:table-cell>
          <table:table-cell office:value-type="float" office:value="1" table:style-name="ce1">
            <text:p>1</text:p>
          </table:table-cell>
          <table:table-cell office:value-type="float" office:value="29.99" table:style-name="ce1">
            <text:p>29.99</text:p>
          </table:table-cell>
          <table:table-cell office:value-type="string" table:style-name="ce1">
            <text:p>USD</text:p>
          </table:table-cell>
          <table:table-cell office:value-type="float" office:value="41.386199999999995" table:style-name="ce1">
            <text:p>41.386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https://www.aliexpress.com/item/Wholesales-8pcs-lot-ETINESAN-9v-450mAh-Ni-MH-Rechargeable-9-Volt-NiMH-Battery-Batteries-use-Camera/32535390438.html?spm=2114.01010208.3.170.Pujavd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,searchweb201603_50,ppcSwitch_4&amp;btsid=7f174eeb-7335-4d1a-98d0-64862e5cf274&amp;algo_expid=bc27a180-c5a4-4e39-bab4-c0693a22a2e0-21&amp;algo_pvid=bc27a180-c5a4-4e39-bab4-c0693a22a2e0</text:p>
          </table:table-cell>
          <table:table-cell office:value-type="float" office:value="1" table:style-name="ce1">
            <text:p>1</text:p>
          </table:table-cell>
          <table:table-cell office:value-type="float" office:value="5.1732749999999994" table:formula="of:=([.I12]*[.N12])/([.F12]*[.D12])" table:style-name="ce3">
            <text:p>5.17</text:p>
          </table:table-cell>
          <table:table-cell table:style-name="ce3"/>
          <table:table-cell office:value-type="float" office:value="0" table:formula="of:=IF([.P12]=&quot;y&quot;;[.O12];0)" table:style-name="ce3">
            <text:p>0.00</text:p>
          </table:table-cell>
          <table:table-cell office:value-type="string" table:style-name="ce1">
            <text:p>[Ali8</text:p>
          </table:table-cell>
          <table:table-cell office:value-type="string" table:style-name="ce1">
            <text:p>https://www.aliexpress.com/item/Wholesales-8pcs-lot-ETINESAN-9v-450mAh-Ni-MH-Rechargeable-9-Volt-NiMH-Battery-Batteries-use-Camera/32535390438.html?spm=2114.01010208.3.170.Pujavd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,searchweb201603_50,ppcSwitch_4&amp;btsid=7f174eeb-7335-4d1a-98d0-64862e5cf274&amp;algo_expid=bc27a180-c5a4-4e39-bab4-c0693a22a2e0-21&amp;algo_pvid=bc27a180-c5a4-4e39-bab4-c0693a22a2e0</text:p>
          </table:table-cell>
          <table:table-cell table:number-columns-repeated="16365"/>
        </table:table-row>
        <table:table-row table:style-name="ro1">
          <table:table-cell table:number-columns-repeated="14" table:style-name="ce1"/>
          <table:table-cell office:value-type="float" office:value="7.9666677142857134" table:formula="of:=SUM([.O4:.O12])" table:style-name="ce3">
            <text:p>7.97</text:p>
          </table:table-cell>
          <table:table-cell table:style-name="ce3"/>
          <table:table-cell office:value-type="float" office:value="0.20037271428571424" table:formula="of:=SUM([.Q4:.Q12])" table:style-name="ce3">
            <text:p>0.20</text:p>
          </table:table-cell>
          <table:table-cell table:number-columns-repeated="16367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Activity_4" table:style-name="ta1">
        <table:table-column table:style-name="co16" table:number-columns-repeated="2" table:default-cell-style-name="ce1"/>
        <table:table-column table:style-name="co19" table:default-cell-style-name="ce1"/>
        <table:table-column table:style-name="co16" table:number-columns-repeated="16381" table:default-cell-style-name="ce1"/>
        <table:table-row table:style-name="ro1">
          <table:table-cell office:value-type="string" table:style-name="ce1">
            <text:p>CAD/USD</text:p>
          </table:table-cell>
          <table:table-cell office:value-type="float" office:value="1.38" table:style-name="ce1">
            <text:p>1.38</text:p>
          </table:table-cell>
          <table:table-cell office:value-type="string" table:style-name="ce1">
            <text:p>from MasterCard through AliExpresss and Digilent USD charges 201706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it</text:p>
          </table:table-cell>
          <table:table-cell office:value-type="string" table:style-name="ce1">
            <text:p>Store</text:p>
          </table:table-cell>
          <table:table-cell office:value-type="string" table:style-name="ce1">
            <text:p>Desctription<text:s/></text:p>
          </table:table-cell>
          <table:table-cell office:value-type="string" table:style-name="ce1">
            <text:p>Unit</text:p>
          </table:table-cell>
          <table:table-cell office:value-type="string" table:style-name="ce1">
            <text:p>Unit Cost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Total Cost</text:p>
          </table:table-cell>
          <table:table-cell office:value-type="string" table:style-name="ce1">
            <text:p>Currency</text:p>
          </table:table-cell>
          <table:table-cell office:value-type="string" table:style-name="ce1">
            <text:p>Total CAD</text:p>
          </table:table-cell>
          <table:table-cell office:value-type="string" table:style-name="ce1">
            <text:p>Ordered</text:p>
          </table:table-cell>
          <table:table-cell office:value-type="string" table:style-name="ce1">
            <text:p>Received</text:p>
          </table:table-cell>
          <table:table-cell office:value-type="string" table:style-name="ce1">
            <text:p>Mass (g)</text:p>
          </table:table-cell>
          <table:table-cell office:value-type="string" table:style-name="ce1">
            <text:p>Comment</text:p>
          </table:table-cell>
          <table:table-cell office:value-type="string" table:style-name="ce1">
            <text:p>Qty per Student</text:p>
          </table:table-cell>
          <table:table-cell office:value-type="string" table:style-name="ce1">
            <text:p>Cost per student CAD</text:p>
          </table:table-cell>
          <table:table-cell office:value-type="string" table:style-name="ce1">
            <text:p>Likely to be broken</text:p>
          </table:table-cell>
          <table:table-cell office:value-type="string" table:style-name="ce1">
            <text:p>Expendible Cost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Push Button</text:p>
          </table:table-cell>
          <table:table-cell office:value-type="float" office:value="100" table:style-name="ce1">
            <text:p>100</text:p>
          </table:table-cell>
          <table:table-cell office:value-type="float" office:value="1.6" table:style-name="ce1">
            <text:p>1.6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string" table:style-name="ce1">
            <text:p>USD</text:p>
          </table:table-cell>
          <table:table-cell office:value-type="float" office:value="2.2079999999999997" table:style-name="ce1">
            <text:p>2.208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https://www.aliexpress.com/item/Free-Shipping-100PCS-2-pins-6-6-5-mm-Switch-Tactile-Push-Button-Switches-6x6x5mm/1393753898.html?spm=2114.01010208.3.89.VeW6Y6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,searchweb201603_9,ppcSwitch_4&amp;btsid=0ad2c9e1-e4e3-419e-8f32-c9bb7d9ded7c&amp;algo_expid=5c4bcdb3-acce-4f8a-9f45-fbd33bf2db3b-11&amp;algo_pvid=5c4bcdb3-acce-4f8a-9f45-fbd33bf2db3b</text:p>
          </table:table-cell>
          <table:table-cell office:value-type="float" office:value="1" table:style-name="ce1">
            <text:p>1</text:p>
          </table:table-cell>
          <table:table-cell office:value-type="float" office:value="2.2079999999999999E-2" table:formula="of:=([.I4]*[.N4])/([.F4]*[.D4])" table:style-name="ce1">
            <text:p>0.02208</text:p>
          </table:table-cell>
          <table:table-cell office:value-type="string" table:style-name="ce1">
            <text:p>y</text:p>
          </table:table-cell>
          <table:table-cell office:value-type="float" office:value="2.2079999999999999E-2" table:formula="of:=IF([.P4]=&quot;y&quot;;[.O4];0)" table:style-name="ce1">
            <text:p>0.0220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Potentiometer 10k</text:p>
          </table:table-cell>
          <table:table-cell office:value-type="float" office:value="10" table:style-name="ce1">
            <text:p>10</text:p>
          </table:table-cell>
          <table:table-cell office:value-type="float" office:value="2.75" table:style-name="ce1">
            <text:p>2.75</text:p>
          </table:table-cell>
          <table:table-cell office:value-type="float" office:value="1" table:style-name="ce1">
            <text:p>1</text:p>
          </table:table-cell>
          <table:table-cell office:value-type="float" office:value="2.75" table:style-name="ce1">
            <text:p>2.75</text:p>
          </table:table-cell>
          <table:table-cell office:value-type="string" table:style-name="ce1">
            <text:p>USD</text:p>
          </table:table-cell>
          <table:table-cell office:value-type="float" office:value="3.7949999999999999" table:style-name="ce1">
            <text:p>3.795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https://www.aliexpress.com/item/10PC-Lot-B10K-Single-Linear-Pot-Potentiometer-10K-15mm-Shaft-with-Nuts-Shims-YXSMDZ142/32238712661.html?spm=2114.01010208.3.18.Ew1lRr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,searchweb201603_9,ppcSwitch_4&amp;btsid=2cf7c67c-1920-49c4-9104-570629bec55e&amp;algo_expid=925c0582-b34a-4fc9-9440-cb644baa475f-2&amp;algo_pvid=925c0582-b34a-4fc9-9440-cb644baa475f</text:p>
          </table:table-cell>
          <table:table-cell office:value-type="float" office:value="1" table:style-name="ce1">
            <text:p>1</text:p>
          </table:table-cell>
          <table:table-cell office:value-type="float" office:value="0.3795" table:formula="of:=([.I5]*[.N5])/([.F5]*[.D5])" table:style-name="ce1">
            <text:p>0.3795</text:p>
          </table:table-cell>
          <table:table-cell office:value-type="string" table:style-name="ce1">
            <text:p>y</text:p>
          </table:table-cell>
          <table:table-cell office:value-type="float" office:value="0.3795" table:formula="of:=IF([.P5]=&quot;y&quot;;[.O5];0)" table:style-name="ce1">
            <text:p>0.379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LED Assorted 3mm 5mm</text:p>
          </table:table-cell>
          <table:table-cell office:value-type="float" office:value="200" table:style-name="ce1">
            <text:p>200</text:p>
          </table:table-cell>
          <table:table-cell office:value-type="float" office:value="3.03" table:style-name="ce1">
            <text:p>3.03</text:p>
          </table:table-cell>
          <table:table-cell office:value-type="float" office:value="1" table:style-name="ce1">
            <text:p>1</text:p>
          </table:table-cell>
          <table:table-cell office:value-type="float" office:value="3.03" table:style-name="ce1">
            <text:p>3.03</text:p>
          </table:table-cell>
          <table:table-cell office:value-type="string" table:style-name="ce1">
            <text:p>USD</text:p>
          </table:table-cell>
          <table:table-cell office:value-type="float" office:value="4.1813999999999991" table:style-name="ce1">
            <text:p>4.1814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https://www.aliexpress.com/item/J34-Free-Shipping-1-set-200Pcs-3mm-5mm-LED-Light-White-Yellow-Red-Blue-Green-Assortment/32655072420.html?spm=2114.01010208.3.34.K24zLn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,searchweb201603_9,ppcSwitch_4&amp;btsid=74f564e8-cf58-4fba-8b0c-d472d28c2ff7&amp;algo_expid=b1394c0c-3084-49e8-8bfd-5efb17d393b7-4&amp;algo_pvid=b1394c0c-3084-49e8-8bfd-5efb17d393b7</text:p>
          </table:table-cell>
          <table:table-cell office:value-type="float" office:value="1" table:style-name="ce1">
            <text:p>1</text:p>
          </table:table-cell>
          <table:table-cell office:value-type="float" office:value="2.0906999999999995E-2" table:formula="of:=([.I6]*[.N6])/([.F6]*[.D6])" table:style-name="ce1">
            <text:p>0.020907</text:p>
          </table:table-cell>
          <table:table-cell office:value-type="string" table:style-name="ce1">
            <text:p>y</text:p>
          </table:table-cell>
          <table:table-cell office:value-type="float" office:value="2.0906999999999995E-2" table:formula="of:=IF([.P6]=&quot;y&quot;;[.O6];0)" table:style-name="ce1">
            <text:p>0.02090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Resistor 220 ohm 1/4W</text:p>
          </table:table-cell>
          <table:table-cell office:value-type="float" office:value="2100" table:style-name="ce1">
            <text:p>210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USD</text:p>
          </table:table-cell>
          <table:table-cell office:value-type="float" office:value="12.419999999999998" table:style-name="ce1">
            <text:p>12.4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https://www.aliexpress.com/item/Total-2100pcs-1-1-4W-Metal-Film-Resistor-Assorted-Kit-21-Values-1-Ohm-1M-Ohm/1065989389.html?spm=2114.01010208.3.49.E1lT47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-normal#cfs,searchweb201603_9,ppcSwitch_4&amp;btsid=c29fad75-42b1-4f39-a439-a6d88e149c80&amp;algo_expid=8316255e-6bd9-4140-b171-8a451ea8713a-6&amp;algo_pvid=8316255e-6bd9-4140-b171-8a451ea8713a</text:p>
          </table:table-cell>
          <table:table-cell office:value-type="float" office:value="1" table:style-name="ce1">
            <text:p>1</text:p>
          </table:table-cell>
          <table:table-cell office:value-type="float" office:value="5.9142857142857131E-3" table:formula="of:=([.I7]*[.N7])/([.F7]*[.D7])" table:style-name="ce1">
            <text:p>0.005914286</text:p>
          </table:table-cell>
          <table:table-cell office:value-type="string" table:style-name="ce1">
            <text:p>y</text:p>
          </table:table-cell>
          <table:table-cell office:value-type="float" office:value="5.9142857142857131E-3" table:formula="of:=IF([.P7]=&quot;y&quot;;[.O7];0)" table:style-name="ce1">
            <text:p>0.00591428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9V Battery Snap</text:p>
          </table:table-cell>
          <table:table-cell office:value-type="float" office:value="10" table:style-name="ce1">
            <text:p>10</text:p>
          </table:table-cell>
          <table:table-cell office:value-type="float" office:value="1.19" table:style-name="ce1">
            <text:p>1.19</text:p>
          </table:table-cell>
          <table:table-cell office:value-type="float" office:value="1" table:style-name="ce1">
            <text:p>1</text:p>
          </table:table-cell>
          <table:table-cell office:value-type="float" office:value="1.19" table:style-name="ce1">
            <text:p>1.19</text:p>
          </table:table-cell>
          <table:table-cell office:value-type="string" table:style-name="ce1">
            <text:p>USD</text:p>
          </table:table-cell>
          <table:table-cell office:value-type="float" office:value="1.6421999999999999" table:style-name="ce1">
            <text:p>1.642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https://www.aliexpress.com/item/Fast-shipping-UNO-R3-9V-Battery-Connector-9V-battery-clip-for-arduino-12pcs-lot-in-stock/1954763219.html?spm=2114.01010208.3.1.EedDHa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,searchweb201603_50,ppcSwitch_4&amp;btsid=8e904185-6e84-42e6-b2e3-4c1c951dda29&amp;algo_expid=1ce3b53a-b6bb-4b51-99be-2a97119d63bb-0&amp;algo_pvid=1ce3b53a-b6bb-4b51-99be-2a97119d63bb</text:p>
          </table:table-cell>
          <table:table-cell office:value-type="float" office:value="1" table:style-name="ce1">
            <text:p>1</text:p>
          </table:table-cell>
          <table:table-cell office:value-type="float" office:value="0.16421999999999998" table:formula="of:=([.I8]*[.N8])/([.F8]*[.D8])" table:style-name="ce1">
            <text:p>0.16422</text:p>
          </table:table-cell>
          <table:table-cell table:style-name="ce1"/>
          <table:table-cell office:value-type="float" office:value="0" table:formula="of:=IF([.P8]=&quot;y&quot;;[.O8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Jumper cables MM 10cm</text:p>
          </table:table-cell>
          <table:table-cell office:value-type="float" office:value="120" table:style-name="ce1">
            <text:p>120</text:p>
          </table:table-cell>
          <table:table-cell office:value-type="float" office:value="1.69" table:style-name="ce1">
            <text:p>1.69</text:p>
          </table:table-cell>
          <table:table-cell office:value-type="float" office:value="5" table:style-name="ce1">
            <text:p>5</text:p>
          </table:table-cell>
          <table:table-cell office:value-type="float" office:value="8.4499999999999993" table:style-name="ce1">
            <text:p>8.45</text:p>
          </table:table-cell>
          <table:table-cell office:value-type="string" table:style-name="ce1">
            <text:p>USD</text:p>
          </table:table-cell>
          <table:table-cell office:value-type="float" office:value="11.660999999999998" table:style-name="ce1">
            <text:p>11.66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https://www.aliexpress.com/item/Free-shipping-Dupont-line-120pcs-10cm-male-to-male-male-to-female-and-female-to-female/32714431608.html?spm=2114.13010308.0.0.FYFaeT</text:p>
          </table:table-cell>
          <table:table-cell office:value-type="float" office:value="4" table:style-name="ce1">
            <text:p>4</text:p>
          </table:table-cell>
          <table:table-cell office:value-type="float" office:value="7.773999999999999E-2" table:formula="of:=([.I9]*[.N9])/([.F9]*[.D9])" table:style-name="ce1">
            <text:p>0.07774</text:p>
          </table:table-cell>
          <table:table-cell office:value-type="string" table:style-name="ce1">
            <text:p>y</text:p>
          </table:table-cell>
          <table:table-cell office:value-type="float" office:value="7.773999999999999E-2" table:formula="of:=IF([.P9]=&quot;y&quot;;[.O9];0)" table:style-name="ce1">
            <text:p>0.0777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Breadboard 400 point</text:p>
          </table:table-cell>
          <table:table-cell office:value-type="float" office:value="10" table:style-name="ce1">
            <text:p>10</text:p>
          </table:table-cell>
          <table:table-cell office:value-type="float" office:value="10.8" table:style-name="ce1">
            <text:p>10.8</text:p>
          </table:table-cell>
          <table:table-cell office:value-type="float" office:value="1" table:style-name="ce1">
            <text:p>1</text:p>
          </table:table-cell>
          <table:table-cell office:value-type="float" office:value="10.8" table:style-name="ce1">
            <text:p>10.8</text:p>
          </table:table-cell>
          <table:table-cell office:value-type="string" table:style-name="ce1">
            <text:p>USD</text:p>
          </table:table-cell>
          <table:table-cell office:value-type="float" office:value="14.904" table:style-name="ce1">
            <text:p>14.904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https://www.aliexpress.com/item/Free-Shipping-10pc-Quality-mini-bread-board-breadboard-8-5CM-x-5-5CM-400-holes/1785291644.html?spm=2114.01010208.3.129.v6wyGQ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,searchweb201603_50,ppcSwitch_4&amp;btsid=6cedbe6d-dc4c-47ed-b942-d4fef5789d54&amp;algo_expid=ca53d8d6-1460-4def-9635-9a5d78155ba8-16&amp;algo_pvid=ca53d8d6-1460-4def-9635-9a5d78155ba8</text:p>
          </table:table-cell>
          <table:table-cell office:value-type="float" office:value="1" table:style-name="ce1">
            <text:p>1</text:p>
          </table:table-cell>
          <table:table-cell office:value-type="float" office:value="1.4903999999999999" table:formula="of:=([.I10]*[.N10])/([.F10]*[.D10])" table:style-name="ce1">
            <text:p>1.4904</text:p>
          </table:table-cell>
          <table:table-cell table:style-name="ce1"/>
          <table:table-cell office:value-type="float" office:value="0" table:formula="of:=IF([.P10]=&quot;y&quot;;[.O10];0)" table:style-name="ce1">
            <text:p>0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string" table:style-name="ce1">
            <text:p>AliExpress</text:p>
          </table:table-cell>
          <table:table-cell office:value-type="string" table:style-name="ce1">
            <text:p>Vibrator Coin 3V</text:p>
          </table:table-cell>
          <table:table-cell office:value-type="float" office:value="50" table:style-name="ce1">
            <text:p>50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SD</text:p>
          </table:table-cell>
          <table:table-cell office:value-type="float" office:value="30.36" table:style-name="ce1">
            <text:p>30.36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https://www.aliexpress.com/item/50-pcs-2V-6V-DC-1027-Coin-vibration-motor-3V-66mA-Common-used-Micro-vibration-motor/32635585150.html?spm=2114.01010208.3.107.nUgdFA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,searchweb201603_1,ppcSwitch_4&amp;btsid=6c4ef39b-6698-440e-bf4a-ea9b12248ec4&amp;algo_expid=d150b998-cb6e-4371-92f3-79158fb6d89d-14&amp;algo_pvid=d150b998-cb6e-4371-92f3-79158fb6d89d</text:p>
          </table:table-cell>
          <table:table-cell office:value-type="float" office:value="1" table:style-name="ce1">
            <text:p>1</text:p>
          </table:table-cell>
          <table:table-cell office:value-type="float" office:value="0.60719999999999996" table:formula="of:=([.I11]*[.N11])/([.F11]*[.D11])" table:style-name="ce1">
            <text:p>0.6072</text:p>
          </table:table-cell>
          <table:table-cell table:style-name="ce1"/>
          <table:table-cell office:value-type="float" office:value="0" table:formula="of:=IF([.P11]=&quot;y&quot;;[.O11];0)" table:style-name="ce1">
            <text:p>0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string" table:style-name="ce1">
            <text:p>AliExpress</text:p>
          </table:table-cell>
          <table:table-cell office:value-type="string" table:style-name="ce1">
            <text:p>Breadboard Power Supply</text:p>
          </table:table-cell>
          <table:table-cell office:value-type="float" office:value="10" table:style-name="ce1">
            <text:p>10</text:p>
          </table:table-cell>
          <table:table-cell office:value-type="float" office:value="5.43" table:style-name="ce1">
            <text:p>5.43</text:p>
          </table:table-cell>
          <table:table-cell office:value-type="float" office:value="1" table:style-name="ce1">
            <text:p>1</text:p>
          </table:table-cell>
          <table:table-cell office:value-type="float" office:value="5.43" table:style-name="ce1">
            <text:p>5.43</text:p>
          </table:table-cell>
          <table:table-cell office:value-type="string" table:style-name="ce1">
            <text:p>USD</text:p>
          </table:table-cell>
          <table:table-cell office:value-type="float" office:value="7.4933999999999994" table:style-name="ce1">
            <text:p>7.4934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https://www.aliexpress.com/item/Best-price-10pcs-lot-MB102-Solderless-Breadboard-Power-Supply-Module-3-3V-or-5V/32505402973.html?spm=2114.01010208.3.121.o1lolF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,searchweb201603_50,ppcSwitch_4&amp;btsid=ca59b36d-000d-43df-a83a-96852d809e96&amp;algo_expid=f30d4306-9a10-4859-bd80-cc4729779eb5-15&amp;algo_pvid=f30d4306-9a10-4859-bd80-cc4729779eb5</text:p>
          </table:table-cell>
          <table:table-cell office:value-type="float" office:value="1" table:style-name="ce1">
            <text:p>1</text:p>
          </table:table-cell>
          <table:table-cell office:value-type="float" office:value="0.7493399999999999" table:formula="of:=([.I12]*[.N12])/([.F12]*[.D12])" table:style-name="ce1">
            <text:p>0.74934</text:p>
          </table:table-cell>
          <table:table-cell table:style-name="ce1"/>
          <table:table-cell office:value-type="float" office:value="0" table:formula="of:=IF([.P12]=&quot;y&quot;;[.O12];0)" table:style-name="ce1">
            <text:p>0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string" table:style-name="ce1">
            <text:p>AliExpress</text:p>
          </table:table-cell>
          <table:table-cell office:value-type="string" table:style-name="ce1">
            <text:p>9V Ni-Mh 450mAh</text:p>
          </table:table-cell>
          <table:table-cell office:value-type="float" office:value="8" table:style-name="ce1">
            <text:p>8</text:p>
          </table:table-cell>
          <table:table-cell office:value-type="float" office:value="29.99" table:style-name="ce1">
            <text:p>29.99</text:p>
          </table:table-cell>
          <table:table-cell office:value-type="float" office:value="1" table:style-name="ce1">
            <text:p>1</text:p>
          </table:table-cell>
          <table:table-cell office:value-type="float" office:value="29.99" table:style-name="ce1">
            <text:p>29.99</text:p>
          </table:table-cell>
          <table:table-cell office:value-type="string" table:style-name="ce1">
            <text:p>USD</text:p>
          </table:table-cell>
          <table:table-cell office:value-type="float" office:value="41.386199999999995" table:style-name="ce1">
            <text:p>41.386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https://www.aliexpress.com/item/Wholesales-8pcs-lot-ETINESAN-9v-450mAh-Ni-MH-Rechargeable-9-Volt-NiMH-Battery-Batteries-use-Camera/32535390438.html?spm=2114.01010208.3.170.Pujavd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,searchweb201603_50,ppcSwitch_4&amp;btsid=7f174eeb-7335-4d1a-98d0-64862e5cf274&amp;algo_expid=bc27a180-c5a4-4e39-bab4-c0693a22a2e0-21&amp;algo_pvid=bc27a180-c5a4-4e39-bab4-c0693a22a2e0</text:p>
          </table:table-cell>
          <table:table-cell office:value-type="float" office:value="1" table:style-name="ce1">
            <text:p>1</text:p>
          </table:table-cell>
          <table:table-cell office:value-type="float" office:value="5.1732749999999994" table:formula="of:=([.I13]*[.N13])/([.F13]*[.D13])" table:style-name="ce1">
            <text:p>5.173275</text:p>
          </table:table-cell>
          <table:table-cell table:style-name="ce1"/>
          <table:table-cell office:value-type="float" office:value="0" table:formula="of:=IF([.P13]=&quot;y&quot;;[.O13];0)" table:style-name="ce1">
            <text:p>0</text:p>
          </table:table-cell>
          <table:table-cell table:number-columns-repeated="16367"/>
        </table:table-row>
        <table:table-row table:style-name="ro1">
          <table:table-cell table:number-columns-repeated="14" table:style-name="ce1"/>
          <table:table-cell office:value-type="float" office:value="8.6905762857142861" table:formula="of:=SUM([.O4:.O13])" table:style-name="ce1">
            <text:p>8.690576286</text:p>
          </table:table-cell>
          <table:table-cell table:style-name="ce1"/>
          <table:table-cell office:value-type="float" office:value="0.50614128571428574" table:formula="of:=SUM([.Q4:.Q13])" table:style-name="ce1">
            <text:p>0.506141286</text:p>
          </table:table-cell>
          <table:table-cell table:number-columns-repeated="16367"/>
        </table:table-row>
        <table:table-row table:number-rows-repeated="1048562" table:style-name="ro1">
          <table:table-cell table:number-columns-repeated="16384"/>
        </table:table-row>
      </table:table>
      <table:table table:name="Activity_3" table:style-name="ta1">
        <table:table-column table:style-name="co16" table:number-columns-repeated="16384" table:default-cell-style-name="ce1"/>
        <table:table-row table:style-name="ro1">
          <table:table-cell office:value-type="string" table:style-name="ce1">
            <text:p>CAD/USD</text:p>
          </table:table-cell>
          <table:table-cell office:value-type="float" office:value="1.38" table:style-name="ce1">
            <text:p>1.38</text:p>
          </table:table-cell>
          <table:table-cell office:value-type="string" table:style-name="ce1">
            <text:p>from MasterCard through AliExpresss and Digilent USD charges 201706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it</text:p>
          </table:table-cell>
          <table:table-cell office:value-type="string" table:style-name="ce1">
            <text:p>Store</text:p>
          </table:table-cell>
          <table:table-cell office:value-type="string" table:style-name="ce1">
            <text:p>Desctription<text:s/></text:p>
          </table:table-cell>
          <table:table-cell office:value-type="string" table:style-name="ce1">
            <text:p>Unit</text:p>
          </table:table-cell>
          <table:table-cell office:value-type="string" table:style-name="ce1">
            <text:p>Unit Cost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Total Cost</text:p>
          </table:table-cell>
          <table:table-cell office:value-type="string" table:style-name="ce1">
            <text:p>Currency</text:p>
          </table:table-cell>
          <table:table-cell office:value-type="string" table:style-name="ce1">
            <text:p>Total CAD</text:p>
          </table:table-cell>
          <table:table-cell office:value-type="string" table:style-name="ce1">
            <text:p>Ordered</text:p>
          </table:table-cell>
          <table:table-cell office:value-type="string" table:style-name="ce1">
            <text:p>Received</text:p>
          </table:table-cell>
          <table:table-cell office:value-type="string" table:style-name="ce1">
            <text:p>Mass (g)</text:p>
          </table:table-cell>
          <table:table-cell office:value-type="string" table:style-name="ce1">
            <text:p>Comment</text:p>
          </table:table-cell>
          <table:table-cell office:value-type="string" table:style-name="ce1">
            <text:p>Qty per Student</text:p>
          </table:table-cell>
          <table:table-cell office:value-type="string" table:style-name="ce1">
            <text:p>Cost per student CAD</text:p>
          </table:table-cell>
          <table:table-cell office:value-type="string" table:style-name="ce1">
            <text:p>Likely to be broken</text:p>
          </table:table-cell>
          <table:table-cell office:value-type="string" table:style-name="ce1">
            <text:p>Expendible Cost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LED RGB Common Cathode</text:p>
          </table:table-cell>
          <table:table-cell office:value-type="float" office:value="100" table:style-name="ce1">
            <text:p>100</text:p>
          </table:table-cell>
          <table:table-cell office:value-type="float" office:value="2.99" table:style-name="ce1">
            <text:p>2.99</text:p>
          </table:table-cell>
          <table:table-cell office:value-type="float" office:value="1" table:style-name="ce1">
            <text:p>1</text:p>
          </table:table-cell>
          <table:table-cell office:value-type="float" office:value="2.99" table:style-name="ce1">
            <text:p>2.99</text:p>
          </table:table-cell>
          <table:table-cell office:value-type="string" table:style-name="ce1">
            <text:p>USD</text:p>
          </table:table-cell>
          <table:table-cell office:value-type="float" office:value="4.1261999999999999" table:style-name="ce1">
            <text:p>4.126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https://www.aliexpress.com/item/Free-shipping-100pcs-lot-5mm-RGB-LED-Common-Cathode-4-Pins-Tri-Color-Emitting-Diodes-f5/1895359267.html?spm=2114.01010208.3.1.bO5W3B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,searchweb201603_9,ppcSwitch_4&amp;btsid=15679711-e4f2-4f5a-86e5-ad929efbfa2a&amp;algo_expid=233f9798-d285-4944-a820-5af146d1ff22-0&amp;algo_pvid=233f9798-d285-4944-a820-5af146d1ff22</text:p>
          </table:table-cell>
          <table:table-cell office:value-type="float" office:value="1" table:style-name="ce1">
            <text:p>1</text:p>
          </table:table-cell>
          <table:table-cell office:value-type="float" office:value="4.1262E-2" table:formula="of:=([.I4]*[.N4])/([.F4]*[.D4])" table:style-name="ce1">
            <text:p>0.041262</text:p>
          </table:table-cell>
          <table:table-cell office:value-type="string" table:style-name="ce1">
            <text:p>y</text:p>
          </table:table-cell>
          <table:table-cell office:value-type="float" office:value="4.1262E-2" table:formula="of:=IF([.P4]=&quot;y&quot;;[.O4];0)" table:style-name="ce1">
            <text:p>0.04126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Resistors Assorted 2100pcs</text:p>
          </table:table-cell>
          <table:table-cell office:value-type="float" office:value="2100" table:style-name="ce1">
            <text:p>210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USD</text:p>
          </table:table-cell>
          <table:table-cell office:value-type="float" office:value="12.419999999999998" table:style-name="ce1">
            <text:p>12.4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https://www.aliexpress.com/item/Total-2100pcs-1-1-4W-Metal-Film-Resistor-Assorted-Kit-21-Values-1-Ohm-1M-Ohm/1065989389.html?spm=2114.01010208.3.49.E1lT47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-normal#cfs,searchweb201603_9,ppcSwitch_4&amp;btsid=c29fad75-42b1-4f39-a439-a6d88e149c80&amp;algo_expid=8316255e-6bd9-4140-b171-8a451ea8713a-6&amp;algo_pvid=8316255e-6bd9-4140-b171-8a451ea8713a</text:p>
          </table:table-cell>
          <table:table-cell office:value-type="float" office:value="3" table:style-name="ce1">
            <text:p>3</text:p>
          </table:table-cell>
          <table:table-cell office:value-type="float" office:value="1.774285714285714E-2" table:formula="of:=([.I5]*[.N5])/([.F5]*[.D5])" table:style-name="ce1">
            <text:p>0.017742857</text:p>
          </table:table-cell>
          <table:table-cell office:value-type="string" table:style-name="ce1">
            <text:p>y</text:p>
          </table:table-cell>
          <table:table-cell office:value-type="float" office:value="1.774285714285714E-2" table:formula="of:=IF([.P5]=&quot;y&quot;;[.O5];0)" table:style-name="ce1">
            <text:p>0.01774285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Jumper cables MM MF FF 10cm</text:p>
          </table:table-cell>
          <table:table-cell office:value-type="float" office:value="120" table:style-name="ce1">
            <text:p>120</text:p>
          </table:table-cell>
          <table:table-cell office:value-type="float" office:value="1.69" table:style-name="ce1">
            <text:p>1.69</text:p>
          </table:table-cell>
          <table:table-cell office:value-type="float" office:value="5" table:style-name="ce1">
            <text:p>5</text:p>
          </table:table-cell>
          <table:table-cell office:value-type="float" office:value="8.4499999999999993" table:style-name="ce1">
            <text:p>8.45</text:p>
          </table:table-cell>
          <table:table-cell office:value-type="string" table:style-name="ce1">
            <text:p>USD</text:p>
          </table:table-cell>
          <table:table-cell office:value-type="float" office:value="11.660999999999998" table:style-name="ce1">
            <text:p>11.66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https://www.aliexpress.com/item/Free-shipping-Dupont-line-120pcs-10cm-male-to-male-male-to-female-and-female-to-female/32714431608.html?spm=2114.13010308.0.0.FYFaeT</text:p>
          </table:table-cell>
          <table:table-cell office:value-type="float" office:value="4" table:style-name="ce1">
            <text:p>4</text:p>
          </table:table-cell>
          <table:table-cell office:value-type="float" office:value="7.773999999999999E-2" table:formula="of:=([.I6]*[.N6])/([.F6]*[.D6])" table:style-name="ce1">
            <text:p>0.07774</text:p>
          </table:table-cell>
          <table:table-cell office:value-type="string" table:style-name="ce1">
            <text:p>y</text:p>
          </table:table-cell>
          <table:table-cell office:value-type="float" office:value="7.773999999999999E-2" table:formula="of:=IF([.P6]=&quot;y&quot;;[.O6];0)" table:style-name="ce1">
            <text:p>0.0777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Breadboard 400 point</text:p>
          </table:table-cell>
          <table:table-cell office:value-type="float" office:value="10" table:style-name="ce1">
            <text:p>10</text:p>
          </table:table-cell>
          <table:table-cell office:value-type="float" office:value="10.8" table:style-name="ce1">
            <text:p>10.8</text:p>
          </table:table-cell>
          <table:table-cell office:value-type="float" office:value="1" table:style-name="ce1">
            <text:p>1</text:p>
          </table:table-cell>
          <table:table-cell office:value-type="float" office:value="10.8" table:style-name="ce1">
            <text:p>10.8</text:p>
          </table:table-cell>
          <table:table-cell office:value-type="string" table:style-name="ce1">
            <text:p>USD</text:p>
          </table:table-cell>
          <table:table-cell office:value-type="float" office:value="14.904" table:style-name="ce1">
            <text:p>14.904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https://www.aliexpress.com/item/Free-Shipping-10pc-Quality-mini-bread-board-breadboard-8-5CM-x-5-5CM-400-holes/1785291644.html?spm=2114.01010208.3.129.v6wyGQ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,searchweb201603_50,ppcSwitch_4&amp;btsid=6cedbe6d-dc4c-47ed-b942-d4fef5789d54&amp;algo_expid=ca53d8d6-1460-4def-9635-9a5d78155ba8-16&amp;algo_pvid=ca53d8d6-1460-4def-9635-9a5d78155ba8</text:p>
          </table:table-cell>
          <table:table-cell office:value-type="float" office:value="1" table:style-name="ce1">
            <text:p>1</text:p>
          </table:table-cell>
          <table:table-cell office:value-type="float" office:value="1.4903999999999999" table:formula="of:=([.I7]*[.N7])/([.F7]*[.D7])" table:style-name="ce1">
            <text:p>1.4904</text:p>
          </table:table-cell>
          <table:table-cell office:value-type="string" table:style-name="ce1">
            <text:p>n</text:p>
          </table:table-cell>
          <table:table-cell office:value-type="float" office:value="0" table:formula="of:=IF([.P7]=&quot;y&quot;;[.O7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Arduino UNO with cable</text:p>
          </table:table-cell>
          <table:table-cell office:value-type="float" office:value="1" table:style-name="ce1">
            <text:p>1</text:p>
          </table:table-cell>
          <table:table-cell office:value-type="float" office:value="4.8" table:style-name="ce1">
            <text:p>4.8</text:p>
          </table:table-cell>
          <table:table-cell office:value-type="float" office:value="10" table:style-name="ce1">
            <text:p>1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USD</text:p>
          </table:table-cell>
          <table:table-cell office:value-type="float" office:value="66.239999999999995" table:style-name="ce1">
            <text:p>66.24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580" table:style-name="ce1">
            <text:p>580</text:p>
          </table:table-cell>
          <table:table-cell office:value-type="string" table:style-name="ce1">
            <text:p>https://www.aliexpress.com/item/UNO-R3-for-Arduino-with-LOGO-MEGA328P-ATMEGA16U2-1PCS-UNO-R3-1PCS-cables/32680608066.html?spm=2114.01010208.3.153.r3TTJf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-10050_10110,searchweb201603_50,ppcSwitch_4&amp;btsid=0ed2a962-f255-406e-b265-d96aa0379ec4&amp;algo_expid=9ada75b2-7182-4270-8e5a-c040b025c5f9-22&amp;algo_pvid=9ada75b2-7182-4270-8e5a-c040b025c5f9</text:p>
          </table:table-cell>
          <table:table-cell office:value-type="float" office:value="1" table:style-name="ce1">
            <text:p>1</text:p>
          </table:table-cell>
          <table:table-cell office:value-type="float" office:value="6.6239999999999997" table:formula="of:=([.I8]*[.N8])/([.F8]*[.D8])" table:style-name="ce1">
            <text:p>6.624</text:p>
          </table:table-cell>
          <table:table-cell office:value-type="string" table:style-name="ce1">
            <text:p>n</text:p>
          </table:table-cell>
          <table:table-cell office:value-type="float" office:value="0" table:formula="of:=IF([.P8]=&quot;y&quot;;[.O8];0)" table:style-name="ce1">
            <text:p>0</text:p>
          </table:table-cell>
          <table:table-cell table:number-columns-repeated="16367"/>
        </table:table-row>
        <table:table-row table:style-name="ro1">
          <table:table-cell table:number-columns-repeated="14" table:style-name="ce1"/>
          <table:table-cell office:value-type="float" office:value="8.2511448571428563" table:formula="of:=SUM([.O1:.O8])" table:style-name="ce1">
            <text:p>8.251144857</text:p>
          </table:table-cell>
          <table:table-cell table:style-name="ce1"/>
          <table:table-cell office:value-type="float" office:value="0.13674485714285711" table:formula="of:=SUM([.Q1:.Q8])" table:style-name="ce1">
            <text:p>0.136744857</text:p>
          </table:table-cell>
          <table:table-cell table:number-columns-repeated="16367"/>
        </table:table-row>
        <table:table-row table:number-rows-repeated="1048567" table:style-name="ro1">
          <table:table-cell table:number-columns-repeated="16384"/>
        </table:table-row>
      </table:table>
      <table:table table:name="Activity_2" table:style-name="ta1">
        <table:table-column table:style-name="co16" table:number-columns-repeated="2" table:default-cell-style-name="ce1"/>
        <table:table-column table:style-name="co20" table:default-cell-style-name="ce1"/>
        <table:table-column table:style-name="co16" table:number-columns-repeated="16381" table:default-cell-style-name="ce1"/>
        <table:table-row table:style-name="ro1">
          <table:table-cell office:value-type="string" table:style-name="ce1">
            <text:p>CAD/USD</text:p>
          </table:table-cell>
          <table:table-cell office:value-type="float" office:value="1.38" table:style-name="ce1">
            <text:p>1.38</text:p>
          </table:table-cell>
          <table:table-cell office:value-type="string" table:style-name="ce1">
            <text:p>from MasterCard through AliExpresss and Digilent USD charges 201706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it</text:p>
          </table:table-cell>
          <table:table-cell office:value-type="string" table:style-name="ce1">
            <text:p>Store</text:p>
          </table:table-cell>
          <table:table-cell office:value-type="string" table:style-name="ce1">
            <text:p>Desctription<text:s/></text:p>
          </table:table-cell>
          <table:table-cell office:value-type="string" table:style-name="ce1">
            <text:p>Unit</text:p>
          </table:table-cell>
          <table:table-cell office:value-type="string" table:style-name="ce1">
            <text:p>Unit Cost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Total Cost</text:p>
          </table:table-cell>
          <table:table-cell office:value-type="string" table:style-name="ce1">
            <text:p>Currency</text:p>
          </table:table-cell>
          <table:table-cell office:value-type="string" table:style-name="ce1">
            <text:p>Total CAD</text:p>
          </table:table-cell>
          <table:table-cell office:value-type="string" table:style-name="ce1">
            <text:p>Ordered</text:p>
          </table:table-cell>
          <table:table-cell office:value-type="string" table:style-name="ce1">
            <text:p>Received</text:p>
          </table:table-cell>
          <table:table-cell office:value-type="string" table:style-name="ce1">
            <text:p>Mass (g)</text:p>
          </table:table-cell>
          <table:table-cell office:value-type="string" table:style-name="ce1">
            <text:p>Comment</text:p>
          </table:table-cell>
          <table:table-cell office:value-type="string" table:style-name="ce1">
            <text:p>Qty per Student</text:p>
          </table:table-cell>
          <table:table-cell office:value-type="string" table:style-name="ce1">
            <text:p>Cost per student CAD</text:p>
          </table:table-cell>
          <table:table-cell office:value-type="string" table:style-name="ce1">
            <text:p>Likely to be broken</text:p>
          </table:table-cell>
          <table:table-cell office:value-type="string" table:style-name="ce1">
            <text:p>Expendible Cost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LED Assorted 3mm 5mm</text:p>
          </table:table-cell>
          <table:table-cell office:value-type="float" office:value="200" table:style-name="ce1">
            <text:p>200</text:p>
          </table:table-cell>
          <table:table-cell office:value-type="float" office:value="3.03" table:style-name="ce1">
            <text:p>3.03</text:p>
          </table:table-cell>
          <table:table-cell office:value-type="float" office:value="1" table:style-name="ce1">
            <text:p>1</text:p>
          </table:table-cell>
          <table:table-cell office:value-type="float" office:value="3.03" table:style-name="ce1">
            <text:p>3.03</text:p>
          </table:table-cell>
          <table:table-cell office:value-type="string" table:style-name="ce1">
            <text:p>USD</text:p>
          </table:table-cell>
          <table:table-cell office:value-type="float" office:value="4.1813999999999991" table:style-name="ce1">
            <text:p>4.1814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https://www.aliexpress.com/item/J34-Free-Shipping-1-set-200Pcs-3mm-5mm-LED-Light-White-Yellow-Red-Blue-Green-Assortment/32655072420.html?spm=2114.01010208.3.34.K24zLn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,searchweb201603_9,ppcSwitch_4&amp;btsid=74f564e8-cf58-4fba-8b0c-d472d28c2ff7&amp;algo_expid=b1394c0c-3084-49e8-8bfd-5efb17d393b7-4&amp;algo_pvid=b1394c0c-3084-49e8-8bfd-5efb17d393b7</text:p>
          </table:table-cell>
          <table:table-cell office:value-type="float" office:value="2" table:style-name="ce1">
            <text:p>2</text:p>
          </table:table-cell>
          <table:table-cell office:value-type="float" office:value="4.181399999999999E-2" table:formula="of:=([.I4]*[.N4])/([.F4]*[.D4])" table:style-name="ce1">
            <text:p>0.041814</text:p>
          </table:table-cell>
          <table:table-cell office:value-type="string" table:style-name="ce1">
            <text:p>y</text:p>
          </table:table-cell>
          <table:table-cell office:value-type="float" office:value="4.181399999999999E-2" table:formula="of:=IF([.P4]=&quot;y&quot;;[.O4];0)" table:style-name="ce1">
            <text:p>0.04181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Resistors Assorted 2100pcs</text:p>
          </table:table-cell>
          <table:table-cell office:value-type="float" office:value="2100" table:style-name="ce1">
            <text:p>210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USD</text:p>
          </table:table-cell>
          <table:table-cell office:value-type="float" office:value="12.419999999999998" table:style-name="ce1">
            <text:p>12.4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https://www.aliexpress.com/item/Total-2100pcs-1-1-4W-Metal-Film-Resistor-Assorted-Kit-21-Values-1-Ohm-1M-Ohm/1065989389.html?spm=2114.01010208.3.49.E1lT47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-normal#cfs,searchweb201603_9,ppcSwitch_4&amp;btsid=c29fad75-42b1-4f39-a439-a6d88e149c80&amp;algo_expid=8316255e-6bd9-4140-b171-8a451ea8713a-6&amp;algo_pvid=8316255e-6bd9-4140-b171-8a451ea8713a</text:p>
          </table:table-cell>
          <table:table-cell office:value-type="float" office:value="1" table:style-name="ce1">
            <text:p>1</text:p>
          </table:table-cell>
          <table:table-cell office:value-type="float" office:value="5.9142857142857131E-3" table:formula="of:=([.I5]*[.N5])/([.F5]*[.D5])" table:style-name="ce1">
            <text:p>0.005914286</text:p>
          </table:table-cell>
          <table:table-cell office:value-type="string" table:style-name="ce1">
            <text:p>y</text:p>
          </table:table-cell>
          <table:table-cell office:value-type="float" office:value="5.9142857142857131E-3" table:formula="of:=IF([.P5]=&quot;y&quot;;[.O5];0)" table:style-name="ce1">
            <text:p>0.00591428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Jumper cables MM MF FF 10cm</text:p>
          </table:table-cell>
          <table:table-cell office:value-type="float" office:value="120" table:style-name="ce1">
            <text:p>120</text:p>
          </table:table-cell>
          <table:table-cell office:value-type="float" office:value="1.69" table:style-name="ce1">
            <text:p>1.69</text:p>
          </table:table-cell>
          <table:table-cell office:value-type="float" office:value="5" table:style-name="ce1">
            <text:p>5</text:p>
          </table:table-cell>
          <table:table-cell office:value-type="float" office:value="8.4499999999999993" table:style-name="ce1">
            <text:p>8.45</text:p>
          </table:table-cell>
          <table:table-cell office:value-type="string" table:style-name="ce1">
            <text:p>USD</text:p>
          </table:table-cell>
          <table:table-cell office:value-type="float" office:value="11.660999999999998" table:style-name="ce1">
            <text:p>11.66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https://www.aliexpress.com/item/Free-shipping-Dupont-line-120pcs-10cm-male-to-male-male-to-female-and-female-to-female/32714431608.html?spm=2114.13010308.0.0.FYFaeT</text:p>
          </table:table-cell>
          <table:table-cell office:value-type="float" office:value="2" table:style-name="ce1">
            <text:p>2</text:p>
          </table:table-cell>
          <table:table-cell office:value-type="float" office:value="3.8869999999999995E-2" table:formula="of:=([.I6]*[.N6])/([.F6]*[.D6])" table:style-name="ce1">
            <text:p>0.03887</text:p>
          </table:table-cell>
          <table:table-cell office:value-type="string" table:style-name="ce1">
            <text:p>y</text:p>
          </table:table-cell>
          <table:table-cell office:value-type="float" office:value="3.8869999999999995E-2" table:formula="of:=IF([.P6]=&quot;y&quot;;[.O6];0)" table:style-name="ce1">
            <text:p>0.0388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Breadboard 400 point</text:p>
          </table:table-cell>
          <table:table-cell office:value-type="float" office:value="10" table:style-name="ce1">
            <text:p>10</text:p>
          </table:table-cell>
          <table:table-cell office:value-type="float" office:value="10.8" table:style-name="ce1">
            <text:p>10.8</text:p>
          </table:table-cell>
          <table:table-cell office:value-type="float" office:value="1" table:style-name="ce1">
            <text:p>1</text:p>
          </table:table-cell>
          <table:table-cell office:value-type="float" office:value="10.8" table:style-name="ce1">
            <text:p>10.8</text:p>
          </table:table-cell>
          <table:table-cell office:value-type="string" table:style-name="ce1">
            <text:p>USD</text:p>
          </table:table-cell>
          <table:table-cell office:value-type="float" office:value="14.904" table:style-name="ce1">
            <text:p>14.904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https://www.aliexpress.com/item/Free-Shipping-10pc-Quality-mini-bread-board-breadboard-8-5CM-x-5-5CM-400-holes/1785291644.html?spm=2114.01010208.3.129.v6wyGQ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,searchweb201603_50,ppcSwitch_4&amp;btsid=6cedbe6d-dc4c-47ed-b942-d4fef5789d54&amp;algo_expid=ca53d8d6-1460-4def-9635-9a5d78155ba8-16&amp;algo_pvid=ca53d8d6-1460-4def-9635-9a5d78155ba8</text:p>
          </table:table-cell>
          <table:table-cell office:value-type="float" office:value="1" table:style-name="ce1">
            <text:p>1</text:p>
          </table:table-cell>
          <table:table-cell office:value-type="float" office:value="1.4903999999999999" table:formula="of:=([.I7]*[.N7])/([.F7]*[.D7])" table:style-name="ce1">
            <text:p>1.4904</text:p>
          </table:table-cell>
          <table:table-cell office:value-type="string" table:style-name="ce1">
            <text:p>n</text:p>
          </table:table-cell>
          <table:table-cell office:value-type="float" office:value="0" table:formula="of:=IF([.P7]=&quot;y&quot;;[.O7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Arduino UNO with cable</text:p>
          </table:table-cell>
          <table:table-cell office:value-type="float" office:value="1" table:style-name="ce1">
            <text:p>1</text:p>
          </table:table-cell>
          <table:table-cell office:value-type="float" office:value="4.8" table:style-name="ce1">
            <text:p>4.8</text:p>
          </table:table-cell>
          <table:table-cell office:value-type="float" office:value="10" table:style-name="ce1">
            <text:p>1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USD</text:p>
          </table:table-cell>
          <table:table-cell office:value-type="float" office:value="66.239999999999995" table:style-name="ce1">
            <text:p>66.24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580" table:style-name="ce1">
            <text:p>580</text:p>
          </table:table-cell>
          <table:table-cell office:value-type="string" table:style-name="ce1">
            <text:p>https://www.aliexpress.com/item/UNO-R3-for-Arduino-with-LOGO-MEGA328P-ATMEGA16U2-1PCS-UNO-R3-1PCS-cables/32680608066.html?spm=2114.01010208.3.153.r3TTJf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-10050_10110,searchweb201603_50,ppcSwitch_4&amp;btsid=0ed2a962-f255-406e-b265-d96aa0379ec4&amp;algo_expid=9ada75b2-7182-4270-8e5a-c040b025c5f9-22&amp;algo_pvid=9ada75b2-7182-4270-8e5a-c040b025c5f9</text:p>
          </table:table-cell>
          <table:table-cell office:value-type="float" office:value="1" table:style-name="ce1">
            <text:p>1</text:p>
          </table:table-cell>
          <table:table-cell office:value-type="float" office:value="6.6239999999999997" table:formula="of:=([.I8]*[.N8])/([.F8]*[.D8])" table:style-name="ce1">
            <text:p>6.624</text:p>
          </table:table-cell>
          <table:table-cell office:value-type="string" table:style-name="ce1">
            <text:p>n</text:p>
          </table:table-cell>
          <table:table-cell office:value-type="float" office:value="0" table:formula="of:=IF([.P8]=&quot;y&quot;;[.O8];0)" table:style-name="ce1">
            <text:p>0</text:p>
          </table:table-cell>
          <table:table-cell table:number-columns-repeated="16367"/>
        </table:table-row>
        <table:table-row table:style-name="ro1">
          <table:table-cell table:number-columns-repeated="13" table:style-name="ce1"/>
          <table:table-cell office:value-type="string" table:style-name="ce1">
            <text:p>TOTAL</text:p>
          </table:table-cell>
          <table:table-cell office:value-type="float" office:value="8.2009982857142845" table:formula="of:=SUM([.O1:.O8])" table:style-name="ce1">
            <text:p>8.200998286</text:p>
          </table:table-cell>
          <table:table-cell table:style-name="ce1"/>
          <table:table-cell office:value-type="float" office:value="8.6598285714285697E-2" table:formula="of:=SUM([.Q1:.Q8])" table:style-name="ce1">
            <text:p>0.086598286</text:p>
          </table:table-cell>
          <table:table-cell table:number-columns-repeated="16367"/>
        </table:table-row>
        <table:table-row table:number-rows-repeated="1048567" table:style-name="ro1">
          <table:table-cell table:number-columns-repeated="16384"/>
        </table:table-row>
      </table:table>
      <table:table table:name="Activity_1" table:style-name="ta1">
        <table:table-column table:style-name="co16" table:number-columns-repeated="16384" table:default-cell-style-name="ce1"/>
        <table:table-row table:style-name="ro1">
          <table:table-cell office:value-type="string" table:style-name="ce1">
            <text:p>Kit</text:p>
          </table:table-cell>
          <table:table-cell office:value-type="string" table:style-name="ce1">
            <text:p>Store</text:p>
          </table:table-cell>
          <table:table-cell office:value-type="string" table:style-name="ce1">
            <text:p>Desctription<text:s/></text:p>
          </table:table-cell>
          <table:table-cell office:value-type="string" table:style-name="ce1">
            <text:p>Unit</text:p>
          </table:table-cell>
          <table:table-cell office:value-type="string" table:style-name="ce1">
            <text:p>Unit Cost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Total Cost</text:p>
          </table:table-cell>
          <table:table-cell office:value-type="string" table:style-name="ce1">
            <text:p>Currency</text:p>
          </table:table-cell>
          <table:table-cell office:value-type="string" table:style-name="ce1">
            <text:p>Total CAD</text:p>
          </table:table-cell>
          <table:table-cell office:value-type="string" table:style-name="ce1">
            <text:p>Ordered</text:p>
          </table:table-cell>
          <table:table-cell office:value-type="string" table:style-name="ce1">
            <text:p>Received</text:p>
          </table:table-cell>
          <table:table-cell office:value-type="string" table:style-name="ce1">
            <text:p>Mass (g)</text:p>
          </table:table-cell>
          <table:table-cell office:value-type="string" table:style-name="ce1">
            <text:p>Comment</text:p>
          </table:table-cell>
          <table:table-cell office:value-type="string" table:style-name="ce1">
            <text:p>Qty per Student</text:p>
          </table:table-cell>
          <table:table-cell office:value-type="string" table:style-name="ce1">
            <text:p>Cost per student CAD</text:p>
          </table:table-cell>
          <table:table-cell office:value-type="string" table:style-name="ce1">
            <text:p>Likely to be broken</text:p>
          </table:table-cell>
          <table:table-cell office:value-type="string" table:style-name="ce1">
            <text:p>Expendible Cost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Push Button</text:p>
          </table:table-cell>
          <table:table-cell office:value-type="float" office:value="100" table:style-name="ce1">
            <text:p>100</text:p>
          </table:table-cell>
          <table:table-cell office:value-type="float" office:value="1.6" table:style-name="ce1">
            <text:p>1.6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string" table:style-name="ce1">
            <text:p>USD</text:p>
          </table:table-cell>
          <table:table-cell office:value-type="float" office:value="2.2079999999999997" table:style-name="ce1">
            <text:p>2.208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https://www.aliexpress.com/item/Free-Shipping-100PCS-2-pins-6-6-5-mm-Switch-Tactile-Push-Button-Switches-6x6x5mm/1393753898.html?spm=2114.01010208.3.89.VeW6Y6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,searchweb201603_9,ppcSwitch_4&amp;btsid=0ad2c9e1-e4e3-419e-8f32-c9bb7d9ded7c&amp;algo_expid=5c4bcdb3-acce-4f8a-9f45-fbd33bf2db3b-11&amp;algo_pvid=5c4bcdb3-acce-4f8a-9f45-fbd33bf2db3b</text:p>
          </table:table-cell>
          <table:table-cell office:value-type="float" office:value="2" table:style-name="ce1">
            <text:p>2</text:p>
          </table:table-cell>
          <table:table-cell office:value-type="float" office:value="4.4159999999999998E-2" table:formula="of:=([.I2]*[.N2])/([.F2]*[.D2])" table:style-name="ce1">
            <text:p>0.04416</text:p>
          </table:table-cell>
          <table:table-cell office:value-type="string" table:style-name="ce1">
            <text:p>y</text:p>
          </table:table-cell>
          <table:table-cell office:value-type="float" office:value="4.4159999999999998E-2" table:formula="of:=IF([.P2]=&quot;y&quot;;[.O2];0)" table:style-name="ce1">
            <text:p>0.0441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LED Assorted 3mm 5mm</text:p>
          </table:table-cell>
          <table:table-cell office:value-type="float" office:value="200" table:style-name="ce1">
            <text:p>200</text:p>
          </table:table-cell>
          <table:table-cell office:value-type="float" office:value="3.03" table:style-name="ce1">
            <text:p>3.03</text:p>
          </table:table-cell>
          <table:table-cell office:value-type="float" office:value="1" table:style-name="ce1">
            <text:p>1</text:p>
          </table:table-cell>
          <table:table-cell office:value-type="float" office:value="3.03" table:style-name="ce1">
            <text:p>3.03</text:p>
          </table:table-cell>
          <table:table-cell office:value-type="string" table:style-name="ce1">
            <text:p>USD</text:p>
          </table:table-cell>
          <table:table-cell office:value-type="float" office:value="4.1813999999999991" table:style-name="ce1">
            <text:p>4.1814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https://www.aliexpress.com/item/J34-Free-Shipping-1-set-200Pcs-3mm-5mm-LED-Light-White-Yellow-Red-Blue-Green-Assortment/32655072420.html?spm=2114.01010208.3.34.K24zLn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,searchweb201603_9,ppcSwitch_4&amp;btsid=74f564e8-cf58-4fba-8b0c-d472d28c2ff7&amp;algo_expid=b1394c0c-3084-49e8-8bfd-5efb17d393b7-4&amp;algo_pvid=b1394c0c-3084-49e8-8bfd-5efb17d393b7</text:p>
          </table:table-cell>
          <table:table-cell office:value-type="float" office:value="2" table:style-name="ce1">
            <text:p>2</text:p>
          </table:table-cell>
          <table:table-cell office:value-type="float" office:value="4.181399999999999E-2" table:formula="of:=([.I3]*[.N3])/([.F3]*[.D3])" table:style-name="ce1">
            <text:p>0.041814</text:p>
          </table:table-cell>
          <table:table-cell office:value-type="string" table:style-name="ce1">
            <text:p>y</text:p>
          </table:table-cell>
          <table:table-cell office:value-type="float" office:value="4.181399999999999E-2" table:formula="of:=IF([.P3]=&quot;y&quot;;[.O3];0)" table:style-name="ce1">
            <text:p>0.04181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Resistors Assorted 2100pcs</text:p>
          </table:table-cell>
          <table:table-cell office:value-type="float" office:value="2100" table:style-name="ce1">
            <text:p>210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USD</text:p>
          </table:table-cell>
          <table:table-cell office:value-type="float" office:value="12.419999999999998" table:style-name="ce1">
            <text:p>12.4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https://www.aliexpress.com/item/Total-2100pcs-1-1-4W-Metal-Film-Resistor-Assorted-Kit-21-Values-1-Ohm-1M-Ohm/1065989389.html?spm=2114.01010208.3.49.E1lT47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-normal#cfs,searchweb201603_9,ppcSwitch_4&amp;btsid=c29fad75-42b1-4f39-a439-a6d88e149c80&amp;algo_expid=8316255e-6bd9-4140-b171-8a451ea8713a-6&amp;algo_pvid=8316255e-6bd9-4140-b171-8a451ea8713a</text:p>
          </table:table-cell>
          <table:table-cell office:value-type="float" office:value="1" table:style-name="ce1">
            <text:p>1</text:p>
          </table:table-cell>
          <table:table-cell office:value-type="float" office:value="5.9142857142857131E-3" table:formula="of:=([.I4]*[.N4])/([.F4]*[.D4])" table:style-name="ce1">
            <text:p>0.005914286</text:p>
          </table:table-cell>
          <table:table-cell office:value-type="string" table:style-name="ce1">
            <text:p>y</text:p>
          </table:table-cell>
          <table:table-cell office:value-type="float" office:value="5.9142857142857131E-3" table:formula="of:=IF([.P4]=&quot;y&quot;;[.O4];0)" table:style-name="ce1">
            <text:p>0.00591428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9V Battery Snap</text:p>
          </table:table-cell>
          <table:table-cell office:value-type="float" office:value="10" table:style-name="ce1">
            <text:p>10</text:p>
          </table:table-cell>
          <table:table-cell office:value-type="float" office:value="1.19" table:style-name="ce1">
            <text:p>1.19</text:p>
          </table:table-cell>
          <table:table-cell office:value-type="float" office:value="1" table:style-name="ce1">
            <text:p>1</text:p>
          </table:table-cell>
          <table:table-cell office:value-type="float" office:value="1.19" table:style-name="ce1">
            <text:p>1.19</text:p>
          </table:table-cell>
          <table:table-cell office:value-type="string" table:style-name="ce1">
            <text:p>USD</text:p>
          </table:table-cell>
          <table:table-cell office:value-type="float" office:value="1.6421999999999999" table:style-name="ce1">
            <text:p>1.642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https://www.aliexpress.com/item/Fast-shipping-UNO-R3-9V-Battery-Connector-9V-battery-clip-for-arduino-12pcs-lot-in-stock/1954763219.html?spm=2114.01010208.3.1.EedDHa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,searchweb201603_50,ppcSwitch_4&amp;btsid=8e904185-6e84-42e6-b2e3-4c1c951dda29&amp;algo_expid=1ce3b53a-b6bb-4b51-99be-2a97119d63bb-0&amp;algo_pvid=1ce3b53a-b6bb-4b51-99be-2a97119d63bb</text:p>
          </table:table-cell>
          <table:table-cell office:value-type="float" office:value="1" table:style-name="ce1">
            <text:p>1</text:p>
          </table:table-cell>
          <table:table-cell office:value-type="float" office:value="0.16421999999999998" table:formula="of:=([.I5]*[.N5])/([.F5]*[.D5])" table:style-name="ce1">
            <text:p>0.16422</text:p>
          </table:table-cell>
          <table:table-cell office:value-type="string" table:style-name="ce1">
            <text:p>n</text:p>
          </table:table-cell>
          <table:table-cell office:value-type="float" office:value="0" table:formula="of:=IF([.P5]=&quot;y&quot;;[.O5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Breadboard 400 point</text:p>
          </table:table-cell>
          <table:table-cell office:value-type="float" office:value="10" table:style-name="ce1">
            <text:p>10</text:p>
          </table:table-cell>
          <table:table-cell office:value-type="float" office:value="10.8" table:style-name="ce1">
            <text:p>10.8</text:p>
          </table:table-cell>
          <table:table-cell office:value-type="float" office:value="1" table:style-name="ce1">
            <text:p>1</text:p>
          </table:table-cell>
          <table:table-cell office:value-type="float" office:value="10.8" table:style-name="ce1">
            <text:p>10.8</text:p>
          </table:table-cell>
          <table:table-cell office:value-type="string" table:style-name="ce1">
            <text:p>USD</text:p>
          </table:table-cell>
          <table:table-cell office:value-type="float" office:value="14.904" table:style-name="ce1">
            <text:p>14.904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https://www.aliexpress.com/item/Free-Shipping-10pc-Quality-mini-bread-board-breadboard-8-5CM-x-5-5CM-400-holes/1785291644.html?spm=2114.01010208.3.129.v6wyGQ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,searchweb201603_50,ppcSwitch_4&amp;btsid=6cedbe6d-dc4c-47ed-b942-d4fef5789d54&amp;algo_expid=ca53d8d6-1460-4def-9635-9a5d78155ba8-16&amp;algo_pvid=ca53d8d6-1460-4def-9635-9a5d78155ba8</text:p>
          </table:table-cell>
          <table:table-cell office:value-type="float" office:value="1" table:style-name="ce1">
            <text:p>1</text:p>
          </table:table-cell>
          <table:table-cell office:value-type="float" office:value="1.4903999999999999" table:formula="of:=([.I6]*[.N6])/([.F6]*[.D6])" table:style-name="ce1">
            <text:p>1.4904</text:p>
          </table:table-cell>
          <table:table-cell office:value-type="string" table:style-name="ce1">
            <text:p>n</text:p>
          </table:table-cell>
          <table:table-cell office:value-type="float" office:value="0" table:formula="of:=IF([.P6]=&quot;y&quot;;[.O6];0)" table:style-name="ce1">
            <text:p>0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string" table:style-name="ce1">
            <text:p>AliExpress</text:p>
          </table:table-cell>
          <table:table-cell office:value-type="string" table:style-name="ce1">
            <text:p>Breadboard Power Supply</text:p>
          </table:table-cell>
          <table:table-cell office:value-type="float" office:value="10" table:style-name="ce1">
            <text:p>10</text:p>
          </table:table-cell>
          <table:table-cell office:value-type="float" office:value="5.43" table:style-name="ce1">
            <text:p>5.43</text:p>
          </table:table-cell>
          <table:table-cell office:value-type="float" office:value="1" table:style-name="ce1">
            <text:p>1</text:p>
          </table:table-cell>
          <table:table-cell office:value-type="float" office:value="5.43" table:style-name="ce1">
            <text:p>5.43</text:p>
          </table:table-cell>
          <table:table-cell office:value-type="string" table:style-name="ce1">
            <text:p>USD</text:p>
          </table:table-cell>
          <table:table-cell office:value-type="float" office:value="7.4933999999999994" table:style-name="ce1">
            <text:p>7.4934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https://www.aliexpress.com/item/Best-price-10pcs-lot-MB102-Solderless-Breadboard-Power-Supply-Module-3-3V-or-5V/32505402973.html?spm=2114.01010208.3.121.o1lolF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,searchweb201603_50,ppcSwitch_4&amp;btsid=ca59b36d-000d-43df-a83a-96852d809e96&amp;algo_expid=f30d4306-9a10-4859-bd80-cc4729779eb5-15&amp;algo_pvid=f30d4306-9a10-4859-bd80-cc4729779eb5</text:p>
          </table:table-cell>
          <table:table-cell office:value-type="float" office:value="1" table:style-name="ce1">
            <text:p>1</text:p>
          </table:table-cell>
          <table:table-cell office:value-type="float" office:value="0.7493399999999999" table:formula="of:=([.I7]*[.N7])/([.F7]*[.D7])" table:style-name="ce1">
            <text:p>0.74934</text:p>
          </table:table-cell>
          <table:table-cell office:value-type="string" table:style-name="ce1">
            <text:p>n</text:p>
          </table:table-cell>
          <table:table-cell office:value-type="float" office:value="0" table:formula="of:=IF([.P7]=&quot;y&quot;;[.O7];0)" table:style-name="ce1">
            <text:p>0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string" table:style-name="ce1">
            <text:p>AliExpress</text:p>
          </table:table-cell>
          <table:table-cell office:value-type="string" table:style-name="ce1">
            <text:p>9V Ni-Mh 450mAh</text:p>
          </table:table-cell>
          <table:table-cell office:value-type="float" office:value="8" table:style-name="ce1">
            <text:p>8</text:p>
          </table:table-cell>
          <table:table-cell office:value-type="float" office:value="29.99" table:style-name="ce1">
            <text:p>29.99</text:p>
          </table:table-cell>
          <table:table-cell office:value-type="float" office:value="1" table:style-name="ce1">
            <text:p>1</text:p>
          </table:table-cell>
          <table:table-cell office:value-type="float" office:value="29.99" table:style-name="ce1">
            <text:p>29.99</text:p>
          </table:table-cell>
          <table:table-cell office:value-type="string" table:style-name="ce1">
            <text:p>USD</text:p>
          </table:table-cell>
          <table:table-cell office:value-type="float" office:value="41.386199999999995" table:style-name="ce1">
            <text:p>41.386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https://www.aliexpress.com/item/Wholesales-8pcs-lot-ETINESAN-9v-450mAh-Ni-MH-Rechargeable-9-Volt-NiMH-Battery-Batteries-use-Camera/32535390438.html?spm=2114.01010208.3.170.Pujavd&amp;ws_ab_test=searchweb0_0,searchweb201602_3_10152_10065_10151_10130_10068_10139_10136_10137_10060_10155_10062_437_10154_10056_10055_10054_10059_303_100031_10099_10103_10102_10096_10052_10053_10142_10107_10050_10051_5030013_10084_10083_10080_10082_10081_10178_10110_519_10111_10112_10113_10114_10182_10078_10079_10073_10123_10189_142,searchweb201603_50,ppcSwitch_4&amp;btsid=7f174eeb-7335-4d1a-98d0-64862e5cf274&amp;algo_expid=bc27a180-c5a4-4e39-bab4-c0693a22a2e0-21&amp;algo_pvid=bc27a180-c5a4-4e39-bab4-c0693a22a2e0</text:p>
          </table:table-cell>
          <table:table-cell office:value-type="float" office:value="1" table:style-name="ce1">
            <text:p>1</text:p>
          </table:table-cell>
          <table:table-cell office:value-type="float" office:value="5.1732749999999994" table:formula="of:=([.I8]*[.N8])/([.F8]*[.D8])" table:style-name="ce1">
            <text:p>5.173275</text:p>
          </table:table-cell>
          <table:table-cell office:value-type="string" table:style-name="ce1">
            <text:p>n</text:p>
          </table:table-cell>
          <table:table-cell office:value-type="float" office:value="0" table:formula="of:=IF([.P8]=&quot;y&quot;;[.O8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rduino Starter Kit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Jumper cables MM MF FF 10cm</text:p>
          </table:table-cell>
          <table:table-cell office:value-type="float" office:value="120" table:style-name="ce1">
            <text:p>120</text:p>
          </table:table-cell>
          <table:table-cell office:value-type="float" office:value="1.69" table:style-name="ce1">
            <text:p>1.69</text:p>
          </table:table-cell>
          <table:table-cell office:value-type="float" office:value="5" table:style-name="ce1">
            <text:p>5</text:p>
          </table:table-cell>
          <table:table-cell office:value-type="float" office:value="8.4499999999999993" table:style-name="ce1">
            <text:p>8.45</text:p>
          </table:table-cell>
          <table:table-cell office:value-type="string" table:style-name="ce1">
            <text:p>USD</text:p>
          </table:table-cell>
          <table:table-cell office:value-type="float" office:value="11.660999999999998" table:style-name="ce1">
            <text:p>11.66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https://www.aliexpress.com/item/Free-shipping-Dupont-line-120pcs-10cm-male-to-male-male-to-female-and-female-to-female/32714431608.html?spm=2114.13010308.0.0.FYFaeT</text:p>
          </table:table-cell>
          <table:table-cell office:value-type="float" office:value="4" table:style-name="ce1">
            <text:p>4</text:p>
          </table:table-cell>
          <table:table-cell office:value-type="float" office:value="7.773999999999999E-2" table:formula="of:=([.I9]*[.N9])/([.F9]*[.D9])" table:style-name="ce1">
            <text:p>0.07774</text:p>
          </table:table-cell>
          <table:table-cell office:value-type="string" table:style-name="ce1">
            <text:p>y</text:p>
          </table:table-cell>
          <table:table-cell office:value-type="float" office:value="7.773999999999999E-2" table:formula="of:=IF([.P9]=&quot;y&quot;;[.O9];0)" table:style-name="ce1">
            <text:p>0.07774</text:p>
          </table:table-cell>
          <table:table-cell table:number-columns-repeated="16367"/>
        </table:table-row>
        <table:table-row table:style-name="ro1">
          <table:table-cell table:number-columns-repeated="13" table:style-name="ce1"/>
          <table:table-cell office:value-type="string" table:style-name="ce1">
            <text:p>TOTAL</text:p>
          </table:table-cell>
          <table:table-cell office:value-type="float" office:value="7.7468632857142854" table:formula="of:=SUM([.O2:.O9])" table:style-name="ce1">
            <text:p>7.746863286</text:p>
          </table:table-cell>
          <table:table-cell office:value-type="string" table:style-name="ce1">
            <text:p>EXPENDIBLE</text:p>
          </table:table-cell>
          <table:table-cell office:value-type="float" office:value="0.1696282857142857" table:formula="of:=SUM([.Q2:.Q9])" table:style-name="ce1">
            <text:p>0.169628286</text:p>
          </table:table-cell>
          <table:table-cell table:number-columns-repeated="16367"/>
        </table:table-row>
        <table:table-row table:number-rows-repeated="1048566" table:style-name="ro1">
          <table:table-cell table:number-columns-repeated="16384"/>
        </table:table-row>
      </table:table>
      <table:database-ranges>
        <table:database-range table:target-range-address="All_Parts.B4:All_Parts.N8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arryp</meta:initial-creator>
    <dc:creator>Harryp</dc:creator>
    <meta:creation-date>2017-06-09T00:43:16Z</meta:creation-date>
    <dc:date>2017-10-09T14:23:53Z</dc:date>
    <meta:print-date>2017-10-09T14:23:27Z</meta:print-date>
  </office:meta>
</office:document-meta>
</file>